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9pt"/>
    </style:style>
    <style:style style:name="co2" style:family="table-column">
      <style:table-column-properties fo:break-before="auto" style:column-width="52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Data" table:style-name="ta1">
        <table:shapes>
          <draw:frame draw:z-index="0" draw:style-name="gr1" draw:text-style-name="P1" svg:width="858.25pt" svg:height="402.72pt" svg:x="136.09pt" svg:y="13382.28pt">
            <loext:p draw:notify-on-update-of-ranges="cData.B1:cData.B1000 cData.C1:cData.C1000 cData.B1:cData.B1000 cData.D1:cData.D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198" calcext:value-type="float">
            <text:p>1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193" calcext:value-type="float">
            <text:p>1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1" calcext:value-type="float">
            <text:p>0.0011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161" calcext:value-type="float">
            <text:p>0.00116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282" calcext:value-type="float">
            <text:p>0.00128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456" calcext:value-type="float">
            <text:p>0.00145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499" calcext:value-type="float">
            <text:p>0.00149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542" calcext:value-type="float">
            <text:p>0.00154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606" calcext:value-type="float">
            <text:p>0.00160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671" calcext:value-type="float">
            <text:p>0.00167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736" calcext:value-type="float">
            <text:p>0.0017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757" calcext:value-type="float">
            <text:p>0.00175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801" calcext:value-type="float">
            <text:p>0.00180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823" calcext:value-type="float">
            <text:p>0.00182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1866" calcext:value-type="float">
            <text:p>0.00186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1931" calcext:value-type="float">
            <text:p>0.00193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953" calcext:value-type="float">
            <text:p>0.00195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2038" calcext:value-type="float">
            <text:p>0.002038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2082" calcext:value-type="float">
            <text:p>0.002082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2172" calcext:value-type="float">
            <text:p>0.002172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194" calcext:value-type="float">
            <text:p>0.00219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2238" calcext:value-type="float">
            <text:p>0.002238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2259" calcext:value-type="float">
            <text:p>0.002259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2302" calcext:value-type="float">
            <text:p>0.002302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2324" calcext:value-type="float">
            <text:p>0.002324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346" calcext:value-type="float">
            <text:p>0.002346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2367" calcext:value-type="float">
            <text:p>0.00236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433" calcext:value-type="float">
            <text:p>0.002433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2499" calcext:value-type="float">
            <text:p>0.00249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2521" calcext:value-type="float">
            <text:p>0.002521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2544" calcext:value-type="float">
            <text:p>0.00254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2566" calcext:value-type="float">
            <text:p>0.00256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2587" calcext:value-type="float">
            <text:p>0.00258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2609" calcext:value-type="float">
            <text:p>0.002609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631" calcext:value-type="float">
            <text:p>0.002631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2738" calcext:value-type="float">
            <text:p>0.002738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2782" calcext:value-type="float">
            <text:p>0.002782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2826" calcext:value-type="float">
            <text:p>0.002826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2847" calcext:value-type="float">
            <text:p>0.002847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2869" calcext:value-type="float">
            <text:p>0.002869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2912" calcext:value-type="float">
            <text:p>0.002912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2998" calcext:value-type="float">
            <text:p>0.002998</text:p>
          </table:table-cell>
          <table:table-cell office:value-type="float" office:value="195" calcext:value-type="float">
            <text:p>1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199" calcext:value-type="float">
            <text:p>19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207" calcext:value-type="float">
            <text:p>2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210" calcext:value-type="float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213" calcext:value-type="float">
            <text:p>2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3127" calcext:value-type="float">
            <text:p>0.003127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223" calcext:value-type="float">
            <text:p>22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225" calcext:value-type="float">
            <text:p>2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233" calcext:value-type="float">
            <text:p>23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236" calcext:value-type="float">
            <text:p>0.003236</text:p>
          </table:table-cell>
          <table:table-cell office:value-type="float" office:value="239" calcext:value-type="float">
            <text:p>2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3258" calcext:value-type="float">
            <text:p>0.003258</text:p>
          </table:table-cell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253" calcext:value-type="float">
            <text:p>25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3324" calcext:value-type="float">
            <text:p>0.003324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225" calcext:value-type="float">
            <text:p>2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228" calcext:value-type="float">
            <text:p>22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233" calcext:value-type="float">
            <text:p>2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238" calcext:value-type="float">
            <text:p>2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240" calcext:value-type="float">
            <text:p>24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244" calcext:value-type="float">
            <text:p>2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252" calcext:value-type="float">
            <text:p>2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254" calcext:value-type="float">
            <text:p>2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244" calcext:value-type="float">
            <text:p>2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254" calcext:value-type="float">
            <text:p>2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251" calcext:value-type="float">
            <text:p>25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3649" calcext:value-type="float">
            <text:p>0.003649</text:p>
          </table:table-cell>
          <table:table-cell office:value-type="float" office:value="252" calcext:value-type="float">
            <text:p>25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263" calcext:value-type="float">
            <text:p>2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266" calcext:value-type="float">
            <text:p>2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271" calcext:value-type="float">
            <text:p>2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38" calcext:value-type="float">
            <text:p>0.0038</text:p>
          </table:table-cell>
          <table:table-cell office:value-type="float" office:value="273" calcext:value-type="float">
            <text:p>2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277" calcext:value-type="float">
            <text:p>2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284" calcext:value-type="float">
            <text:p>2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286" calcext:value-type="float">
            <text:p>2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287" calcext:value-type="float">
            <text:p>28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3952" calcext:value-type="float">
            <text:p>0.003952</text:p>
          </table:table-cell>
          <table:table-cell office:value-type="float" office:value="297" calcext:value-type="float">
            <text:p>2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3974" calcext:value-type="float">
            <text:p>0.003974</text:p>
          </table:table-cell>
          <table:table-cell office:value-type="float" office:value="302" calcext:value-type="float">
            <text:p>3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3995" calcext:value-type="float">
            <text:p>0.003995</text:p>
          </table:table-cell>
          <table:table-cell office:value-type="float" office:value="312" calcext:value-type="float">
            <text:p>3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4016" calcext:value-type="float">
            <text:p>0.004016</text:p>
          </table:table-cell>
          <table:table-cell office:value-type="float" office:value="307" calcext:value-type="float">
            <text:p>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4038" calcext:value-type="float">
            <text:p>0.004038</text:p>
          </table:table-cell>
          <table:table-cell office:value-type="float" office:value="311" calcext:value-type="float">
            <text:p>3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317" calcext:value-type="float">
            <text:p>3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318" calcext:value-type="float">
            <text:p>3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4103" calcext:value-type="float">
            <text:p>0.004103</text:p>
          </table:table-cell>
          <table:table-cell office:value-type="float" office:value="319" calcext:value-type="float">
            <text:p>3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322" calcext:value-type="float">
            <text:p>3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4146" calcext:value-type="float">
            <text:p>0.004146</text:p>
          </table:table-cell>
          <table:table-cell office:value-type="float" office:value="325" calcext:value-type="float">
            <text:p>3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4167" calcext:value-type="float">
            <text:p>0.004167</text:p>
          </table:table-cell>
          <table:table-cell office:value-type="float" office:value="328" calcext:value-type="float">
            <text:p>3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4189" calcext:value-type="float">
            <text:p>0.004189</text:p>
          </table:table-cell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4233" calcext:value-type="float">
            <text:p>0.004233</text:p>
          </table:table-cell>
          <table:table-cell office:value-type="float" office:value="336" calcext:value-type="float">
            <text:p>3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4254" calcext:value-type="float">
            <text:p>0.004254</text:p>
          </table:table-cell>
          <table:table-cell office:value-type="float" office:value="338" calcext:value-type="float">
            <text:p>3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4276" calcext:value-type="float">
            <text:p>0.004276</text:p>
          </table:table-cell>
          <table:table-cell office:value-type="float" office:value="340" calcext:value-type="float">
            <text:p>3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4297" calcext:value-type="float">
            <text:p>0.004297</text:p>
          </table:table-cell>
          <table:table-cell office:value-type="float" office:value="343" calcext:value-type="float">
            <text:p>34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4319" calcext:value-type="float">
            <text:p>0.004319</text:p>
          </table:table-cell>
          <table:table-cell office:value-type="float" office:value="349" calcext:value-type="float">
            <text:p>3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4341" calcext:value-type="float">
            <text:p>0.004341</text:p>
          </table:table-cell>
          <table:table-cell office:value-type="float" office:value="351" calcext:value-type="float">
            <text:p>35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4362" calcext:value-type="float">
            <text:p>0.004362</text:p>
          </table:table-cell>
          <table:table-cell office:value-type="float" office:value="351" calcext:value-type="float">
            <text:p>3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4385" calcext:value-type="float">
            <text:p>0.004385</text:p>
          </table:table-cell>
          <table:table-cell office:value-type="float" office:value="368" calcext:value-type="float">
            <text:p>3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4406" calcext:value-type="float">
            <text:p>0.004406</text:p>
          </table:table-cell>
          <table:table-cell office:value-type="float" office:value="354" calcext:value-type="float">
            <text:p>3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4427" calcext:value-type="float">
            <text:p>0.004427</text:p>
          </table:table-cell>
          <table:table-cell office:value-type="float" office:value="372" calcext:value-type="float">
            <text:p>37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4449" calcext:value-type="float">
            <text:p>0.004449</text:p>
          </table:table-cell>
          <table:table-cell office:value-type="float" office:value="375" calcext:value-type="float">
            <text:p>3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360" calcext:value-type="float">
            <text:p>3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4492" calcext:value-type="float">
            <text:p>0.004492</text:p>
          </table:table-cell>
          <table:table-cell office:value-type="float" office:value="378" calcext:value-type="float">
            <text:p>3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4513" calcext:value-type="float">
            <text:p>0.004513</text:p>
          </table:table-cell>
          <table:table-cell office:value-type="float" office:value="366" calcext:value-type="float">
            <text:p>36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4535" calcext:value-type="float">
            <text:p>0.004535</text:p>
          </table:table-cell>
          <table:table-cell office:value-type="float" office:value="383" calcext:value-type="float">
            <text:p>3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367" calcext:value-type="float">
            <text:p>3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4578" calcext:value-type="float">
            <text:p>0.004578</text:p>
          </table:table-cell>
          <table:table-cell office:value-type="float" office:value="377" calcext:value-type="float">
            <text:p>3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46" calcext:value-type="float">
            <text:p>0.0046</text:p>
          </table:table-cell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380" calcext:value-type="float">
            <text:p>3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4643" calcext:value-type="float">
            <text:p>0.004643</text:p>
          </table:table-cell>
          <table:table-cell office:value-type="float" office:value="383" calcext:value-type="float">
            <text:p>38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4665" calcext:value-type="float">
            <text:p>0.004665</text:p>
          </table:table-cell>
          <table:table-cell office:value-type="float" office:value="383" calcext:value-type="float">
            <text:p>3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688" calcext:value-type="float">
            <text:p>0.004688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4709" calcext:value-type="float">
            <text:p>0.004709</text:p>
          </table:table-cell>
          <table:table-cell office:value-type="float" office:value="380" calcext:value-type="float">
            <text:p>3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381" calcext:value-type="float">
            <text:p>38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4752" calcext:value-type="float">
            <text:p>0.004752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382" calcext:value-type="float">
            <text:p>38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4795" calcext:value-type="float">
            <text:p>0.004795</text:p>
          </table:table-cell>
          <table:table-cell office:value-type="float" office:value="382" calcext:value-type="float">
            <text:p>3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4816" calcext:value-type="float">
            <text:p>0.004816</text:p>
          </table:table-cell>
          <table:table-cell office:value-type="float" office:value="383" calcext:value-type="float">
            <text:p>3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4838" calcext:value-type="float">
            <text:p>0.004838</text:p>
          </table:table-cell>
          <table:table-cell office:value-type="float" office:value="383" calcext:value-type="float">
            <text:p>3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4859" calcext:value-type="float">
            <text:p>0.004859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4881" calcext:value-type="float">
            <text:p>0.004881</text:p>
          </table:table-cell>
          <table:table-cell office:value-type="float" office:value="383" calcext:value-type="float">
            <text:p>38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4903" calcext:value-type="float">
            <text:p>0.004903</text:p>
          </table:table-cell>
          <table:table-cell office:value-type="float" office:value="448" calcext:value-type="float">
            <text:p>4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4924" calcext:value-type="float">
            <text:p>0.004924</text:p>
          </table:table-cell>
          <table:table-cell office:value-type="float" office:value="448" calcext:value-type="float">
            <text:p>4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4947" calcext:value-type="float">
            <text:p>0.004947</text:p>
          </table:table-cell>
          <table:table-cell office:value-type="float" office:value="448" calcext:value-type="float">
            <text:p>4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4968" calcext:value-type="float">
            <text:p>0.004968</text:p>
          </table:table-cell>
          <table:table-cell office:value-type="float" office:value="448" calcext:value-type="float">
            <text:p>4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448" calcext:value-type="float">
            <text:p>4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5011" calcext:value-type="float">
            <text:p>0.005011</text:p>
          </table:table-cell>
          <table:table-cell office:value-type="float" office:value="448" calcext:value-type="float">
            <text:p>4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448" calcext:value-type="float">
            <text:p>4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5076" calcext:value-type="float">
            <text:p>0.005076</text:p>
          </table:table-cell>
          <table:table-cell office:value-type="float" office:value="448" calcext:value-type="float">
            <text:p>4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5097" calcext:value-type="float">
            <text:p>0.005097</text:p>
          </table:table-cell>
          <table:table-cell office:value-type="float" office:value="383" calcext:value-type="float">
            <text:p>38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5118" calcext:value-type="float">
            <text:p>0.005118</text:p>
          </table:table-cell>
          <table:table-cell office:value-type="float" office:value="383" calcext:value-type="float">
            <text:p>3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383" calcext:value-type="float">
            <text:p>3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5162" calcext:value-type="float">
            <text:p>0.005162</text:p>
          </table:table-cell>
          <table:table-cell office:value-type="float" office:value="383" calcext:value-type="float">
            <text:p>3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5184" calcext:value-type="float">
            <text:p>0.005184</text:p>
          </table:table-cell>
          <table:table-cell office:value-type="float" office:value="383" calcext:value-type="float">
            <text:p>3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5205" calcext:value-type="float">
            <text:p>0.005205</text:p>
          </table:table-cell>
          <table:table-cell office:value-type="float" office:value="383" calcext:value-type="float">
            <text:p>38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5226" calcext:value-type="float">
            <text:p>0.005226</text:p>
          </table:table-cell>
          <table:table-cell office:value-type="float" office:value="382" calcext:value-type="float">
            <text:p>3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5248" calcext:value-type="float">
            <text:p>0.005248</text:p>
          </table:table-cell>
          <table:table-cell office:value-type="float" office:value="383" calcext:value-type="float">
            <text:p>3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5269" calcext:value-type="float">
            <text:p>0.005269</text:p>
          </table:table-cell>
          <table:table-cell office:value-type="float" office:value="382" calcext:value-type="float">
            <text:p>3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5292" calcext:value-type="float">
            <text:p>0.005292</text:p>
          </table:table-cell>
          <table:table-cell office:value-type="float" office:value="381" calcext:value-type="float">
            <text:p>3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380" calcext:value-type="float">
            <text:p>3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5336" calcext:value-type="float">
            <text:p>0.005336</text:p>
          </table:table-cell>
          <table:table-cell office:value-type="float" office:value="383" calcext:value-type="float">
            <text:p>3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5358" calcext:value-type="float">
            <text:p>0.005358</text:p>
          </table:table-cell>
          <table:table-cell office:value-type="float" office:value="381" calcext:value-type="float">
            <text:p>3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380" calcext:value-type="float">
            <text:p>3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379" calcext:value-type="float">
            <text:p>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5423" calcext:value-type="float">
            <text:p>0.005423</text:p>
          </table:table-cell>
          <table:table-cell office:value-type="float" office:value="377" calcext:value-type="float">
            <text:p>37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376" calcext:value-type="float">
            <text:p>3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5467" calcext:value-type="float">
            <text:p>0.005467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367" calcext:value-type="float">
            <text:p>3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5511" calcext:value-type="float">
            <text:p>0.005511</text:p>
          </table:table-cell>
          <table:table-cell office:value-type="float" office:value="378" calcext:value-type="float">
            <text:p>3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376" calcext:value-type="float">
            <text:p>3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5554" calcext:value-type="float">
            <text:p>0.005554</text:p>
          </table:table-cell>
          <table:table-cell office:value-type="float" office:value="375" calcext:value-type="float">
            <text:p>3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5575" calcext:value-type="float">
            <text:p>0.005575</text:p>
          </table:table-cell>
          <table:table-cell office:value-type="float" office:value="372" calcext:value-type="float">
            <text:p>3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5597" calcext:value-type="float">
            <text:p>0.005597</text:p>
          </table:table-cell>
          <table:table-cell office:value-type="float" office:value="370" calcext:value-type="float">
            <text:p>3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5619" calcext:value-type="float">
            <text:p>0.005619</text:p>
          </table:table-cell>
          <table:table-cell office:value-type="float" office:value="368" calcext:value-type="float">
            <text:p>36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5642" calcext:value-type="float">
            <text:p>0.005642</text:p>
          </table:table-cell>
          <table:table-cell office:value-type="float" office:value="351" calcext:value-type="float">
            <text:p>35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351" calcext:value-type="float">
            <text:p>35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5685" calcext:value-type="float">
            <text:p>0.005685</text:p>
          </table:table-cell>
          <table:table-cell office:value-type="float" office:value="349" calcext:value-type="float">
            <text:p>34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5706" calcext:value-type="float">
            <text:p>0.005706</text:p>
          </table:table-cell>
          <table:table-cell office:value-type="float" office:value="343" calcext:value-type="float">
            <text:p>34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5728" calcext:value-type="float">
            <text:p>0.005728</text:p>
          </table:table-cell>
          <table:table-cell office:value-type="float" office:value="340" calcext:value-type="float">
            <text:p>3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749" calcext:value-type="float">
            <text:p>0.005749</text:p>
          </table:table-cell>
          <table:table-cell office:value-type="float" office:value="338" calcext:value-type="float">
            <text:p>33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5771" calcext:value-type="float">
            <text:p>0.005771</text:p>
          </table:table-cell>
          <table:table-cell office:value-type="float" office:value="336" calcext:value-type="float">
            <text:p>33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5792" calcext:value-type="float">
            <text:p>0.005792</text:p>
          </table:table-cell>
          <table:table-cell office:value-type="float" office:value="335" calcext:value-type="float">
            <text:p>3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5814" calcext:value-type="float">
            <text:p>0.005814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5835" calcext:value-type="float">
            <text:p>0.005835</text:p>
          </table:table-cell>
          <table:table-cell office:value-type="float" office:value="328" calcext:value-type="float">
            <text:p>32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325" calcext:value-type="float">
            <text:p>32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5878" calcext:value-type="float">
            <text:p>0.005878</text:p>
          </table:table-cell>
          <table:table-cell office:value-type="float" office:value="322" calcext:value-type="float">
            <text:p>3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319" calcext:value-type="float">
            <text:p>3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5921" calcext:value-type="float">
            <text:p>0.005921</text:p>
          </table:table-cell>
          <table:table-cell office:value-type="float" office:value="318" calcext:value-type="float">
            <text:p>3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5943" calcext:value-type="float">
            <text:p>0.005943</text:p>
          </table:table-cell>
          <table:table-cell office:value-type="float" office:value="317" calcext:value-type="float">
            <text:p>31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5965" calcext:value-type="float">
            <text:p>0.005965</text:p>
          </table:table-cell>
          <table:table-cell office:value-type="float" office:value="319" calcext:value-type="float">
            <text:p>3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5986" calcext:value-type="float">
            <text:p>0.005986</text:p>
          </table:table-cell>
          <table:table-cell office:value-type="float" office:value="315" calcext:value-type="float">
            <text:p>3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6008" calcext:value-type="float">
            <text:p>0.006008</text:p>
          </table:table-cell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302" calcext:value-type="float">
            <text:p>30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6051" calcext:value-type="float">
            <text:p>0.006051</text:p>
          </table:table-cell>
          <table:table-cell office:value-type="float" office:value="297" calcext:value-type="float">
            <text:p>29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6073" calcext:value-type="float">
            <text:p>0.006073</text:p>
          </table:table-cell>
          <table:table-cell office:value-type="float" office:value="295" calcext:value-type="float">
            <text:p>2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6095" calcext:value-type="float">
            <text:p>0.006095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6116" calcext:value-type="float">
            <text:p>0.006116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6138" calcext:value-type="float">
            <text:p>0.006138</text:p>
          </table:table-cell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6159" calcext:value-type="float">
            <text:p>0.006159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6202" calcext:value-type="float">
            <text:p>0.006202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6223" calcext:value-type="float">
            <text:p>0.006223</text:p>
          </table:table-cell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6245" calcext:value-type="float">
            <text:p>0.006245</text:p>
          </table:table-cell>
          <table:table-cell office:value-type="float" office:value="266" calcext:value-type="float">
            <text:p>2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6266" calcext:value-type="float">
            <text:p>0.006266</text:p>
          </table:table-cell>
          <table:table-cell office:value-type="float" office:value="263" calcext:value-type="float">
            <text:p>2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6287" calcext:value-type="float">
            <text:p>0.00628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6309" calcext:value-type="float">
            <text:p>0.006309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254" calcext:value-type="float">
            <text:p>25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6353" calcext:value-type="float">
            <text:p>0.006353</text:p>
          </table:table-cell>
          <table:table-cell office:value-type="float" office:value="252" calcext:value-type="float">
            <text:p>25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6374" calcext:value-type="float">
            <text:p>0.006374</text:p>
          </table:table-cell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6395" calcext:value-type="float">
            <text:p>0.006395</text:p>
          </table:table-cell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6417" calcext:value-type="float">
            <text:p>0.006417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6439" calcext:value-type="float">
            <text:p>0.006439</text:p>
          </table:table-cell>
          <table:table-cell office:value-type="float" office:value="248" calcext:value-type="float">
            <text:p>24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6481" calcext:value-type="float">
            <text:p>0.006481</text:p>
          </table:table-cell>
          <table:table-cell office:value-type="float" office:value="240" calcext:value-type="float">
            <text:p>24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6503" calcext:value-type="float">
            <text:p>0.006503</text:p>
          </table:table-cell>
          <table:table-cell office:value-type="float" office:value="254" calcext:value-type="float">
            <text:p>25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6524" calcext:value-type="float">
            <text:p>0.006524</text:p>
          </table:table-cell>
          <table:table-cell office:value-type="float" office:value="253" calcext:value-type="float">
            <text:p>25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6547" calcext:value-type="float">
            <text:p>0.006547</text:p>
          </table:table-cell>
          <table:table-cell office:value-type="float" office:value="244" calcext:value-type="float">
            <text:p>24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6568" calcext:value-type="float">
            <text:p>0.006568</text:p>
          </table:table-cell>
          <table:table-cell office:value-type="float" office:value="240" calcext:value-type="float">
            <text:p>24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239" calcext:value-type="float">
            <text:p>23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233" calcext:value-type="float">
            <text:p>23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6632" calcext:value-type="float">
            <text:p>0.006632</text:p>
          </table:table-cell>
          <table:table-cell office:value-type="float" office:value="229" calcext:value-type="float">
            <text:p>22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6654" calcext:value-type="float">
            <text:p>0.006654</text:p>
          </table:table-cell>
          <table:table-cell office:value-type="float" office:value="225" calcext:value-type="float">
            <text:p>225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6676" calcext:value-type="float">
            <text:p>0.006676</text:p>
          </table:table-cell>
          <table:table-cell office:value-type="float" office:value="255" calcext:value-type="float">
            <text:p>25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6698" calcext:value-type="float">
            <text:p>0.006698</text:p>
          </table:table-cell>
          <table:table-cell office:value-type="float" office:value="254" calcext:value-type="float">
            <text:p>25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6721" calcext:value-type="float">
            <text:p>0.006721</text:p>
          </table:table-cell>
          <table:table-cell office:value-type="float" office:value="255" calcext:value-type="float">
            <text:p>25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6742" calcext:value-type="float">
            <text:p>0.006742</text:p>
          </table:table-cell>
          <table:table-cell office:value-type="float" office:value="249" calcext:value-type="float">
            <text:p>24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6763" calcext:value-type="float">
            <text:p>0.006763</text:p>
          </table:table-cell>
          <table:table-cell office:value-type="float" office:value="239" calcext:value-type="float">
            <text:p>23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6785" calcext:value-type="float">
            <text:p>0.006785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6806" calcext:value-type="float">
            <text:p>0.006806</text:p>
          </table:table-cell>
          <table:table-cell office:value-type="float" office:value="229" calcext:value-type="float">
            <text:p>22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6828" calcext:value-type="float">
            <text:p>0.006828</text:p>
          </table:table-cell>
          <table:table-cell office:value-type="float" office:value="226" calcext:value-type="float">
            <text:p>22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6849" calcext:value-type="float">
            <text:p>0.00684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222" calcext:value-type="float">
            <text:p>22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6892" calcext:value-type="float">
            <text:p>0.006892</text:p>
          </table:table-cell>
          <table:table-cell office:value-type="float" office:value="215" calcext:value-type="float">
            <text:p>21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6914" calcext:value-type="float">
            <text:p>0.00691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6935" calcext:value-type="float">
            <text:p>0.006935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6956" calcext:value-type="float">
            <text:p>0.006956</text:p>
          </table:table-cell>
          <table:table-cell office:value-type="float" office:value="203" calcext:value-type="float">
            <text:p>20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6978" calcext:value-type="float">
            <text:p>0.006978</text:p>
          </table:table-cell>
          <table:table-cell office:value-type="float" office:value="199" calcext:value-type="float">
            <text:p>19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7" calcext:value-type="float">
            <text:p>0.007</text:p>
          </table:table-cell>
          <table:table-cell office:value-type="float" office:value="195" calcext:value-type="float">
            <text:p>1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7021" calcext:value-type="float">
            <text:p>0.007021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7064" calcext:value-type="float">
            <text:p>0.007064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7086" calcext:value-type="float">
            <text:p>0.007086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7173" calcext:value-type="float">
            <text:p>0.007173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7216" calcext:value-type="float">
            <text:p>0.007216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7259" calcext:value-type="float">
            <text:p>0.007259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7281" calcext:value-type="float">
            <text:p>0.007281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7346" calcext:value-type="float">
            <text:p>0.00734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7368" calcext:value-type="float">
            <text:p>0.007368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7389" calcext:value-type="float">
            <text:p>0.007389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7434" calcext:value-type="float">
            <text:p>0.007434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7455" calcext:value-type="float">
            <text:p>0.007455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7477" calcext:value-type="float">
            <text:p>0.007477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47" calcext:value-type="float">
            <text:p>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7585" calcext:value-type="float">
            <text:p>0.007585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7607" calcext:value-type="float">
            <text:p>0.007607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7714" calcext:value-type="float">
            <text:p>0.007714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7736" calcext:value-type="float">
            <text:p>0.00773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7802" calcext:value-type="float">
            <text:p>0.00780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7823" calcext:value-type="float">
            <text:p>0.00782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7888" calcext:value-type="float">
            <text:p>0.00788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7954" calcext:value-type="float">
            <text:p>0.00795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7996" calcext:value-type="float">
            <text:p>0.007996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8018" calcext:value-type="float">
            <text:p>0.0080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8039" calcext:value-type="float">
            <text:p>0.00803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8082" calcext:value-type="float">
            <text:p>0.008082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8103" calcext:value-type="float">
            <text:p>0.00810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8147" calcext:value-type="float">
            <text:p>0.00814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8169" calcext:value-type="float">
            <text:p>0.00816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8211" calcext:value-type="float">
            <text:p>0.00821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8233" calcext:value-type="float">
            <text:p>0.00823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8255" calcext:value-type="float">
            <text:p>0.00825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8276" calcext:value-type="float">
            <text:p>0.00827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8298" calcext:value-type="float">
            <text:p>0.00829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8319" calcext:value-type="float">
            <text:p>0.00831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8384" calcext:value-type="float">
            <text:p>0.0083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8406" calcext:value-type="float">
            <text:p>0.0084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8427" calcext:value-type="float">
            <text:p>0.00842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8449" calcext:value-type="float">
            <text:p>0.00844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8492" calcext:value-type="float">
            <text:p>0.00849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8513" calcext:value-type="float">
            <text:p>0.00851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8536" calcext:value-type="float">
            <text:p>0.00853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8558" calcext:value-type="float">
            <text:p>0.00855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8579" calcext:value-type="float">
            <text:p>0.00857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8601" calcext:value-type="float">
            <text:p>0.00860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8622" calcext:value-type="float">
            <text:p>0.00862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8644" calcext:value-type="float">
            <text:p>0.008644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8666" calcext:value-type="float">
            <text:p>0.008666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8709" calcext:value-type="float">
            <text:p>0.008709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8751" calcext:value-type="float">
            <text:p>0.008751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8773" calcext:value-type="float">
            <text:p>0.008773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8839" calcext:value-type="float">
            <text:p>0.008839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8863" calcext:value-type="float">
            <text:p>0.008863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8886" calcext:value-type="float">
            <text:p>0.00888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8907" calcext:value-type="float">
            <text:p>0.00890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8929" calcext:value-type="float">
            <text:p>0.008929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8972" calcext:value-type="float">
            <text:p>0.008972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8993" calcext:value-type="float">
            <text:p>0.008993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9014" calcext:value-type="float">
            <text:p>0.009014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9036" calcext:value-type="float">
            <text:p>0.009036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9058" calcext:value-type="float">
            <text:p>0.009058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9079" calcext:value-type="float">
            <text:p>0.009079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91" calcext:value-type="float">
            <text:p>0.009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9122" calcext:value-type="float">
            <text:p>0.009122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9143" calcext:value-type="float">
            <text:p>0.009143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9164" calcext:value-type="float">
            <text:p>0.00916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9186" calcext:value-type="float">
            <text:p>0.00918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9208" calcext:value-type="float">
            <text:p>0.00920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9231" calcext:value-type="float">
            <text:p>0.00923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9274" calcext:value-type="float">
            <text:p>0.00927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9295" calcext:value-type="float">
            <text:p>0.00929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9317" calcext:value-type="float">
            <text:p>0.00931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9339" calcext:value-type="float">
            <text:p>0.00933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9381" calcext:value-type="float">
            <text:p>0.009381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9402" calcext:value-type="float">
            <text:p>0.009402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9424" calcext:value-type="float">
            <text:p>0.009424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9445" calcext:value-type="float">
            <text:p>0.00944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9466" calcext:value-type="float">
            <text:p>0.009466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9489" calcext:value-type="float">
            <text:p>0.009489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9532" calcext:value-type="float">
            <text:p>0.009532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9553" calcext:value-type="float">
            <text:p>0.009553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9575" calcext:value-type="float">
            <text:p>0.009575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9596" calcext:value-type="float">
            <text:p>0.009596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9618" calcext:value-type="float">
            <text:p>0.009618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9639" calcext:value-type="float">
            <text:p>0.009639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9661" calcext:value-type="float">
            <text:p>0.009661</text:p>
          </table:table-cell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9683" calcext:value-type="float">
            <text:p>0.009683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9704" calcext:value-type="float">
            <text:p>0.009704</text:p>
          </table:table-cell>
          <table:table-cell office:value-type="float" office:value="196" calcext:value-type="float">
            <text:p>19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9725" calcext:value-type="float">
            <text:p>0.009725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9747" calcext:value-type="float">
            <text:p>0.009747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9768" calcext:value-type="float">
            <text:p>0.009768</text:p>
          </table:table-cell>
          <table:table-cell office:value-type="float" office:value="207" calcext:value-type="float">
            <text:p>2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211" calcext:value-type="float">
            <text:p>21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9811" calcext:value-type="float">
            <text:p>0.009811</text:p>
          </table:table-cell>
          <table:table-cell office:value-type="float" office:value="215" calcext:value-type="float">
            <text:p>21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9833" calcext:value-type="float">
            <text:p>0.009833</text:p>
          </table:table-cell>
          <table:table-cell office:value-type="float" office:value="222" calcext:value-type="float">
            <text:p>2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9854" calcext:value-type="float">
            <text:p>0.009854</text:p>
          </table:table-cell>
          <table:table-cell office:value-type="float" office:value="223" calcext:value-type="float">
            <text:p>22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9875" calcext:value-type="float">
            <text:p>0.009875</text:p>
          </table:table-cell>
          <table:table-cell office:value-type="float" office:value="226" calcext:value-type="float">
            <text:p>2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9897" calcext:value-type="float">
            <text:p>0.009897</text:p>
          </table:table-cell>
          <table:table-cell office:value-type="float" office:value="231" calcext:value-type="float">
            <text:p>23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9919" calcext:value-type="float">
            <text:p>0.009919</text:p>
          </table:table-cell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239" calcext:value-type="float">
            <text:p>2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9963" calcext:value-type="float">
            <text:p>0.009963</text:p>
          </table:table-cell>
          <table:table-cell office:value-type="float" office:value="251" calcext:value-type="float">
            <text:p>25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9984" calcext:value-type="float">
            <text:p>0.009984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10006" calcext:value-type="float">
            <text:p>0.010006</text:p>
          </table:table-cell>
          <table:table-cell office:value-type="float" office:value="254" calcext:value-type="float">
            <text:p>25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10028" calcext:value-type="float">
            <text:p>0.010028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10049" calcext:value-type="float">
            <text:p>0.010049</text:p>
          </table:table-cell>
          <table:table-cell office:value-type="float" office:value="225" calcext:value-type="float">
            <text:p>2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10071" calcext:value-type="float">
            <text:p>0.010071</text:p>
          </table:table-cell>
          <table:table-cell office:value-type="float" office:value="229" calcext:value-type="float">
            <text:p>22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10092" calcext:value-type="float">
            <text:p>0.010092</text:p>
          </table:table-cell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10114" calcext:value-type="float">
            <text:p>0.010114</text:p>
          </table:table-cell>
          <table:table-cell office:value-type="float" office:value="239" calcext:value-type="float">
            <text:p>2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10136" calcext:value-type="float">
            <text:p>0.010136</text:p>
          </table:table-cell>
          <table:table-cell office:value-type="float" office:value="242" calcext:value-type="float">
            <text:p>24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10157" calcext:value-type="float">
            <text:p>0.010157</text:p>
          </table:table-cell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10179" calcext:value-type="float">
            <text:p>0.010179</text:p>
          </table:table-cell>
          <table:table-cell office:value-type="float" office:value="253" calcext:value-type="float">
            <text:p>2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102" calcext:value-type="float">
            <text:p>0.0102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10221" calcext:value-type="float">
            <text:p>0.010221</text:p>
          </table:table-cell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10242" calcext:value-type="float">
            <text:p>0.010242</text:p>
          </table:table-cell>
          <table:table-cell office:value-type="float" office:value="245" calcext:value-type="float">
            <text:p>24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10264" calcext:value-type="float">
            <text:p>0.010264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10286" calcext:value-type="float">
            <text:p>0.010286</text:p>
          </table:table-cell>
          <table:table-cell office:value-type="float" office:value="254" calcext:value-type="float">
            <text:p>2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10308" calcext:value-type="float">
            <text:p>0.010308</text:p>
          </table:table-cell>
          <table:table-cell office:value-type="float" office:value="248" calcext:value-type="float">
            <text:p>2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10329" calcext:value-type="float">
            <text:p>0.010329</text:p>
          </table:table-cell>
          <table:table-cell office:value-type="float" office:value="252" calcext:value-type="float">
            <text:p>2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252" calcext:value-type="float">
            <text:p>25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10372" calcext:value-type="float">
            <text:p>0.010372</text:p>
          </table:table-cell>
          <table:table-cell office:value-type="float" office:value="254" calcext:value-type="float">
            <text:p>2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10394" calcext:value-type="float">
            <text:p>0.010394</text:p>
          </table:table-cell>
          <table:table-cell office:value-type="float" office:value="256" calcext:value-type="float">
            <text:p>25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10415" calcext:value-type="float">
            <text:p>0.010415</text:p>
          </table:table-cell>
          <table:table-cell office:value-type="float" office:value="259" calcext:value-type="float">
            <text:p>25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10436" calcext:value-type="float">
            <text:p>0.010436</text:p>
          </table:table-cell>
          <table:table-cell office:value-type="float" office:value="263" calcext:value-type="float">
            <text:p>2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10458" calcext:value-type="float">
            <text:p>0.010458</text:p>
          </table:table-cell>
          <table:table-cell office:value-type="float" office:value="266" calcext:value-type="float">
            <text:p>2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10479" calcext:value-type="float">
            <text:p>0.010479</text:p>
          </table:table-cell>
          <table:table-cell office:value-type="float" office:value="271" calcext:value-type="float">
            <text:p>2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105" calcext:value-type="float">
            <text:p>0.0105</text:p>
          </table:table-cell>
          <table:table-cell office:value-type="float" office:value="274" calcext:value-type="float">
            <text:p>2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10521" calcext:value-type="float">
            <text:p>0.010521</text:p>
          </table:table-cell>
          <table:table-cell office:value-type="float" office:value="277" calcext:value-type="float">
            <text:p>2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10543" calcext:value-type="float">
            <text:p>0.010543</text:p>
          </table:table-cell>
          <table:table-cell office:value-type="float" office:value="285" calcext:value-type="float">
            <text:p>28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10565" calcext:value-type="float">
            <text:p>0.010565</text:p>
          </table:table-cell>
          <table:table-cell office:value-type="float" office:value="286" calcext:value-type="float">
            <text:p>2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10587" calcext:value-type="float">
            <text:p>0.010587</text:p>
          </table:table-cell>
          <table:table-cell office:value-type="float" office:value="287" calcext:value-type="float">
            <text:p>28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10608" calcext:value-type="float">
            <text:p>0.010608</text:p>
          </table:table-cell>
          <table:table-cell office:value-type="float" office:value="291" calcext:value-type="float">
            <text:p>29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10631" calcext:value-type="float">
            <text:p>0.010631</text:p>
          </table:table-cell>
          <table:table-cell office:value-type="float" office:value="295" calcext:value-type="float">
            <text:p>29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10652" calcext:value-type="float">
            <text:p>0.010652</text:p>
          </table:table-cell>
          <table:table-cell office:value-type="float" office:value="298" calcext:value-type="float">
            <text:p>2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10673" calcext:value-type="float">
            <text:p>0.010673</text:p>
          </table:table-cell>
          <table:table-cell office:value-type="float" office:value="302" calcext:value-type="float">
            <text:p>30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10695" calcext:value-type="float">
            <text:p>0.010695</text:p>
          </table:table-cell>
          <table:table-cell office:value-type="float" office:value="312" calcext:value-type="float">
            <text:p>3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10717" calcext:value-type="float">
            <text:p>0.010717</text:p>
          </table:table-cell>
          <table:table-cell office:value-type="float" office:value="315" calcext:value-type="float">
            <text:p>3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10738" calcext:value-type="float">
            <text:p>0.010738</text:p>
          </table:table-cell>
          <table:table-cell office:value-type="float" office:value="311" calcext:value-type="float">
            <text:p>3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10759" calcext:value-type="float">
            <text:p>0.010759</text:p>
          </table:table-cell>
          <table:table-cell office:value-type="float" office:value="317" calcext:value-type="float">
            <text:p>3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10781" calcext:value-type="float">
            <text:p>0.010781</text:p>
          </table:table-cell>
          <table:table-cell office:value-type="float" office:value="319" calcext:value-type="float">
            <text:p>3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10802" calcext:value-type="float">
            <text:p>0.010802</text:p>
          </table:table-cell>
          <table:table-cell office:value-type="float" office:value="319" calcext:value-type="float">
            <text:p>3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10823" calcext:value-type="float">
            <text:p>0.010823</text:p>
          </table:table-cell>
          <table:table-cell office:value-type="float" office:value="322" calcext:value-type="float">
            <text:p>32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10844" calcext:value-type="float">
            <text:p>0.010844</text:p>
          </table:table-cell>
          <table:table-cell office:value-type="float" office:value="325" calcext:value-type="float">
            <text:p>3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10866" calcext:value-type="float">
            <text:p>0.010866</text:p>
          </table:table-cell>
          <table:table-cell office:value-type="float" office:value="328" calcext:value-type="float">
            <text:p>3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331" calcext:value-type="float">
            <text:p>3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10908" calcext:value-type="float">
            <text:p>0.010908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336" calcext:value-type="float">
            <text:p>3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10951" calcext:value-type="float">
            <text:p>0.010951</text:p>
          </table:table-cell>
          <table:table-cell office:value-type="float" office:value="338" calcext:value-type="float">
            <text:p>3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10973" calcext:value-type="float">
            <text:p>0.010973</text:p>
          </table:table-cell>
          <table:table-cell office:value-type="float" office:value="340" calcext:value-type="float">
            <text:p>3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10994" calcext:value-type="float">
            <text:p>0.010994</text:p>
          </table:table-cell>
          <table:table-cell office:value-type="float" office:value="343" calcext:value-type="float">
            <text:p>34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11015" calcext:value-type="float">
            <text:p>0.011015</text:p>
          </table:table-cell>
          <table:table-cell office:value-type="float" office:value="349" calcext:value-type="float">
            <text:p>3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11036" calcext:value-type="float">
            <text:p>0.011036</text:p>
          </table:table-cell>
          <table:table-cell office:value-type="float" office:value="350" calcext:value-type="float">
            <text:p>3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11058" calcext:value-type="float">
            <text:p>0.011058</text:p>
          </table:table-cell>
          <table:table-cell office:value-type="float" office:value="351" calcext:value-type="float">
            <text:p>3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11079" calcext:value-type="float">
            <text:p>0.011079</text:p>
          </table:table-cell>
          <table:table-cell office:value-type="float" office:value="368" calcext:value-type="float">
            <text:p>3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11101" calcext:value-type="float">
            <text:p>0.011101</text:p>
          </table:table-cell>
          <table:table-cell office:value-type="float" office:value="370" calcext:value-type="float">
            <text:p>3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11123" calcext:value-type="float">
            <text:p>0.011123</text:p>
          </table:table-cell>
          <table:table-cell office:value-type="float" office:value="372" calcext:value-type="float">
            <text:p>37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1144" calcext:value-type="float">
            <text:p>0.011144</text:p>
          </table:table-cell>
          <table:table-cell office:value-type="float" office:value="375" calcext:value-type="float">
            <text:p>3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1165" calcext:value-type="float">
            <text:p>0.011165</text:p>
          </table:table-cell>
          <table:table-cell office:value-type="float" office:value="377" calcext:value-type="float">
            <text:p>37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1187" calcext:value-type="float">
            <text:p>0.011187</text:p>
          </table:table-cell>
          <table:table-cell office:value-type="float" office:value="378" calcext:value-type="float">
            <text:p>3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1209" calcext:value-type="float">
            <text:p>0.011209</text:p>
          </table:table-cell>
          <table:table-cell office:value-type="float" office:value="382" calcext:value-type="float">
            <text:p>3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383" calcext:value-type="float">
            <text:p>3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11252" calcext:value-type="float">
            <text:p>0.011252</text:p>
          </table:table-cell>
          <table:table-cell office:value-type="float" office:value="376" calcext:value-type="float">
            <text:p>37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11273" calcext:value-type="float">
            <text:p>0.011273</text:p>
          </table:table-cell>
          <table:table-cell office:value-type="float" office:value="377" calcext:value-type="float">
            <text:p>3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11294" calcext:value-type="float">
            <text:p>0.011294</text:p>
          </table:table-cell>
          <table:table-cell office:value-type="float" office:value="379" calcext:value-type="float">
            <text:p>37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1316" calcext:value-type="float">
            <text:p>0.011316</text:p>
          </table:table-cell>
          <table:table-cell office:value-type="float" office:value="380" calcext:value-type="float">
            <text:p>3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11338" calcext:value-type="float">
            <text:p>0.011338</text:p>
          </table:table-cell>
          <table:table-cell office:value-type="float" office:value="381" calcext:value-type="float">
            <text:p>3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383" calcext:value-type="float">
            <text:p>3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11381" calcext:value-type="float">
            <text:p>0.011381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11402" calcext:value-type="float">
            <text:p>0.011402</text:p>
          </table:table-cell>
          <table:table-cell office:value-type="float" office:value="381" calcext:value-type="float">
            <text:p>3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11423" calcext:value-type="float">
            <text:p>0.011423</text:p>
          </table:table-cell>
          <table:table-cell office:value-type="float" office:value="382" calcext:value-type="float">
            <text:p>3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11445" calcext:value-type="float">
            <text:p>0.011445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11466" calcext:value-type="float">
            <text:p>0.011466</text:p>
          </table:table-cell>
          <table:table-cell office:value-type="float" office:value="382" calcext:value-type="float">
            <text:p>38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11488" calcext:value-type="float">
            <text:p>0.011488</text:p>
          </table:table-cell>
          <table:table-cell office:value-type="float" office:value="382" calcext:value-type="float">
            <text:p>3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383" calcext:value-type="float">
            <text:p>3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1531" calcext:value-type="float">
            <text:p>0.011531</text:p>
          </table:table-cell>
          <table:table-cell office:value-type="float" office:value="383" calcext:value-type="float">
            <text:p>3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1552" calcext:value-type="float">
            <text:p>0.011552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1574" calcext:value-type="float">
            <text:p>0.011574</text:p>
          </table:table-cell>
          <table:table-cell office:value-type="float" office:value="383" calcext:value-type="float">
            <text:p>38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11595" calcext:value-type="float">
            <text:p>0.011595</text:p>
          </table:table-cell>
          <table:table-cell office:value-type="float" office:value="383" calcext:value-type="float">
            <text:p>38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11617" calcext:value-type="float">
            <text:p>0.011617</text:p>
          </table:table-cell>
          <table:table-cell office:value-type="float" office:value="448" calcext:value-type="float">
            <text:p>4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11638" calcext:value-type="float">
            <text:p>0.011638</text:p>
          </table:table-cell>
          <table:table-cell office:value-type="float" office:value="448" calcext:value-type="float">
            <text:p>4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449" calcext:value-type="float">
            <text:p>4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11681" calcext:value-type="float">
            <text:p>0.011681</text:p>
          </table:table-cell>
          <table:table-cell office:value-type="float" office:value="448" calcext:value-type="float">
            <text:p>44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11703" calcext:value-type="float">
            <text:p>0.011703</text:p>
          </table:table-cell>
          <table:table-cell office:value-type="float" office:value="448" calcext:value-type="float">
            <text:p>4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11725" calcext:value-type="float">
            <text:p>0.011725</text:p>
          </table:table-cell>
          <table:table-cell office:value-type="float" office:value="448" calcext:value-type="float">
            <text:p>4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11746" calcext:value-type="float">
            <text:p>0.011746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448" calcext:value-type="float">
            <text:p>4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1179" calcext:value-type="float">
            <text:p>0.01179</text:p>
          </table:table-cell>
          <table:table-cell office:value-type="float" office:value="448" calcext:value-type="float">
            <text:p>44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11812" calcext:value-type="float">
            <text:p>0.011812</text:p>
          </table:table-cell>
          <table:table-cell office:value-type="float" office:value="383" calcext:value-type="float">
            <text:p>3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11833" calcext:value-type="float">
            <text:p>0.011833</text:p>
          </table:table-cell>
          <table:table-cell office:value-type="float" office:value="383" calcext:value-type="float">
            <text:p>3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11855" calcext:value-type="float">
            <text:p>0.011855</text:p>
          </table:table-cell>
          <table:table-cell office:value-type="float" office:value="383" calcext:value-type="float">
            <text:p>3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11876" calcext:value-type="float">
            <text:p>0.011876</text:p>
          </table:table-cell>
          <table:table-cell office:value-type="float" office:value="383" calcext:value-type="float">
            <text:p>3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11897" calcext:value-type="float">
            <text:p>0.011897</text:p>
          </table:table-cell>
          <table:table-cell office:value-type="float" office:value="382" calcext:value-type="float">
            <text:p>38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11918" calcext:value-type="float">
            <text:p>0.011918</text:p>
          </table:table-cell>
          <table:table-cell office:value-type="float" office:value="382" calcext:value-type="float">
            <text:p>3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383" calcext:value-type="float">
            <text:p>3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11961" calcext:value-type="float">
            <text:p>0.011961</text:p>
          </table:table-cell>
          <table:table-cell office:value-type="float" office:value="382" calcext:value-type="float">
            <text:p>3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11983" calcext:value-type="float">
            <text:p>0.011983</text:p>
          </table:table-cell>
          <table:table-cell office:value-type="float" office:value="381" calcext:value-type="float">
            <text:p>3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12005" calcext:value-type="float">
            <text:p>0.012005</text:p>
          </table:table-cell>
          <table:table-cell office:value-type="float" office:value="380" calcext:value-type="float">
            <text:p>3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12026" calcext:value-type="float">
            <text:p>0.012026</text:p>
          </table:table-cell>
          <table:table-cell office:value-type="float" office:value="383" calcext:value-type="float">
            <text:p>38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12049" calcext:value-type="float">
            <text:p>0.012049</text:p>
          </table:table-cell>
          <table:table-cell office:value-type="float" office:value="383" calcext:value-type="float">
            <text:p>38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380" calcext:value-type="float">
            <text:p>3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12091" calcext:value-type="float">
            <text:p>0.012091</text:p>
          </table:table-cell>
          <table:table-cell office:value-type="float" office:value="379" calcext:value-type="float">
            <text:p>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12113" calcext:value-type="float">
            <text:p>0.012113</text:p>
          </table:table-cell>
          <table:table-cell office:value-type="float" office:value="377" calcext:value-type="float">
            <text:p>37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12135" calcext:value-type="float">
            <text:p>0.012135</text:p>
          </table:table-cell>
          <table:table-cell office:value-type="float" office:value="376" calcext:value-type="float">
            <text:p>3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12158" calcext:value-type="float">
            <text:p>0.012158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367" calcext:value-type="float">
            <text:p>3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12202" calcext:value-type="float">
            <text:p>0.012202</text:p>
          </table:table-cell>
          <table:table-cell office:value-type="float" office:value="378" calcext:value-type="float">
            <text:p>3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12223" calcext:value-type="float">
            <text:p>0.012223</text:p>
          </table:table-cell>
          <table:table-cell office:value-type="float" office:value="376" calcext:value-type="float">
            <text:p>3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12244" calcext:value-type="float">
            <text:p>0.012244</text:p>
          </table:table-cell>
          <table:table-cell office:value-type="float" office:value="375" calcext:value-type="float">
            <text:p>3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12266" calcext:value-type="float">
            <text:p>0.012266</text:p>
          </table:table-cell>
          <table:table-cell office:value-type="float" office:value="372" calcext:value-type="float">
            <text:p>37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12287" calcext:value-type="float">
            <text:p>0.012287</text:p>
          </table:table-cell>
          <table:table-cell office:value-type="float" office:value="370" calcext:value-type="float">
            <text:p>3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351" calcext:value-type="float">
            <text:p>35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12352" calcext:value-type="float">
            <text:p>0.012352</text:p>
          </table:table-cell>
          <table:table-cell office:value-type="float" office:value="351" calcext:value-type="float">
            <text:p>35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12373" calcext:value-type="float">
            <text:p>0.012373</text:p>
          </table:table-cell>
          <table:table-cell office:value-type="float" office:value="349" calcext:value-type="float">
            <text:p>34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12395" calcext:value-type="float">
            <text:p>0.012395</text:p>
          </table:table-cell>
          <table:table-cell office:value-type="float" office:value="343" calcext:value-type="float">
            <text:p>34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12417" calcext:value-type="float">
            <text:p>0.012417</text:p>
          </table:table-cell>
          <table:table-cell office:value-type="float" office:value="340" calcext:value-type="float">
            <text:p>34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12438" calcext:value-type="float">
            <text:p>0.012438</text:p>
          </table:table-cell>
          <table:table-cell office:value-type="float" office:value="337" calcext:value-type="float">
            <text:p>33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336" calcext:value-type="float">
            <text:p>33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12482" calcext:value-type="float">
            <text:p>0.012482</text:p>
          </table:table-cell>
          <table:table-cell office:value-type="float" office:value="335" calcext:value-type="float">
            <text:p>3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12503" calcext:value-type="float">
            <text:p>0.012503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12525" calcext:value-type="float">
            <text:p>0.012525</text:p>
          </table:table-cell>
          <table:table-cell office:value-type="float" office:value="327" calcext:value-type="float">
            <text:p>3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12546" calcext:value-type="float">
            <text:p>0.012546</text:p>
          </table:table-cell>
          <table:table-cell office:value-type="float" office:value="324" calcext:value-type="float">
            <text:p>32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12568" calcext:value-type="float">
            <text:p>0.012568</text:p>
          </table:table-cell>
          <table:table-cell office:value-type="float" office:value="322" calcext:value-type="float">
            <text:p>3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319" calcext:value-type="float">
            <text:p>3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12611" calcext:value-type="float">
            <text:p>0.012611</text:p>
          </table:table-cell>
          <table:table-cell office:value-type="float" office:value="318" calcext:value-type="float">
            <text:p>3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12632" calcext:value-type="float">
            <text:p>0.012632</text:p>
          </table:table-cell>
          <table:table-cell office:value-type="float" office:value="317" calcext:value-type="float">
            <text:p>3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12653" calcext:value-type="float">
            <text:p>0.012653</text:p>
          </table:table-cell>
          <table:table-cell office:value-type="float" office:value="319" calcext:value-type="float">
            <text:p>3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12675" calcext:value-type="float">
            <text:p>0.012675</text:p>
          </table:table-cell>
          <table:table-cell office:value-type="float" office:value="314" calcext:value-type="float">
            <text:p>3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12696" calcext:value-type="float">
            <text:p>0.012696</text:p>
          </table:table-cell>
          <table:table-cell office:value-type="float" office:value="303" calcext:value-type="float">
            <text:p>3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12718" calcext:value-type="float">
            <text:p>0.012718</text:p>
          </table:table-cell>
          <table:table-cell office:value-type="float" office:value="302" calcext:value-type="float">
            <text:p>3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12739" calcext:value-type="float">
            <text:p>0.012739</text:p>
          </table:table-cell>
          <table:table-cell office:value-type="float" office:value="297" calcext:value-type="float">
            <text:p>2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12761" calcext:value-type="float">
            <text:p>0.012761</text:p>
          </table:table-cell>
          <table:table-cell office:value-type="float" office:value="293" calcext:value-type="float">
            <text:p>2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12782" calcext:value-type="float">
            <text:p>0.012782</text:p>
          </table:table-cell>
          <table:table-cell office:value-type="float" office:value="289" calcext:value-type="float">
            <text:p>2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12803" calcext:value-type="float">
            <text:p>0.012803</text:p>
          </table:table-cell>
          <table:table-cell office:value-type="float" office:value="287" calcext:value-type="float">
            <text:p>2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12825" calcext:value-type="float">
            <text:p>0.012825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12847" calcext:value-type="float">
            <text:p>0.012847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12868" calcext:value-type="float">
            <text:p>0.01286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12912" calcext:value-type="float">
            <text:p>0.012912</text:p>
          </table:table-cell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12933" calcext:value-type="float">
            <text:p>0.012933</text:p>
          </table:table-cell>
          <table:table-cell office:value-type="float" office:value="265" calcext:value-type="float">
            <text:p>2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12955" calcext:value-type="float">
            <text:p>0.012955</text:p>
          </table:table-cell>
          <table:table-cell office:value-type="float" office:value="263" calcext:value-type="float">
            <text:p>2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12976" calcext:value-type="float">
            <text:p>0.012976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12997" calcext:value-type="float">
            <text:p>0.012997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13019" calcext:value-type="float">
            <text:p>0.013019</text:p>
          </table:table-cell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255" calcext:value-type="float">
            <text:p>2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13062" calcext:value-type="float">
            <text:p>0.013062</text:p>
          </table:table-cell>
          <table:table-cell office:value-type="float" office:value="251" calcext:value-type="float">
            <text:p>25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13084" calcext:value-type="float">
            <text:p>0.013084</text:p>
          </table:table-cell>
          <table:table-cell office:value-type="float" office:value="255" calcext:value-type="float">
            <text:p>25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13106" calcext:value-type="float">
            <text:p>0.013106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13128" calcext:value-type="float">
            <text:p>0.013128</text:p>
          </table:table-cell>
          <table:table-cell office:value-type="float" office:value="248" calcext:value-type="float">
            <text:p>24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13172" calcext:value-type="float">
            <text:p>0.013172</text:p>
          </table:table-cell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13194" calcext:value-type="float">
            <text:p>0.013194</text:p>
          </table:table-cell>
          <table:table-cell office:value-type="float" office:value="255" calcext:value-type="float">
            <text:p>25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13215" calcext:value-type="float">
            <text:p>0.013215</text:p>
          </table:table-cell>
          <table:table-cell office:value-type="float" office:value="247" calcext:value-type="float">
            <text:p>24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13237" calcext:value-type="float">
            <text:p>0.013237</text:p>
          </table:table-cell>
          <table:table-cell office:value-type="float" office:value="244" calcext:value-type="float">
            <text:p>24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13258" calcext:value-type="float">
            <text:p>0.013258</text:p>
          </table:table-cell>
          <table:table-cell office:value-type="float" office:value="240" calcext:value-type="float">
            <text:p>24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13279" calcext:value-type="float">
            <text:p>0.013279</text:p>
          </table:table-cell>
          <table:table-cell office:value-type="float" office:value="238" calcext:value-type="float">
            <text:p>23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13301" calcext:value-type="float">
            <text:p>0.013301</text:p>
          </table:table-cell>
          <table:table-cell office:value-type="float" office:value="232" calcext:value-type="float">
            <text:p>23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13323" calcext:value-type="float">
            <text:p>0.013323</text:p>
          </table:table-cell>
          <table:table-cell office:value-type="float" office:value="228" calcext:value-type="float">
            <text:p>22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13344" calcext:value-type="float">
            <text:p>0.013344</text:p>
          </table:table-cell>
          <table:table-cell office:value-type="float" office:value="224" calcext:value-type="float">
            <text:p>22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13365" calcext:value-type="float">
            <text:p>0.013365</text:p>
          </table:table-cell>
          <table:table-cell office:value-type="float" office:value="255" calcext:value-type="float">
            <text:p>25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13387" calcext:value-type="float">
            <text:p>0.013387</text:p>
          </table:table-cell>
          <table:table-cell office:value-type="float" office:value="253" calcext:value-type="float">
            <text:p>25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13409" calcext:value-type="float">
            <text:p>0.013409</text:p>
          </table:table-cell>
          <table:table-cell office:value-type="float" office:value="253" calcext:value-type="float">
            <text:p>25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249" calcext:value-type="float">
            <text:p>24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13453" calcext:value-type="float">
            <text:p>0.013453</text:p>
          </table:table-cell>
          <table:table-cell office:value-type="float" office:value="239" calcext:value-type="float">
            <text:p>23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13475" calcext:value-type="float">
            <text:p>0.013475</text:p>
          </table:table-cell>
          <table:table-cell office:value-type="float" office:value="233" calcext:value-type="float">
            <text:p>23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13496" calcext:value-type="float">
            <text:p>0.013496</text:p>
          </table:table-cell>
          <table:table-cell office:value-type="float" office:value="229" calcext:value-type="float">
            <text:p>22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13518" calcext:value-type="float">
            <text:p>0.013518</text:p>
          </table:table-cell>
          <table:table-cell office:value-type="float" office:value="225" calcext:value-type="float">
            <text:p>22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13539" calcext:value-type="float">
            <text:p>0.013539</text:p>
          </table:table-cell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13561" calcext:value-type="float">
            <text:p>0.013561</text:p>
          </table:table-cell>
          <table:table-cell office:value-type="float" office:value="221" calcext:value-type="float">
            <text:p>22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13603" calcext:value-type="float">
            <text:p>0.013603</text:p>
          </table:table-cell>
          <table:table-cell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13624" calcext:value-type="float">
            <text:p>0.013624</text:p>
          </table:table-cell>
          <table:table-cell office:value-type="float" office:value="207" calcext:value-type="float">
            <text:p>2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13646" calcext:value-type="float">
            <text:p>0.013646</text:p>
          </table:table-cell>
          <table:table-cell office:value-type="float" office:value="202" calcext:value-type="float">
            <text:p>2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13667" calcext:value-type="float">
            <text:p>0.013667</text:p>
          </table:table-cell>
          <table:table-cell office:value-type="float" office:value="199" calcext:value-type="float">
            <text:p>1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13688" calcext:value-type="float">
            <text:p>0.013688</text:p>
          </table:table-cell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13709" calcext:value-type="float">
            <text:p>0.013709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13731" calcext:value-type="float">
            <text:p>0.013731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13752" calcext:value-type="float">
            <text:p>0.013752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13773" calcext:value-type="float">
            <text:p>0.013773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13795" calcext:value-type="float">
            <text:p>0.013795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13838" calcext:value-type="float">
            <text:p>0.01383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13882" calcext:value-type="float">
            <text:p>0.013882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13903" calcext:value-type="float">
            <text:p>0.013903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13925" calcext:value-type="float">
            <text:p>0.013925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13947" calcext:value-type="float">
            <text:p>0.013947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13989" calcext:value-type="float">
            <text:p>0.013989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14011" calcext:value-type="float">
            <text:p>0.014011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14032" calcext:value-type="float">
            <text:p>0.014032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14075" calcext:value-type="float">
            <text:p>0.014075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14097" calcext:value-type="float">
            <text:p>0.014097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14119" calcext:value-type="float">
            <text:p>0.014119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14163" calcext:value-type="float">
            <text:p>0.014163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14184" calcext:value-type="float">
            <text:p>0.014184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14205" calcext:value-type="float">
            <text:p>0.014205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14227" calcext:value-type="float">
            <text:p>0.014227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14249" calcext:value-type="float">
            <text:p>0.014249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14271" calcext:value-type="float">
            <text:p>0.014271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14293" calcext:value-type="float">
            <text:p>0.014293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14314" calcext:value-type="float">
            <text:p>0.014314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14335" calcext:value-type="float">
            <text:p>0.014335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14357" calcext:value-type="float">
            <text:p>0.01435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14378" calcext:value-type="float">
            <text:p>0.01437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14399" calcext:value-type="float">
            <text:p>0.014399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14442" calcext:value-type="float">
            <text:p>0.01444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14464" calcext:value-type="float">
            <text:p>0.01446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14485" calcext:value-type="float">
            <text:p>0.01448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14508" calcext:value-type="float">
            <text:p>0.01450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14529" calcext:value-type="float">
            <text:p>0.01452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14551" calcext:value-type="float">
            <text:p>0.01455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14573" calcext:value-type="float">
            <text:p>0.01457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14595" calcext:value-type="float">
            <text:p>0.01459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14616" calcext:value-type="float">
            <text:p>0.01461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14638" calcext:value-type="float">
            <text:p>0.014638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14659" calcext:value-type="float">
            <text:p>0.01465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14681" calcext:value-type="float">
            <text:p>0.0146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14703" calcext:value-type="float">
            <text:p>0.014703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14746" calcext:value-type="float">
            <text:p>0.01474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14767" calcext:value-type="float">
            <text:p>0.014767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14789" calcext:value-type="float">
            <text:p>0.014789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14832" calcext:value-type="float">
            <text:p>0.01483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14853" calcext:value-type="float">
            <text:p>0.01485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14875" calcext:value-type="float">
            <text:p>0.01487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14918" calcext:value-type="float">
            <text:p>0.01491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14939" calcext:value-type="float">
            <text:p>0.01493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14982" calcext:value-type="float">
            <text:p>0.01498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15003" calcext:value-type="float">
            <text:p>0.01500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15025" calcext:value-type="float">
            <text:p>0.0150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15047" calcext:value-type="float">
            <text:p>0.01504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15068" calcext:value-type="float">
            <text:p>0.01506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15089" calcext:value-type="float">
            <text:p>0.0150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15111" calcext:value-type="float">
            <text:p>0.0151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15132" calcext:value-type="float">
            <text:p>0.0151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15153" calcext:value-type="float">
            <text:p>0.01515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15175" calcext:value-type="float">
            <text:p>0.01517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15197" calcext:value-type="float">
            <text:p>0.01519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15219" calcext:value-type="float">
            <text:p>0.01521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15241" calcext:value-type="float">
            <text:p>0.01524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15262" calcext:value-type="float">
            <text:p>0.01526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15283" calcext:value-type="float">
            <text:p>0.01528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15305" calcext:value-type="float">
            <text:p>0.01530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15327" calcext:value-type="float">
            <text:p>0.015327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15349" calcext:value-type="float">
            <text:p>0.01534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15391" calcext:value-type="float">
            <text:p>0.015391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15413" calcext:value-type="float">
            <text:p>0.0154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15435" calcext:value-type="float">
            <text:p>0.015435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15456" calcext:value-type="float">
            <text:p>0.015456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15478" calcext:value-type="float">
            <text:p>0.01547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15501" calcext:value-type="float">
            <text:p>0.015501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15523" calcext:value-type="float">
            <text:p>0.015523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15544" calcext:value-type="float">
            <text:p>0.01554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15567" calcext:value-type="float">
            <text:p>0.01556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15588" calcext:value-type="float">
            <text:p>0.015588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5632" calcext:value-type="float">
            <text:p>0.015632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15654" calcext:value-type="float">
            <text:p>0.015654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15675" calcext:value-type="float">
            <text:p>0.015675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15696" calcext:value-type="float">
            <text:p>0.015696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15718" calcext:value-type="float">
            <text:p>0.01571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15739" calcext:value-type="float">
            <text:p>0.0157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15783" calcext:value-type="float">
            <text:p>0.015783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15804" calcext:value-type="float">
            <text:p>0.01580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15826" calcext:value-type="float">
            <text:p>0.01582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15847" calcext:value-type="float">
            <text:p>0.01584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15868" calcext:value-type="float">
            <text:p>0.015868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1589" calcext:value-type="float">
            <text:p>0.01589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15911" calcext:value-type="float">
            <text:p>0.01591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15932" calcext:value-type="float">
            <text:p>0.01593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15953" calcext:value-type="float">
            <text:p>0.01595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15975" calcext:value-type="float">
            <text:p>0.01597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15997" calcext:value-type="float">
            <text:p>0.01599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16018" calcext:value-type="float">
            <text:p>0.01601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16061" calcext:value-type="float">
            <text:p>0.016061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16083" calcext:value-type="float">
            <text:p>0.016083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16125" calcext:value-type="float">
            <text:p>0.01612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16147" calcext:value-type="float">
            <text:p>0.016147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16168" calcext:value-type="float">
            <text:p>0.016168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16211" calcext:value-type="float">
            <text:p>0.01621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16233" calcext:value-type="float">
            <text:p>0.016233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16255" calcext:value-type="float">
            <text:p>0.016255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16277" calcext:value-type="float">
            <text:p>0.016277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16299" calcext:value-type="float">
            <text:p>0.016299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16342" calcext:value-type="float">
            <text:p>0.016342</text:p>
          </table:table-cell>
          <table:table-cell office:value-type="float" office:value="195" calcext:value-type="float">
            <text:p>1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16364" calcext:value-type="float">
            <text:p>0.016364</text:p>
          </table:table-cell>
          <table:table-cell office:value-type="float" office:value="199" calcext:value-type="float">
            <text:p>19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16386" calcext:value-type="float">
            <text:p>0.016386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16408" calcext:value-type="float">
            <text:p>0.016408</text:p>
          </table:table-cell>
          <table:table-cell office:value-type="float" office:value="207" calcext:value-type="float">
            <text:p>2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209" calcext:value-type="float">
            <text:p>20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213" calcext:value-type="float">
            <text:p>2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16472" calcext:value-type="float">
            <text:p>0.016472</text:p>
          </table:table-cell>
          <table:table-cell office:value-type="float" office:value="222" calcext:value-type="float">
            <text:p>2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16493" calcext:value-type="float">
            <text:p>0.016493</text:p>
          </table:table-cell>
          <table:table-cell office:value-type="float" office:value="223" calcext:value-type="float">
            <text:p>22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16515" calcext:value-type="float">
            <text:p>0.016515</text:p>
          </table:table-cell>
          <table:table-cell office:value-type="float" office:value="225" calcext:value-type="float">
            <text:p>2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16536" calcext:value-type="float">
            <text:p>0.016536</text:p>
          </table:table-cell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16557" calcext:value-type="float">
            <text:p>0.016557</text:p>
          </table:table-cell>
          <table:table-cell office:value-type="float" office:value="233" calcext:value-type="float">
            <text:p>23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16579" calcext:value-type="float">
            <text:p>0.016579</text:p>
          </table:table-cell>
          <table:table-cell office:value-type="float" office:value="239" calcext:value-type="float">
            <text:p>2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166" calcext:value-type="float">
            <text:p>0.0166</text:p>
          </table:table-cell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16623" calcext:value-type="float">
            <text:p>0.016623</text:p>
          </table:table-cell>
          <table:table-cell office:value-type="float" office:value="253" calcext:value-type="float">
            <text:p>25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16644" calcext:value-type="float">
            <text:p>0.016644</text:p>
          </table:table-cell>
          <table:table-cell office:value-type="float" office:value="253" calcext:value-type="float">
            <text:p>2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16666" calcext:value-type="float">
            <text:p>0.016666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16687" calcext:value-type="float">
            <text:p>0.016687</text:p>
          </table:table-cell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228" calcext:value-type="float">
            <text:p>22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16731" calcext:value-type="float">
            <text:p>0.016731</text:p>
          </table:table-cell>
          <table:table-cell office:value-type="float" office:value="232" calcext:value-type="float">
            <text:p>2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16753" calcext:value-type="float">
            <text:p>0.016753</text:p>
          </table:table-cell>
          <table:table-cell office:value-type="float" office:value="238" calcext:value-type="float">
            <text:p>2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16774" calcext:value-type="float">
            <text:p>0.016774</text:p>
          </table:table-cell>
          <table:table-cell office:value-type="float" office:value="240" calcext:value-type="float">
            <text:p>24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16796" calcext:value-type="float">
            <text:p>0.016796</text:p>
          </table:table-cell>
          <table:table-cell office:value-type="float" office:value="244" calcext:value-type="float">
            <text:p>2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16817" calcext:value-type="float">
            <text:p>0.016817</text:p>
          </table:table-cell>
          <table:table-cell office:value-type="float" office:value="252" calcext:value-type="float">
            <text:p>2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16839" calcext:value-type="float">
            <text:p>0.016839</text:p>
          </table:table-cell>
          <table:table-cell office:value-type="float" office:value="254" calcext:value-type="float">
            <text:p>25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16861" calcext:value-type="float">
            <text:p>0.016861</text:p>
          </table:table-cell>
          <table:table-cell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16882" calcext:value-type="float">
            <text:p>0.016882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16904" calcext:value-type="float">
            <text:p>0.016904</text:p>
          </table:table-cell>
          <table:table-cell office:value-type="float" office:value="247" calcext:value-type="float">
            <text:p>24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16926" calcext:value-type="float">
            <text:p>0.016926</text:p>
          </table:table-cell>
          <table:table-cell office:value-type="float" office:value="251" calcext:value-type="float">
            <text:p>25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16948" calcext:value-type="float">
            <text:p>0.016948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16969" calcext:value-type="float">
            <text:p>0.016969</text:p>
          </table:table-cell>
          <table:table-cell office:value-type="float" office:value="251" calcext:value-type="float">
            <text:p>25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16992" calcext:value-type="float">
            <text:p>0.016992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17014" calcext:value-type="float">
            <text:p>0.017014</text:p>
          </table:table-cell>
          <table:table-cell office:value-type="float" office:value="254" calcext:value-type="float">
            <text:p>2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17035" calcext:value-type="float">
            <text:p>0.017035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17057" calcext:value-type="float">
            <text:p>0.017057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17078" calcext:value-type="float">
            <text:p>0.017078</text:p>
          </table:table-cell>
          <table:table-cell office:value-type="float" office:value="263" calcext:value-type="float">
            <text:p>2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71" calcext:value-type="float">
            <text:p>0.0171</text:p>
          </table:table-cell>
          <table:table-cell office:value-type="float" office:value="265" calcext:value-type="float">
            <text:p>2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17121" calcext:value-type="float">
            <text:p>0.017121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17142" calcext:value-type="float">
            <text:p>0.017142</text:p>
          </table:table-cell>
          <table:table-cell office:value-type="float" office:value="272" calcext:value-type="float">
            <text:p>27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17164" calcext:value-type="float">
            <text:p>0.017164</text:p>
          </table:table-cell>
          <table:table-cell office:value-type="float" office:value="276" calcext:value-type="float">
            <text:p>2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17185" calcext:value-type="float">
            <text:p>0.017185</text:p>
          </table:table-cell>
          <table:table-cell office:value-type="float" office:value="280" calcext:value-type="float">
            <text:p>2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17207" calcext:value-type="float">
            <text:p>0.017207</text:p>
          </table:table-cell>
          <table:table-cell office:value-type="float" office:value="287" calcext:value-type="float">
            <text:p>28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17228" calcext:value-type="float">
            <text:p>0.017228</text:p>
          </table:table-cell>
          <table:table-cell office:value-type="float" office:value="287" calcext:value-type="float">
            <text:p>2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17271" calcext:value-type="float">
            <text:p>0.017271</text:p>
          </table:table-cell>
          <table:table-cell office:value-type="float" office:value="293" calcext:value-type="float">
            <text:p>2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17292" calcext:value-type="float">
            <text:p>0.017292</text:p>
          </table:table-cell>
          <table:table-cell office:value-type="float" office:value="296" calcext:value-type="float">
            <text:p>29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17315" calcext:value-type="float">
            <text:p>0.017315</text:p>
          </table:table-cell>
          <table:table-cell office:value-type="float" office:value="299" calcext:value-type="float">
            <text:p>2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17337" calcext:value-type="float">
            <text:p>0.017337</text:p>
          </table:table-cell>
          <table:table-cell office:value-type="float" office:value="303" calcext:value-type="float">
            <text:p>30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17359" calcext:value-type="float">
            <text:p>0.017359</text:p>
          </table:table-cell>
          <table:table-cell office:value-type="float" office:value="306" calcext:value-type="float">
            <text:p>3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309" calcext:value-type="float">
            <text:p>3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17402" calcext:value-type="float">
            <text:p>0.017402</text:p>
          </table:table-cell>
          <table:table-cell office:value-type="float" office:value="316" calcext:value-type="float">
            <text:p>3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17423" calcext:value-type="float">
            <text:p>0.017423</text:p>
          </table:table-cell>
          <table:table-cell office:value-type="float" office:value="319" calcext:value-type="float">
            <text:p>3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319" calcext:value-type="float">
            <text:p>3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17467" calcext:value-type="float">
            <text:p>0.017467</text:p>
          </table:table-cell>
          <table:table-cell office:value-type="float" office:value="321" calcext:value-type="float">
            <text:p>32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17488" calcext:value-type="float">
            <text:p>0.017488</text:p>
          </table:table-cell>
          <table:table-cell office:value-type="float" office:value="324" calcext:value-type="float">
            <text:p>3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327" calcext:value-type="float">
            <text:p>3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17531" calcext:value-type="float">
            <text:p>0.017531</text:p>
          </table:table-cell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17553" calcext:value-type="float">
            <text:p>0.017553</text:p>
          </table:table-cell>
          <table:table-cell office:value-type="float" office:value="334" calcext:value-type="float">
            <text:p>3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17574" calcext:value-type="float">
            <text:p>0.017574</text:p>
          </table:table-cell>
          <table:table-cell office:value-type="float" office:value="335" calcext:value-type="float">
            <text:p>3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17595" calcext:value-type="float">
            <text:p>0.017595</text:p>
          </table:table-cell>
          <table:table-cell office:value-type="float" office:value="338" calcext:value-type="float">
            <text:p>33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17617" calcext:value-type="float">
            <text:p>0.017617</text:p>
          </table:table-cell>
          <table:table-cell office:value-type="float" office:value="340" calcext:value-type="float">
            <text:p>3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17639" calcext:value-type="float">
            <text:p>0.017639</text:p>
          </table:table-cell>
          <table:table-cell office:value-type="float" office:value="343" calcext:value-type="float">
            <text:p>34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348" calcext:value-type="float">
            <text:p>34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17682" calcext:value-type="float">
            <text:p>0.017682</text:p>
          </table:table-cell>
          <table:table-cell office:value-type="float" office:value="351" calcext:value-type="float">
            <text:p>35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17704" calcext:value-type="float">
            <text:p>0.017704</text:p>
          </table:table-cell>
          <table:table-cell office:value-type="float" office:value="351" calcext:value-type="float">
            <text:p>3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17725" calcext:value-type="float">
            <text:p>0.017725</text:p>
          </table:table-cell>
          <table:table-cell office:value-type="float" office:value="368" calcext:value-type="float">
            <text:p>3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17747" calcext:value-type="float">
            <text:p>0.017747</text:p>
          </table:table-cell>
          <table:table-cell office:value-type="float" office:value="354" calcext:value-type="float">
            <text:p>35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17768" calcext:value-type="float">
            <text:p>0.017768</text:p>
          </table:table-cell>
          <table:table-cell office:value-type="float" office:value="356" calcext:value-type="float">
            <text:p>35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375" calcext:value-type="float">
            <text:p>3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17811" calcext:value-type="float">
            <text:p>0.017811</text:p>
          </table:table-cell>
          <table:table-cell office:value-type="float" office:value="375" calcext:value-type="float">
            <text:p>3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17833" calcext:value-type="float">
            <text:p>0.017833</text:p>
          </table:table-cell>
          <table:table-cell office:value-type="float" office:value="377" calcext:value-type="float">
            <text:p>37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17854" calcext:value-type="float">
            <text:p>0.017854</text:p>
          </table:table-cell>
          <table:table-cell office:value-type="float" office:value="379" calcext:value-type="float">
            <text:p>3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17876" calcext:value-type="float">
            <text:p>0.017876</text:p>
          </table:table-cell>
          <table:table-cell office:value-type="float" office:value="367" calcext:value-type="float">
            <text:p>3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17897" calcext:value-type="float">
            <text:p>0.017897</text:p>
          </table:table-cell>
          <table:table-cell office:value-type="float" office:value="367" calcext:value-type="float">
            <text:p>3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17919" calcext:value-type="float">
            <text:p>0.017919</text:p>
          </table:table-cell>
          <table:table-cell office:value-type="float" office:value="376" calcext:value-type="float">
            <text:p>3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17941" calcext:value-type="float">
            <text:p>0.017941</text:p>
          </table:table-cell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17962" calcext:value-type="float">
            <text:p>0.017962</text:p>
          </table:table-cell>
          <table:table-cell office:value-type="float" office:value="379" calcext:value-type="float">
            <text:p>3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17984" calcext:value-type="float">
            <text:p>0.017984</text:p>
          </table:table-cell>
          <table:table-cell office:value-type="float" office:value="380" calcext:value-type="float">
            <text:p>3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18005" calcext:value-type="float">
            <text:p>0.018005</text:p>
          </table:table-cell>
          <table:table-cell office:value-type="float" office:value="383" calcext:value-type="float">
            <text:p>38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18026" calcext:value-type="float">
            <text:p>0.018026</text:p>
          </table:table-cell>
          <table:table-cell office:value-type="float" office:value="380" calcext:value-type="float">
            <text:p>38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18049" calcext:value-type="float">
            <text:p>0.018049</text:p>
          </table:table-cell>
          <table:table-cell office:value-type="float" office:value="380" calcext:value-type="float">
            <text:p>3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18079" calcext:value-type="float">
            <text:p>0.018079</text:p>
          </table:table-cell>
          <table:table-cell office:value-type="float" office:value="381" calcext:value-type="float">
            <text:p>38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383" calcext:value-type="float">
            <text:p>38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1814" calcext:value-type="float">
            <text:p>0.01814</text:p>
          </table:table-cell>
          <table:table-cell office:value-type="float" office:value="382" calcext:value-type="float">
            <text:p>38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383" calcext:value-type="float">
            <text:p>3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182" calcext:value-type="float">
            <text:p>0.0182</text:p>
          </table:table-cell>
          <table:table-cell office:value-type="float" office:value="383" calcext:value-type="float">
            <text:p>3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18231" calcext:value-type="float">
            <text:p>0.018231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18261" calcext:value-type="float">
            <text:p>0.018261</text:p>
          </table:table-cell>
          <table:table-cell office:value-type="float" office:value="383" calcext:value-type="float">
            <text:p>38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18291" calcext:value-type="float">
            <text:p>0.018291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18321" calcext:value-type="float">
            <text:p>0.018321</text:p>
          </table:table-cell>
          <table:table-cell office:value-type="float" office:value="448" calcext:value-type="float">
            <text:p>4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18352" calcext:value-type="float">
            <text:p>0.018352</text:p>
          </table:table-cell>
          <table:table-cell office:value-type="float" office:value="448" calcext:value-type="float">
            <text:p>4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18382" calcext:value-type="float">
            <text:p>0.018382</text:p>
          </table:table-cell>
          <table:table-cell office:value-type="float" office:value="448" calcext:value-type="float">
            <text:p>4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18412" calcext:value-type="float">
            <text:p>0.018412</text:p>
          </table:table-cell>
          <table:table-cell office:value-type="float" office:value="448" calcext:value-type="float">
            <text:p>44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18443" calcext:value-type="float">
            <text:p>0.018443</text:p>
          </table:table-cell>
          <table:table-cell office:value-type="float" office:value="448" calcext:value-type="float">
            <text:p>4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18473" calcext:value-type="float">
            <text:p>0.018473</text:p>
          </table:table-cell>
          <table:table-cell office:value-type="float" office:value="448" calcext:value-type="float">
            <text:p>4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18503" calcext:value-type="float">
            <text:p>0.018503</text:p>
          </table:table-cell>
          <table:table-cell office:value-type="float" office:value="448" calcext:value-type="float">
            <text:p>44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18533" calcext:value-type="float">
            <text:p>0.018533</text:p>
          </table:table-cell>
          <table:table-cell office:value-type="float" office:value="383" calcext:value-type="float">
            <text:p>3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18564" calcext:value-type="float">
            <text:p>0.018564</text:p>
          </table:table-cell>
          <table:table-cell office:value-type="float" office:value="383" calcext:value-type="float">
            <text:p>3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18594" calcext:value-type="float">
            <text:p>0.018594</text:p>
          </table:table-cell>
          <table:table-cell office:value-type="float" office:value="383" calcext:value-type="float">
            <text:p>38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383" calcext:value-type="float">
            <text:p>3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18654" calcext:value-type="float">
            <text:p>0.018654</text:p>
          </table:table-cell>
          <table:table-cell office:value-type="float" office:value="382" calcext:value-type="float">
            <text:p>3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18684" calcext:value-type="float">
            <text:p>0.018684</text:p>
          </table:table-cell>
          <table:table-cell office:value-type="float" office:value="383" calcext:value-type="float">
            <text:p>3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18714" calcext:value-type="float">
            <text:p>0.018714</text:p>
          </table:table-cell>
          <table:table-cell office:value-type="float" office:value="382" calcext:value-type="float">
            <text:p>3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18744" calcext:value-type="float">
            <text:p>0.018744</text:p>
          </table:table-cell>
          <table:table-cell office:value-type="float" office:value="380" calcext:value-type="float">
            <text:p>3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18774" calcext:value-type="float">
            <text:p>0.018774</text:p>
          </table:table-cell>
          <table:table-cell office:value-type="float" office:value="380" calcext:value-type="float">
            <text:p>3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18804" calcext:value-type="float">
            <text:p>0.018804</text:p>
          </table:table-cell>
          <table:table-cell office:value-type="float" office:value="383" calcext:value-type="float">
            <text:p>38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18834" calcext:value-type="float">
            <text:p>0.018834</text:p>
          </table:table-cell>
          <table:table-cell office:value-type="float" office:value="380" calcext:value-type="float">
            <text:p>3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18865" calcext:value-type="float">
            <text:p>0.018865</text:p>
          </table:table-cell>
          <table:table-cell office:value-type="float" office:value="379" calcext:value-type="float">
            <text:p>37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18895" calcext:value-type="float">
            <text:p>0.018895</text:p>
          </table:table-cell>
          <table:table-cell office:value-type="float" office:value="376" calcext:value-type="float">
            <text:p>3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18941" calcext:value-type="float">
            <text:p>0.018941</text:p>
          </table:table-cell>
          <table:table-cell office:value-type="float" office:value="367" calcext:value-type="float">
            <text:p>3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18972" calcext:value-type="float">
            <text:p>0.018972</text:p>
          </table:table-cell>
          <table:table-cell office:value-type="float" office:value="367" calcext:value-type="float">
            <text:p>3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19004" calcext:value-type="float">
            <text:p>0.019004</text:p>
          </table:table-cell>
          <table:table-cell office:value-type="float" office:value="362" calcext:value-type="float">
            <text:p>3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19034" calcext:value-type="float">
            <text:p>0.019034</text:p>
          </table:table-cell>
          <table:table-cell office:value-type="float" office:value="376" calcext:value-type="float">
            <text:p>37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19063" calcext:value-type="float">
            <text:p>0.019063</text:p>
          </table:table-cell>
          <table:table-cell office:value-type="float" office:value="375" calcext:value-type="float">
            <text:p>3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19093" calcext:value-type="float">
            <text:p>0.019093</text:p>
          </table:table-cell>
          <table:table-cell office:value-type="float" office:value="371" calcext:value-type="float">
            <text:p>3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19124" calcext:value-type="float">
            <text:p>0.019124</text:p>
          </table:table-cell>
          <table:table-cell office:value-type="float" office:value="368" calcext:value-type="float">
            <text:p>36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19154" calcext:value-type="float">
            <text:p>0.019154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19184" calcext:value-type="float">
            <text:p>0.019184</text:p>
          </table:table-cell>
          <table:table-cell office:value-type="float" office:value="351" calcext:value-type="float">
            <text:p>3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19214" calcext:value-type="float">
            <text:p>0.019214</text:p>
          </table:table-cell>
          <table:table-cell office:value-type="float" office:value="348" calcext:value-type="float">
            <text:p>34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19244" calcext:value-type="float">
            <text:p>0.019244</text:p>
          </table:table-cell>
          <table:table-cell office:value-type="float" office:value="341" calcext:value-type="float">
            <text:p>3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338" calcext:value-type="float">
            <text:p>3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19304" calcext:value-type="float">
            <text:p>0.019304</text:p>
          </table:table-cell>
          <table:table-cell office:value-type="float" office:value="336" calcext:value-type="float">
            <text:p>3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19335" calcext:value-type="float">
            <text:p>0.019335</text:p>
          </table:table-cell>
          <table:table-cell office:value-type="float" office:value="334" calcext:value-type="float">
            <text:p>33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19365" calcext:value-type="float">
            <text:p>0.019365</text:p>
          </table:table-cell>
          <table:table-cell office:value-type="float" office:value="330" calcext:value-type="float">
            <text:p>33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19395" calcext:value-type="float">
            <text:p>0.019395</text:p>
          </table:table-cell>
          <table:table-cell office:value-type="float" office:value="327" calcext:value-type="float">
            <text:p>32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19426" calcext:value-type="float">
            <text:p>0.019426</text:p>
          </table:table-cell>
          <table:table-cell office:value-type="float" office:value="323" calcext:value-type="float">
            <text:p>32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19456" calcext:value-type="float">
            <text:p>0.019456</text:p>
          </table:table-cell>
          <table:table-cell office:value-type="float" office:value="319" calcext:value-type="float">
            <text:p>3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19486" calcext:value-type="float">
            <text:p>0.019486</text:p>
          </table:table-cell>
          <table:table-cell office:value-type="float" office:value="319" calcext:value-type="float">
            <text:p>3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19516" calcext:value-type="float">
            <text:p>0.019516</text:p>
          </table:table-cell>
          <table:table-cell office:value-type="float" office:value="316" calcext:value-type="float">
            <text:p>3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19546" calcext:value-type="float">
            <text:p>0.019546</text:p>
          </table:table-cell>
          <table:table-cell office:value-type="float" office:value="316" calcext:value-type="float">
            <text:p>3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19576" calcext:value-type="float">
            <text:p>0.019576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302" calcext:value-type="float">
            <text:p>3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19636" calcext:value-type="float">
            <text:p>0.019636</text:p>
          </table:table-cell>
          <table:table-cell office:value-type="float" office:value="296" calcext:value-type="float">
            <text:p>2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19666" calcext:value-type="float">
            <text:p>0.019666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19697" calcext:value-type="float">
            <text:p>0.019697</text:p>
          </table:table-cell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19727" calcext:value-type="float">
            <text:p>0.019727</text:p>
          </table:table-cell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19757" calcext:value-type="float">
            <text:p>0.019757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19787" calcext:value-type="float">
            <text:p>0.01978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19818" calcext:value-type="float">
            <text:p>0.019818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19848" calcext:value-type="float">
            <text:p>0.019848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19878" calcext:value-type="float">
            <text:p>0.019878</text:p>
          </table:table-cell>
          <table:table-cell office:value-type="float" office:value="263" calcext:value-type="float">
            <text:p>2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19908" calcext:value-type="float">
            <text:p>0.019908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19938" calcext:value-type="float">
            <text:p>0.019938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19968" calcext:value-type="float">
            <text:p>0.019968</text:p>
          </table:table-cell>
          <table:table-cell office:value-type="float" office:value="253" calcext:value-type="float">
            <text:p>2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19998" calcext:value-type="float">
            <text:p>0.019998</text:p>
          </table:table-cell>
          <table:table-cell office:value-type="float" office:value="252" calcext:value-type="float">
            <text:p>2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20028" calcext:value-type="float">
            <text:p>0.020028</text:p>
          </table:table-cell>
          <table:table-cell office:value-type="float" office:value="248" calcext:value-type="float">
            <text:p>24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20058" calcext:value-type="float">
            <text:p>0.020058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20088" calcext:value-type="float">
            <text:p>0.020088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20118" calcext:value-type="float">
            <text:p>0.020118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20149" calcext:value-type="float">
            <text:p>0.020149</text:p>
          </table:table-cell>
          <table:table-cell office:value-type="float" office:value="255" calcext:value-type="float">
            <text:p>25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20179" calcext:value-type="float">
            <text:p>0.020179</text:p>
          </table:table-cell>
          <table:table-cell office:value-type="float" office:value="253" calcext:value-type="float">
            <text:p>25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244" calcext:value-type="float">
            <text:p>24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2024" calcext:value-type="float">
            <text:p>0.02024</text:p>
          </table:table-cell>
          <table:table-cell office:value-type="float" office:value="240" calcext:value-type="float">
            <text:p>24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20271" calcext:value-type="float">
            <text:p>0.020271</text:p>
          </table:table-cell>
          <table:table-cell office:value-type="float" office:value="235" calcext:value-type="float">
            <text:p>23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20301" calcext:value-type="float">
            <text:p>0.020301</text:p>
          </table:table-cell>
          <table:table-cell office:value-type="float" office:value="231" calcext:value-type="float">
            <text:p>23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20331" calcext:value-type="float">
            <text:p>0.020331</text:p>
          </table:table-cell>
          <table:table-cell office:value-type="float" office:value="226" calcext:value-type="float">
            <text:p>22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20361" calcext:value-type="float">
            <text:p>0.020361</text:p>
          </table:table-cell>
          <table:table-cell office:value-type="float" office:value="255" calcext:value-type="float">
            <text:p>25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20391" calcext:value-type="float">
            <text:p>0.020391</text:p>
          </table:table-cell>
          <table:table-cell office:value-type="float" office:value="253" calcext:value-type="float">
            <text:p>25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20421" calcext:value-type="float">
            <text:p>0.020421</text:p>
          </table:table-cell>
          <table:table-cell office:value-type="float" office:value="252" calcext:value-type="float">
            <text:p>25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20452" calcext:value-type="float">
            <text:p>0.020452</text:p>
          </table:table-cell>
          <table:table-cell office:value-type="float" office:value="239" calcext:value-type="float">
            <text:p>23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20482" calcext:value-type="float">
            <text:p>0.020482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20512" calcext:value-type="float">
            <text:p>0.020512</text:p>
          </table:table-cell>
          <table:table-cell office:value-type="float" office:value="229" calcext:value-type="float">
            <text:p>22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20543" calcext:value-type="float">
            <text:p>0.020543</text:p>
          </table:table-cell>
          <table:table-cell office:value-type="float" office:value="225" calcext:value-type="float">
            <text:p>22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20573" calcext:value-type="float">
            <text:p>0.020573</text:p>
          </table:table-cell>
          <table:table-cell office:value-type="float" office:value="222" calcext:value-type="float">
            <text:p>22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20604" calcext:value-type="float">
            <text:p>0.020604</text:p>
          </table:table-cell>
          <table:table-cell office:value-type="float" office:value="215" calcext:value-type="float">
            <text:p>2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20634" calcext:value-type="float">
            <text:p>0.020634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20664" calcext:value-type="float">
            <text:p>0.020664</text:p>
          </table:table-cell>
          <table:table-cell office:value-type="float" office:value="207" calcext:value-type="float">
            <text:p>2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20694" calcext:value-type="float">
            <text:p>0.020694</text:p>
          </table:table-cell>
          <table:table-cell office:value-type="float" office:value="201" calcext:value-type="float">
            <text:p>2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20724" calcext:value-type="float">
            <text:p>0.020724</text:p>
          </table:table-cell>
          <table:table-cell office:value-type="float" office:value="197" calcext:value-type="float">
            <text:p>19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20754" calcext:value-type="float">
            <text:p>0.020754</text:p>
          </table:table-cell>
          <table:table-cell office:value-type="float" office:value="192" calcext:value-type="float">
            <text:p>19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20784" calcext:value-type="float">
            <text:p>0.020784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20815" calcext:value-type="float">
            <text:p>0.020815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20845" calcext:value-type="float">
            <text:p>0.020845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20875" calcext:value-type="float">
            <text:p>0.020875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20905" calcext:value-type="float">
            <text:p>0.02090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20935" calcext:value-type="float">
            <text:p>0.020935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20966" calcext:value-type="float">
            <text:p>0.020966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20997" calcext:value-type="float">
            <text:p>0.020997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21027" calcext:value-type="float">
            <text:p>0.021027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21058" calcext:value-type="float">
            <text:p>0.021058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21088" calcext:value-type="float">
            <text:p>0.021088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21118" calcext:value-type="float">
            <text:p>0.021118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21149" calcext:value-type="float">
            <text:p>0.021149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21179" calcext:value-type="float">
            <text:p>0.021179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21209" calcext:value-type="float">
            <text:p>0.021209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21239" calcext:value-type="float">
            <text:p>0.021239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2127" calcext:value-type="float">
            <text:p>0.02127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213" calcext:value-type="float">
            <text:p>0.0213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21331" calcext:value-type="float">
            <text:p>0.021331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21361" calcext:value-type="float">
            <text:p>0.021361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21391" calcext:value-type="float">
            <text:p>0.021391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21421" calcext:value-type="float">
            <text:p>0.021421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21451" calcext:value-type="float">
            <text:p>0.021451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21482" calcext:value-type="float">
            <text:p>0.021482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21512" calcext:value-type="float">
            <text:p>0.021512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21542" calcext:value-type="float">
            <text:p>0.021542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21572" calcext:value-type="float">
            <text:p>0.021572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21602" calcext:value-type="float">
            <text:p>0.02160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21632" calcext:value-type="float">
            <text:p>0.02163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21662" calcext:value-type="float">
            <text:p>0.02166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21692" calcext:value-type="float">
            <text:p>0.021692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21752" calcext:value-type="float">
            <text:p>0.02175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21783" calcext:value-type="float">
            <text:p>0.02178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21813" calcext:value-type="float">
            <text:p>0.021813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21843" calcext:value-type="float">
            <text:p>0.021843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21874" calcext:value-type="float">
            <text:p>0.021874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21904" calcext:value-type="float">
            <text:p>0.021904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21934" calcext:value-type="float">
            <text:p>0.021934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21964" calcext:value-type="float">
            <text:p>0.021964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21994" calcext:value-type="float">
            <text:p>0.021994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22024" calcext:value-type="float">
            <text:p>0.02202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22054" calcext:value-type="float">
            <text:p>0.02205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22084" calcext:value-type="float">
            <text:p>0.02208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22113" calcext:value-type="float">
            <text:p>0.02211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22143" calcext:value-type="float">
            <text:p>0.02214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22174" calcext:value-type="float">
            <text:p>0.02217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22204" calcext:value-type="float">
            <text:p>0.02220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22234" calcext:value-type="float">
            <text:p>0.02223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22295" calcext:value-type="float">
            <text:p>0.02229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22325" calcext:value-type="float">
            <text:p>0.0223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22355" calcext:value-type="float">
            <text:p>0.02235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22385" calcext:value-type="float">
            <text:p>0.02238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22415" calcext:value-type="float">
            <text:p>0.02241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22445" calcext:value-type="float">
            <text:p>0.02244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22475" calcext:value-type="float">
            <text:p>0.02247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22505" calcext:value-type="float">
            <text:p>0.02250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22535" calcext:value-type="float">
            <text:p>0.02253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22564" calcext:value-type="float">
            <text:p>0.02256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22595" calcext:value-type="float">
            <text:p>0.02259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22625" calcext:value-type="float">
            <text:p>0.02262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22686" calcext:value-type="float">
            <text:p>0.02268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22717" calcext:value-type="float">
            <text:p>0.022717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22747" calcext:value-type="float">
            <text:p>0.022747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22777" calcext:value-type="float">
            <text:p>0.022777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22807" calcext:value-type="float">
            <text:p>0.022807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22839" calcext:value-type="float">
            <text:p>0.022839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2287" calcext:value-type="float">
            <text:p>0.02287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22901" calcext:value-type="float">
            <text:p>0.022901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22932" calcext:value-type="float">
            <text:p>0.022932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22962" calcext:value-type="float">
            <text:p>0.022962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22992" calcext:value-type="float">
            <text:p>0.022992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23022" calcext:value-type="float">
            <text:p>0.023022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23052" calcext:value-type="float">
            <text:p>0.023052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23084" calcext:value-type="float">
            <text:p>0.023084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23114" calcext:value-type="float">
            <text:p>0.023114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23144" calcext:value-type="float">
            <text:p>0.02314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23174" calcext:value-type="float">
            <text:p>0.023174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23205" calcext:value-type="float">
            <text:p>0.02320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23235" calcext:value-type="float">
            <text:p>0.02323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23262" calcext:value-type="float">
            <text:p>0.023262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23277" calcext:value-type="float">
            <text:p>0.023277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23293" calcext:value-type="float">
            <text:p>0.023293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23308" calcext:value-type="float">
            <text:p>0.02330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23323" calcext:value-type="float">
            <text:p>0.02332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23338" calcext:value-type="float">
            <text:p>0.02333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23353" calcext:value-type="float">
            <text:p>0.02335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23368" calcext:value-type="float">
            <text:p>0.02336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23383" calcext:value-type="float">
            <text:p>0.02338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23398" calcext:value-type="float">
            <text:p>0.02339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23413" calcext:value-type="float">
            <text:p>0.023413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23428" calcext:value-type="float">
            <text:p>0.023428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23445" calcext:value-type="float">
            <text:p>0.023445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23475" calcext:value-type="float">
            <text:p>0.023475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2349" calcext:value-type="float">
            <text:p>0.0234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10:44:21.783164723</dc:date>
    <meta:editing-duration>PT55S</meta:editing-duration>
    <meta:editing-cycles>2</meta:editing-cycles>
    <meta:generator>LibreOffice/5.1.3.2$Linux_X86_64 LibreOffice_project/10m0$Build-2</meta:generator>
    <meta:document-statistic meta:table-count="1" meta:cell-count="4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78cm" svg:height="14.208cm" xlink:href=".." xlink:type="simple" chart:class="chart:scatter" chart:style-name="ch1">
        <chart:legend chart:legend-position="end" svg:x="27.346cm" svg:y="6.494cm" style:legend-expansion="high" chart:style-name="ch2"/>
        <chart:plot-area chart:style-name="ch3" table:cell-range-address="cData.B1:cData.D1000" svg:x="0.605cm" svg:y="0.284cm" svg:width="26.136cm" svg:height="13.64cm">
          <chartooo:coordinate-region svg:x="1.491cm" svg:y="0.514cm" svg:width="24.772cm" svg:height="12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Data.C1:cData.C1000" chart:class="chart:scatter">
            <chart:domain table:cell-range-address="cData.B1:cData.B1000"/>
            <chart:data-point chart:repeated="1000"/>
          </chart:series>
          <chart:series chart:style-name="ch7" chart:values-cell-range-address="cData.D1:cData.D1000" chart:class="chart:scatte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55">
                <text:p>0.000155</text:p>
                <draw:g>
                  <svg:desc>cData.B1:cData.B1000</svg:desc>
                </draw:g>
              </table:table-cell>
              <table:table-cell office:value-type="float" office:value="143">
                <text:p>143</text:p>
                <draw:g>
                  <svg:desc>cData.C1:cData.C1000</svg:desc>
                </draw:g>
              </table:table-cell>
              <table:table-cell office:value-type="float" office:value="109">
                <text:p>109</text:p>
                <draw:g>
                  <svg:desc>cData.D1:cData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91">
                <text:p>0.000191</text:p>
              </table:table-cell>
              <table:table-cell office:value-type="float" office:value="198">
                <text:p>1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22">
                <text:p>0.000222</text:p>
              </table:table-cell>
              <table:table-cell office:value-type="float" office:value="193">
                <text:p>1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53">
                <text:p>0.000253</text:p>
              </table:table-cell>
              <table:table-cell office:value-type="float" office:value="126">
                <text:p>1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84">
                <text:p>0.000284</text:p>
              </table:table-cell>
              <table:table-cell office:value-type="float" office:value="124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16">
                <text:p>0.000316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46">
                <text:p>0.000346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77">
                <text:p>0.000377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07">
                <text:p>0.000407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37">
                <text:p>0.000437</text:p>
              </table:table-cell>
              <table:table-cell office:value-type="float" office:value="98">
                <text:p>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67">
                <text:p>0.000467</text:p>
              </table:table-cell>
              <table:table-cell office:value-type="float" office:value="95">
                <text:p>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97">
                <text:p>0.000497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27">
                <text:p>0.000527</text:p>
              </table:table-cell>
              <table:table-cell office:value-type="float" office:value="87">
                <text:p>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558">
                <text:p>0.000558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588">
                <text:p>0.000588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18">
                <text:p>0.000618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648">
                <text:p>0.000648</text:p>
              </table:table-cell>
              <table:table-cell office:value-type="float" office:value="71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678">
                <text:p>0.000678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708">
                <text:p>0.000708</text:p>
              </table:table-cell>
              <table:table-cell office:value-type="float" office:value="63">
                <text:p>6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739">
                <text:p>0.000739</text:p>
              </table:table-cell>
              <table:table-cell office:value-type="float" office:value="62">
                <text:p>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769">
                <text:p>0.000769</text:p>
              </table:table-cell>
              <table:table-cell office:value-type="float" office:value="60">
                <text:p>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99">
                <text:p>0.000799</text:p>
              </table:table-cell>
              <table:table-cell office:value-type="float" office:value="61">
                <text:p>6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83">
                <text:p>0.00083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859">
                <text:p>0.000859</text:p>
              </table:table-cell>
              <table:table-cell office:value-type="float" office:value="47">
                <text:p>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889">
                <text:p>0.000889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919">
                <text:p>0.000919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49">
                <text:p>0.000949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8">
                <text:p>0.00098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01">
                <text:p>0.00101</text:p>
              </table:table-cell>
              <table:table-cell office:value-type="float" office:value="32">
                <text:p>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4">
                <text:p>0.00104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7">
                <text:p>0.00107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1">
                <text:p>0.0011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31">
                <text:p>0.001131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61">
                <text:p>0.001161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191">
                <text:p>0.001191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217">
                <text:p>0.00121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39">
                <text:p>0.001239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26">
                <text:p>0.00126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282">
                <text:p>0.001282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303">
                <text:p>0.001303</text:p>
              </table:table-cell>
              <table:table-cell office:value-type="float" office:value="9">
                <text:p>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326">
                <text:p>0.001326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347">
                <text:p>0.001347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369">
                <text:p>0.001369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39">
                <text:p>0.00139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413">
                <text:p>0.001413</text:p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434">
                <text:p>0.001434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456">
                <text:p>0.001456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477">
                <text:p>0.00147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499">
                <text:p>0.001499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52">
                <text:p>0.0015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542">
                <text:p>0.00154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564">
                <text:p>0.00156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585">
                <text:p>0.001585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606">
                <text:p>0.001606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628">
                <text:p>0.001628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65">
                <text:p>0.00165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671">
                <text:p>0.001671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693">
                <text:p>0.001693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715">
                <text:p>0.00171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736">
                <text:p>0.001736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757">
                <text:p>0.001757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78">
                <text:p>0.00178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801">
                <text:p>0.001801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823">
                <text:p>0.001823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845">
                <text:p>0.001845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866">
                <text:p>0.001866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888">
                <text:p>0.001888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909">
                <text:p>0.001909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931">
                <text:p>0.001931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953">
                <text:p>0.001953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974">
                <text:p>0.001974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995">
                <text:p>0.001995</text:p>
              </table:table-cell>
              <table:table-cell office:value-type="float" office:value="7">
                <text:p>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017">
                <text:p>0.002017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038">
                <text:p>0.002038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06">
                <text:p>0.00206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082">
                <text:p>0.002082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104">
                <text:p>0.002104</text:p>
              </table:table-cell>
              <table:table-cell office:value-type="float" office:value="15">
                <text:p>1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126">
                <text:p>0.002126</text:p>
              </table:table-cell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15">
                <text:p>0.00215</text:p>
              </table:table-cell>
              <table:table-cell office:value-type="float" office:value="16">
                <text:p>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172">
                <text:p>0.002172</text:p>
              </table:table-cell>
              <table:table-cell office:value-type="float" office:value="19">
                <text:p>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194">
                <text:p>0.002194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215">
                <text:p>0.002215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238">
                <text:p>0.002238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259">
                <text:p>0.002259</text:p>
              </table:table-cell>
              <table:table-cell office:value-type="float" office:value="31">
                <text:p>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281">
                <text:p>0.002281</text:p>
              </table:table-cell>
              <table:table-cell office:value-type="float" office:value="31">
                <text:p>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302">
                <text:p>0.002302</text:p>
              </table:table-cell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324">
                <text:p>0.002324</text:p>
              </table:table-cell>
              <table:table-cell office:value-type="float" office:value="33">
                <text:p>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346">
                <text:p>0.002346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367">
                <text:p>0.002367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39">
                <text:p>0.00239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411">
                <text:p>0.002411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433">
                <text:p>0.002433</text:p>
              </table:table-cell>
              <table:table-cell office:value-type="float" office:value="47">
                <text:p>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456">
                <text:p>0.002456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477">
                <text:p>0.002477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499">
                <text:p>0.00249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521">
                <text:p>0.00252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544">
                <text:p>0.002544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566">
                <text:p>0.002566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587">
                <text:p>0.002587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609">
                <text:p>0.002609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2631">
                <text:p>0.002631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652">
                <text:p>0.002652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674">
                <text:p>0.002674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695">
                <text:p>0.002695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717">
                <text:p>0.002717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738">
                <text:p>0.002738</text:p>
              </table:table-cell>
              <table:table-cell office:value-type="float" office:value="92">
                <text:p>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76">
                <text:p>0.00276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782">
                <text:p>0.002782</text:p>
              </table:table-cell>
              <table:table-cell office:value-type="float" office:value="95">
                <text:p>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803">
                <text:p>0.002803</text:p>
              </table:table-cell>
              <table:table-cell office:value-type="float" office:value="114">
                <text:p>1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826">
                <text:p>0.002826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847">
                <text:p>0.002847</text:p>
              </table:table-cell>
              <table:table-cell office:value-type="float" office:value="104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869">
                <text:p>0.002869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89">
                <text:p>0.00289</text:p>
              </table:table-cell>
              <table:table-cell office:value-type="float" office:value="120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2912">
                <text:p>0.002912</text:p>
              </table:table-cell>
              <table:table-cell office:value-type="float" office:value="124">
                <text:p>1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933">
                <text:p>0.002933</text:p>
              </table:table-cell>
              <table:table-cell office:value-type="float" office:value="127">
                <text:p>1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954">
                <text:p>0.002954</text:p>
              </table:table-cell>
              <table:table-cell office:value-type="float" office:value="127">
                <text:p>1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976">
                <text:p>0.002976</text:p>
              </table:table-cell>
              <table:table-cell office:value-type="float" office:value="127">
                <text:p>1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998">
                <text:p>0.002998</text:p>
              </table:table-cell>
              <table:table-cell office:value-type="float" office:value="195">
                <text:p>1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3019">
                <text:p>0.003019</text:p>
              </table:table-cell>
              <table:table-cell office:value-type="float" office:value="199">
                <text:p>1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3041">
                <text:p>0.003041</text:p>
              </table:table-cell>
              <table:table-cell office:value-type="float" office:value="202">
                <text:p>2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3063">
                <text:p>0.003063</text:p>
              </table:table-cell>
              <table:table-cell office:value-type="float" office:value="207">
                <text:p>2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084">
                <text:p>0.003084</text:p>
              </table:table-cell>
              <table:table-cell office:value-type="float" office:value="210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106">
                <text:p>0.003106</text:p>
              </table:table-cell>
              <table:table-cell office:value-type="float" office:value="213">
                <text:p>2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3127">
                <text:p>0.003127</text:p>
              </table:table-cell>
              <table:table-cell office:value-type="float" office:value="221">
                <text:p>2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315">
                <text:p>0.00315</text:p>
              </table:table-cell>
              <table:table-cell office:value-type="float" office:value="223">
                <text:p>2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3171">
                <text:p>0.003171</text:p>
              </table:table-cell>
              <table:table-cell office:value-type="float" office:value="225">
                <text:p>2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3193">
                <text:p>0.003193</text:p>
              </table:table-cell>
              <table:table-cell office:value-type="float" office:value="229">
                <text:p>2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214">
                <text:p>0.003214</text:p>
              </table:table-cell>
              <table:table-cell office:value-type="float" office:value="233">
                <text:p>2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3236">
                <text:p>0.003236</text:p>
              </table:table-cell>
              <table:table-cell office:value-type="float" office:value="239">
                <text:p>2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258">
                <text:p>0.003258</text:p>
              </table:table-cell>
              <table:table-cell office:value-type="float" office:value="249">
                <text:p>2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28">
                <text:p>0.00328</text:p>
              </table:table-cell>
              <table:table-cell office:value-type="float" office:value="255">
                <text:p>2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3302">
                <text:p>0.003302</text:p>
              </table:table-cell>
              <table:table-cell office:value-type="float" office:value="253">
                <text:p>2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3324">
                <text:p>0.003324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345">
                <text:p>0.003345</text:p>
              </table:table-cell>
              <table:table-cell office:value-type="float" office:value="225">
                <text:p>2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3367">
                <text:p>0.003367</text:p>
              </table:table-cell>
              <table:table-cell office:value-type="float" office:value="228">
                <text:p>2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388">
                <text:p>0.003388</text:p>
              </table:table-cell>
              <table:table-cell office:value-type="float" office:value="233">
                <text:p>2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341">
                <text:p>0.00341</text:p>
              </table:table-cell>
              <table:table-cell office:value-type="float" office:value="238">
                <text:p>2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3432">
                <text:p>0.003432</text:p>
              </table:table-cell>
              <table:table-cell office:value-type="float" office:value="240">
                <text:p>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453">
                <text:p>0.003453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3475">
                <text:p>0.003475</text:p>
              </table:table-cell>
              <table:table-cell office:value-type="float" office:value="252">
                <text:p>2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3497">
                <text:p>0.003497</text:p>
              </table:table-cell>
              <table:table-cell office:value-type="float" office:value="254">
                <text:p>2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3519">
                <text:p>0.003519</text:p>
              </table:table-cell>
              <table:table-cell office:value-type="float" office:value="241">
                <text:p>2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3541">
                <text:p>0.003541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563">
                <text:p>0.003563</text:p>
              </table:table-cell>
              <table:table-cell office:value-type="float" office:value="248">
                <text:p>2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584">
                <text:p>0.003584</text:p>
              </table:table-cell>
              <table:table-cell office:value-type="float" office:value="254">
                <text:p>2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3606">
                <text:p>0.003606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628">
                <text:p>0.003628</text:p>
              </table:table-cell>
              <table:table-cell office:value-type="float" office:value="251">
                <text:p>2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649">
                <text:p>0.003649</text:p>
              </table:table-cell>
              <table:table-cell office:value-type="float" office:value="252">
                <text:p>2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671">
                <text:p>0.003671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692">
                <text:p>0.003692</text:p>
              </table:table-cell>
              <table:table-cell office:value-type="float" office:value="255">
                <text:p>2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713">
                <text:p>0.003713</text:p>
              </table:table-cell>
              <table:table-cell office:value-type="float" office:value="259">
                <text:p>2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735">
                <text:p>0.003735</text:p>
              </table:table-cell>
              <table:table-cell office:value-type="float" office:value="263">
                <text:p>2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757">
                <text:p>0.003757</text:p>
              </table:table-cell>
              <table:table-cell office:value-type="float" office:value="266">
                <text:p>2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3779">
                <text:p>0.003779</text:p>
              </table:table-cell>
              <table:table-cell office:value-type="float" office:value="271">
                <text:p>2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38">
                <text:p>0.0038</text:p>
              </table:table-cell>
              <table:table-cell office:value-type="float" office:value="273">
                <text:p>2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3822">
                <text:p>0.003822</text:p>
              </table:table-cell>
              <table:table-cell office:value-type="float" office:value="277">
                <text:p>2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3843">
                <text:p>0.003843</text:p>
              </table:table-cell>
              <table:table-cell office:value-type="float" office:value="284">
                <text:p>2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865">
                <text:p>0.003865</text:p>
              </table:table-cell>
              <table:table-cell office:value-type="float" office:value="286">
                <text:p>2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887">
                <text:p>0.003887</text:p>
              </table:table-cell>
              <table:table-cell office:value-type="float" office:value="287">
                <text:p>2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909">
                <text:p>0.003909</text:p>
              </table:table-cell>
              <table:table-cell office:value-type="float" office:value="290">
                <text:p>2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931">
                <text:p>0.003931</text:p>
              </table:table-cell>
              <table:table-cell office:value-type="float" office:value="293">
                <text:p>2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952">
                <text:p>0.003952</text:p>
              </table:table-cell>
              <table:table-cell office:value-type="float" office:value="297">
                <text:p>2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3974">
                <text:p>0.003974</text:p>
              </table:table-cell>
              <table:table-cell office:value-type="float" office:value="302">
                <text:p>3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3995">
                <text:p>0.003995</text:p>
              </table:table-cell>
              <table:table-cell office:value-type="float" office:value="312">
                <text:p>3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4016">
                <text:p>0.004016</text:p>
              </table:table-cell>
              <table:table-cell office:value-type="float" office:value="307">
                <text:p>3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4038">
                <text:p>0.004038</text:p>
              </table:table-cell>
              <table:table-cell office:value-type="float" office:value="311">
                <text:p>3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406">
                <text:p>0.00406</text:p>
              </table:table-cell>
              <table:table-cell office:value-type="float" office:value="317">
                <text:p>3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082">
                <text:p>0.004082</text:p>
              </table:table-cell>
              <table:table-cell office:value-type="float" office:value="318">
                <text:p>3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4103">
                <text:p>0.004103</text:p>
              </table:table-cell>
              <table:table-cell office:value-type="float" office:value="319">
                <text:p>3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4125">
                <text:p>0.004125</text:p>
              </table:table-cell>
              <table:table-cell office:value-type="float" office:value="322">
                <text:p>3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4146">
                <text:p>0.004146</text:p>
              </table:table-cell>
              <table:table-cell office:value-type="float" office:value="325">
                <text:p>3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4167">
                <text:p>0.004167</text:p>
              </table:table-cell>
              <table:table-cell office:value-type="float" office:value="328">
                <text:p>3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4189">
                <text:p>0.004189</text:p>
              </table:table-cell>
              <table:table-cell office:value-type="float" office:value="330">
                <text:p>3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421">
                <text:p>0.00421</text:p>
              </table:table-cell>
              <table:table-cell office:value-type="float" office:value="335">
                <text:p>3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233">
                <text:p>0.004233</text:p>
              </table:table-cell>
              <table:table-cell office:value-type="float" office:value="336">
                <text:p>3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254">
                <text:p>0.004254</text:p>
              </table:table-cell>
              <table:table-cell office:value-type="float" office:value="338">
                <text:p>3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276">
                <text:p>0.004276</text:p>
              </table:table-cell>
              <table:table-cell office:value-type="float" office:value="340">
                <text:p>3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4297">
                <text:p>0.004297</text:p>
              </table:table-cell>
              <table:table-cell office:value-type="float" office:value="343">
                <text:p>3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4319">
                <text:p>0.004319</text:p>
              </table:table-cell>
              <table:table-cell office:value-type="float" office:value="349">
                <text:p>3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4341">
                <text:p>0.004341</text:p>
              </table:table-cell>
              <table:table-cell office:value-type="float" office:value="351">
                <text:p>3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362">
                <text:p>0.004362</text:p>
              </table:table-cell>
              <table:table-cell office:value-type="float" office:value="351">
                <text:p>3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4385">
                <text:p>0.004385</text:p>
              </table:table-cell>
              <table:table-cell office:value-type="float" office:value="368">
                <text:p>3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406">
                <text:p>0.004406</text:p>
              </table:table-cell>
              <table:table-cell office:value-type="float" office:value="354">
                <text:p>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427">
                <text:p>0.004427</text:p>
              </table:table-cell>
              <table:table-cell office:value-type="float" office:value="372">
                <text:p>3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4449">
                <text:p>0.004449</text:p>
              </table:table-cell>
              <table:table-cell office:value-type="float" office:value="375">
                <text:p>3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447">
                <text:p>0.00447</text:p>
              </table:table-cell>
              <table:table-cell office:value-type="float" office:value="360">
                <text:p>3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492">
                <text:p>0.004492</text:p>
              </table:table-cell>
              <table:table-cell office:value-type="float" office:value="378">
                <text:p>3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4513">
                <text:p>0.004513</text:p>
              </table:table-cell>
              <table:table-cell office:value-type="float" office:value="366">
                <text:p>3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4535">
                <text:p>0.004535</text:p>
              </table:table-cell>
              <table:table-cell office:value-type="float" office:value="383">
                <text:p>3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4557">
                <text:p>0.004557</text:p>
              </table:table-cell>
              <table:table-cell office:value-type="float" office:value="367">
                <text:p>3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578">
                <text:p>0.004578</text:p>
              </table:table-cell>
              <table:table-cell office:value-type="float" office:value="377">
                <text:p>3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46">
                <text:p>0.0046</text:p>
              </table:table-cell>
              <table:table-cell office:value-type="float" office:value="378">
                <text:p>3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4622">
                <text:p>0.004622</text:p>
              </table:table-cell>
              <table:table-cell office:value-type="float" office:value="380">
                <text:p>3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4643">
                <text:p>0.004643</text:p>
              </table:table-cell>
              <table:table-cell office:value-type="float" office:value="383">
                <text:p>3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4665">
                <text:p>0.004665</text:p>
              </table:table-cell>
              <table:table-cell office:value-type="float" office:value="383">
                <text:p>3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4688">
                <text:p>0.004688</text:p>
              </table:table-cell>
              <table:table-cell office:value-type="float" office:value="380">
                <text:p>3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709">
                <text:p>0.004709</text:p>
              </table:table-cell>
              <table:table-cell office:value-type="float" office:value="380">
                <text:p>3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731">
                <text:p>0.004731</text:p>
              </table:table-cell>
              <table:table-cell office:value-type="float" office:value="381">
                <text:p>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4752">
                <text:p>0.004752</text:p>
              </table:table-cell>
              <table:table-cell office:value-type="float" office:value="383">
                <text:p>3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4773">
                <text:p>0.004773</text:p>
              </table:table-cell>
              <table:table-cell office:value-type="float" office:value="382">
                <text:p>3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4795">
                <text:p>0.004795</text:p>
              </table:table-cell>
              <table:table-cell office:value-type="float" office:value="382">
                <text:p>3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4816">
                <text:p>0.004816</text:p>
              </table:table-cell>
              <table:table-cell office:value-type="float" office:value="383">
                <text:p>3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4838">
                <text:p>0.004838</text:p>
              </table:table-cell>
              <table:table-cell office:value-type="float" office:value="383">
                <text:p>3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859">
                <text:p>0.004859</text:p>
              </table:table-cell>
              <table:table-cell office:value-type="float" office:value="383">
                <text:p>3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4881">
                <text:p>0.004881</text:p>
              </table:table-cell>
              <table:table-cell office:value-type="float" office:value="383">
                <text:p>3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4903">
                <text:p>0.004903</text:p>
              </table:table-cell>
              <table:table-cell office:value-type="float" office:value="448">
                <text:p>4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924">
                <text:p>0.004924</text:p>
              </table:table-cell>
              <table:table-cell office:value-type="float" office:value="448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947">
                <text:p>0.004947</text:p>
              </table:table-cell>
              <table:table-cell office:value-type="float" office:value="448">
                <text:p>4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4968">
                <text:p>0.004968</text:p>
              </table:table-cell>
              <table:table-cell office:value-type="float" office:value="448">
                <text:p>4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989">
                <text:p>0.004989</text:p>
              </table:table-cell>
              <table:table-cell office:value-type="float" office:value="448">
                <text:p>4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5011">
                <text:p>0.005011</text:p>
              </table:table-cell>
              <table:table-cell office:value-type="float" office:value="448">
                <text:p>4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5033">
                <text:p>0.005033</text:p>
              </table:table-cell>
              <table:table-cell office:value-type="float" office:value="448">
                <text:p>4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5054">
                <text:p>0.005054</text:p>
              </table:table-cell>
              <table:table-cell office:value-type="float" office:value="448">
                <text:p>4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5076">
                <text:p>0.005076</text:p>
              </table:table-cell>
              <table:table-cell office:value-type="float" office:value="448">
                <text:p>4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5097">
                <text:p>0.005097</text:p>
              </table:table-cell>
              <table:table-cell office:value-type="float" office:value="383">
                <text:p>3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5118">
                <text:p>0.005118</text:p>
              </table:table-cell>
              <table:table-cell office:value-type="float" office:value="383">
                <text:p>3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514">
                <text:p>0.00514</text:p>
              </table:table-cell>
              <table:table-cell office:value-type="float" office:value="383">
                <text:p>3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5162">
                <text:p>0.005162</text:p>
              </table:table-cell>
              <table:table-cell office:value-type="float" office:value="383">
                <text:p>3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5184">
                <text:p>0.005184</text:p>
              </table:table-cell>
              <table:table-cell office:value-type="float" office:value="383">
                <text:p>3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5205">
                <text:p>0.005205</text:p>
              </table:table-cell>
              <table:table-cell office:value-type="float" office:value="383">
                <text:p>3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5226">
                <text:p>0.005226</text:p>
              </table:table-cell>
              <table:table-cell office:value-type="float" office:value="382">
                <text:p>3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5248">
                <text:p>0.005248</text:p>
              </table:table-cell>
              <table:table-cell office:value-type="float" office:value="383">
                <text:p>3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5269">
                <text:p>0.005269</text:p>
              </table:table-cell>
              <table:table-cell office:value-type="float" office:value="382">
                <text:p>3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5292">
                <text:p>0.005292</text:p>
              </table:table-cell>
              <table:table-cell office:value-type="float" office:value="381">
                <text:p>3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5315">
                <text:p>0.005315</text:p>
              </table:table-cell>
              <table:table-cell office:value-type="float" office:value="380">
                <text:p>3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5336">
                <text:p>0.005336</text:p>
              </table:table-cell>
              <table:table-cell office:value-type="float" office:value="383">
                <text:p>3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5358">
                <text:p>0.005358</text:p>
              </table:table-cell>
              <table:table-cell office:value-type="float" office:value="381">
                <text:p>3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538">
                <text:p>0.00538</text:p>
              </table:table-cell>
              <table:table-cell office:value-type="float" office:value="380">
                <text:p>3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5402">
                <text:p>0.005402</text:p>
              </table:table-cell>
              <table:table-cell office:value-type="float" office:value="379">
                <text:p>3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5423">
                <text:p>0.005423</text:p>
              </table:table-cell>
              <table:table-cell office:value-type="float" office:value="377">
                <text:p>3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5444">
                <text:p>0.005444</text:p>
              </table:table-cell>
              <table:table-cell office:value-type="float" office:value="376">
                <text:p>3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5467">
                <text:p>0.005467</text:p>
              </table:table-cell>
              <table:table-cell office:value-type="float" office:value="383">
                <text:p>3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5489">
                <text:p>0.005489</text:p>
              </table:table-cell>
              <table:table-cell office:value-type="float" office:value="367">
                <text:p>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511">
                <text:p>0.005511</text:p>
              </table:table-cell>
              <table:table-cell office:value-type="float" office:value="378">
                <text:p>3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5532">
                <text:p>0.005532</text:p>
              </table:table-cell>
              <table:table-cell office:value-type="float" office:value="376">
                <text:p>3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5554">
                <text:p>0.005554</text:p>
              </table:table-cell>
              <table:table-cell office:value-type="float" office:value="375">
                <text:p>3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5575">
                <text:p>0.005575</text:p>
              </table:table-cell>
              <table:table-cell office:value-type="float" office:value="372">
                <text:p>3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5597">
                <text:p>0.005597</text:p>
              </table:table-cell>
              <table:table-cell office:value-type="float" office:value="370">
                <text:p>3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5619">
                <text:p>0.005619</text:p>
              </table:table-cell>
              <table:table-cell office:value-type="float" office:value="368">
                <text:p>3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5642">
                <text:p>0.005642</text:p>
              </table:table-cell>
              <table:table-cell office:value-type="float" office:value="351">
                <text:p>3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5663">
                <text:p>0.005663</text:p>
              </table:table-cell>
              <table:table-cell office:value-type="float" office:value="351">
                <text:p>3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5685">
                <text:p>0.005685</text:p>
              </table:table-cell>
              <table:table-cell office:value-type="float" office:value="349">
                <text:p>3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5706">
                <text:p>0.005706</text:p>
              </table:table-cell>
              <table:table-cell office:value-type="float" office:value="343">
                <text:p>3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5728">
                <text:p>0.005728</text:p>
              </table:table-cell>
              <table:table-cell office:value-type="float" office:value="340">
                <text:p>3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749">
                <text:p>0.005749</text:p>
              </table:table-cell>
              <table:table-cell office:value-type="float" office:value="338">
                <text:p>3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5771">
                <text:p>0.005771</text:p>
              </table:table-cell>
              <table:table-cell office:value-type="float" office:value="336">
                <text:p>3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5792">
                <text:p>0.005792</text:p>
              </table:table-cell>
              <table:table-cell office:value-type="float" office:value="335">
                <text:p>3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5814">
                <text:p>0.005814</text:p>
              </table:table-cell>
              <table:table-cell office:value-type="float" office:value="330">
                <text:p>3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5835">
                <text:p>0.005835</text:p>
              </table:table-cell>
              <table:table-cell office:value-type="float" office:value="328">
                <text:p>3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5856">
                <text:p>0.005856</text:p>
              </table:table-cell>
              <table:table-cell office:value-type="float" office:value="325">
                <text:p>3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5878">
                <text:p>0.005878</text:p>
              </table:table-cell>
              <table:table-cell office:value-type="float" office:value="322">
                <text:p>3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5899">
                <text:p>0.005899</text:p>
              </table:table-cell>
              <table:table-cell office:value-type="float" office:value="319">
                <text:p>3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5921">
                <text:p>0.005921</text:p>
              </table:table-cell>
              <table:table-cell office:value-type="float" office:value="318">
                <text:p>3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5943">
                <text:p>0.005943</text:p>
              </table:table-cell>
              <table:table-cell office:value-type="float" office:value="317">
                <text:p>3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5965">
                <text:p>0.005965</text:p>
              </table:table-cell>
              <table:table-cell office:value-type="float" office:value="319">
                <text:p>3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5986">
                <text:p>0.005986</text:p>
              </table:table-cell>
              <table:table-cell office:value-type="float" office:value="315">
                <text:p>3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6008">
                <text:p>0.006008</text:p>
              </table:table-cell>
              <table:table-cell office:value-type="float" office:value="312">
                <text:p>3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603">
                <text:p>0.00603</text:p>
              </table:table-cell>
              <table:table-cell office:value-type="float" office:value="302">
                <text:p>3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6051">
                <text:p>0.006051</text:p>
              </table:table-cell>
              <table:table-cell office:value-type="float" office:value="297">
                <text:p>2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6073">
                <text:p>0.006073</text:p>
              </table:table-cell>
              <table:table-cell office:value-type="float" office:value="295">
                <text:p>2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6095">
                <text:p>0.006095</text:p>
              </table:table-cell>
              <table:table-cell office:value-type="float" office:value="290">
                <text:p>2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6116">
                <text:p>0.006116</text:p>
              </table:table-cell>
              <table:table-cell office:value-type="float" office:value="288">
                <text:p>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6138">
                <text:p>0.006138</text:p>
              </table:table-cell>
              <table:table-cell office:value-type="float" office:value="286">
                <text:p>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6159">
                <text:p>0.006159</text:p>
              </table:table-cell>
              <table:table-cell office:value-type="float" office:value="284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618">
                <text:p>0.00618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6202">
                <text:p>0.006202</text:p>
              </table:table-cell>
              <table:table-cell office:value-type="float" office:value="273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6223">
                <text:p>0.006223</text:p>
              </table:table-cell>
              <table:table-cell office:value-type="float" office:value="271">
                <text:p>2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6245">
                <text:p>0.006245</text:p>
              </table:table-cell>
              <table:table-cell office:value-type="float" office:value="266">
                <text:p>2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6266">
                <text:p>0.006266</text:p>
              </table:table-cell>
              <table:table-cell office:value-type="float" office:value="263">
                <text:p>2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6287">
                <text:p>0.006287</text:p>
              </table:table-cell>
              <table:table-cell office:value-type="float" office:value="259">
                <text:p>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6309">
                <text:p>0.006309</text:p>
              </table:table-cell>
              <table:table-cell office:value-type="float" office:value="255">
                <text:p>2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633">
                <text:p>0.00633</text:p>
              </table:table-cell>
              <table:table-cell office:value-type="float" office:value="254">
                <text:p>2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6353">
                <text:p>0.006353</text:p>
              </table:table-cell>
              <table:table-cell office:value-type="float" office:value="252">
                <text:p>2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6374">
                <text:p>0.006374</text:p>
              </table:table-cell>
              <table:table-cell office:value-type="float" office:value="251">
                <text:p>2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6395">
                <text:p>0.006395</text:p>
              </table:table-cell>
              <table:table-cell office:value-type="float" office:value="248">
                <text:p>2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6417">
                <text:p>0.006417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6439">
                <text:p>0.006439</text:p>
              </table:table-cell>
              <table:table-cell office:value-type="float" office:value="248">
                <text:p>24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646">
                <text:p>0.00646</text:p>
              </table:table-cell>
              <table:table-cell office:value-type="float" office:value="244">
                <text:p>24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6481">
                <text:p>0.006481</text:p>
              </table:table-cell>
              <table:table-cell office:value-type="float" office:value="240">
                <text:p>24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6503">
                <text:p>0.006503</text:p>
              </table:table-cell>
              <table:table-cell office:value-type="float" office:value="254">
                <text:p>25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6524">
                <text:p>0.006524</text:p>
              </table:table-cell>
              <table:table-cell office:value-type="float" office:value="253">
                <text:p>25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6547">
                <text:p>0.006547</text:p>
              </table:table-cell>
              <table:table-cell office:value-type="float" office:value="244">
                <text:p>24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6568">
                <text:p>0.006568</text:p>
              </table:table-cell>
              <table:table-cell office:value-type="float" office:value="240">
                <text:p>24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659">
                <text:p>0.00659</text:p>
              </table:table-cell>
              <table:table-cell office:value-type="float" office:value="239">
                <text:p>23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6611">
                <text:p>0.006611</text:p>
              </table:table-cell>
              <table:table-cell office:value-type="float" office:value="233">
                <text:p>23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6632">
                <text:p>0.006632</text:p>
              </table:table-cell>
              <table:table-cell office:value-type="float" office:value="229">
                <text:p>22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6654">
                <text:p>0.006654</text:p>
              </table:table-cell>
              <table:table-cell office:value-type="float" office:value="225">
                <text:p>22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6676">
                <text:p>0.006676</text:p>
              </table:table-cell>
              <table:table-cell office:value-type="float" office:value="255">
                <text:p>2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6698">
                <text:p>0.006698</text:p>
              </table:table-cell>
              <table:table-cell office:value-type="float" office:value="254">
                <text:p>25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6721">
                <text:p>0.006721</text:p>
              </table:table-cell>
              <table:table-cell office:value-type="float" office:value="255">
                <text:p>25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6742">
                <text:p>0.006742</text:p>
              </table:table-cell>
              <table:table-cell office:value-type="float" office:value="249">
                <text:p>24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6763">
                <text:p>0.006763</text:p>
              </table:table-cell>
              <table:table-cell office:value-type="float" office:value="239">
                <text:p>2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6785">
                <text:p>0.006785</text:p>
              </table:table-cell>
              <table:table-cell office:value-type="float" office:value="234">
                <text:p>23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6806">
                <text:p>0.006806</text:p>
              </table:table-cell>
              <table:table-cell office:value-type="float" office:value="229">
                <text:p>22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6828">
                <text:p>0.006828</text:p>
              </table:table-cell>
              <table:table-cell office:value-type="float" office:value="226">
                <text:p>22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6849">
                <text:p>0.006849</text:p>
              </table:table-cell>
              <table:table-cell office:value-type="float" office:value="223">
                <text:p>22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687">
                <text:p>0.00687</text:p>
              </table:table-cell>
              <table:table-cell office:value-type="float" office:value="222">
                <text:p>22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6892">
                <text:p>0.006892</text:p>
              </table:table-cell>
              <table:table-cell office:value-type="float" office:value="215">
                <text:p>21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6914">
                <text:p>0.006914</text:p>
              </table:table-cell>
              <table:table-cell office:value-type="float" office:value="210">
                <text:p>2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6935">
                <text:p>0.006935</text:p>
              </table:table-cell>
              <table:table-cell office:value-type="float" office:value="207">
                <text:p>20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6956">
                <text:p>0.006956</text:p>
              </table:table-cell>
              <table:table-cell office:value-type="float" office:value="203">
                <text:p>20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6978">
                <text:p>0.006978</text:p>
              </table:table-cell>
              <table:table-cell office:value-type="float" office:value="199">
                <text:p>1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7">
                <text:p>0.007</text:p>
              </table:table-cell>
              <table:table-cell office:value-type="float" office:value="195">
                <text:p>19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7021">
                <text:p>0.007021</text:p>
              </table:table-cell>
              <table:table-cell office:value-type="float" office:value="127">
                <text:p>1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7043">
                <text:p>0.007043</text:p>
              </table:table-cell>
              <table:table-cell office:value-type="float" office:value="126">
                <text:p>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7064">
                <text:p>0.007064</text:p>
              </table:table-cell>
              <table:table-cell office:value-type="float" office:value="124">
                <text:p>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7086">
                <text:p>0.007086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7107">
                <text:p>0.007107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7129">
                <text:p>0.007129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7152">
                <text:p>0.007152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7173">
                <text:p>0.007173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7195">
                <text:p>0.007195</text:p>
              </table:table-cell>
              <table:table-cell office:value-type="float" office:value="98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7216">
                <text:p>0.007216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7238">
                <text:p>0.007238</text:p>
              </table:table-cell>
              <table:table-cell office:value-type="float" office:value="94">
                <text:p>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7259">
                <text:p>0.007259</text:p>
              </table:table-cell>
              <table:table-cell office:value-type="float" office:value="92">
                <text:p>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7281">
                <text:p>0.007281</text:p>
              </table:table-cell>
              <table:table-cell office:value-type="float" office:value="85">
                <text:p>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7303">
                <text:p>0.007303</text:p>
              </table:table-cell>
              <table:table-cell office:value-type="float" office:value="82">
                <text:p>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7325">
                <text:p>0.007325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7346">
                <text:p>0.007346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7368">
                <text:p>0.007368</text:p>
              </table:table-cell>
              <table:table-cell office:value-type="float" office:value="72">
                <text:p>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7389">
                <text:p>0.007389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7412">
                <text:p>0.007412</text:p>
              </table:table-cell>
              <table:table-cell office:value-type="float" office:value="66">
                <text:p>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7434">
                <text:p>0.007434</text:p>
              </table:table-cell>
              <table:table-cell office:value-type="float" office:value="63">
                <text:p>6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7455">
                <text:p>0.007455</text:p>
              </table:table-cell>
              <table:table-cell office:value-type="float" office:value="62">
                <text:p>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7477">
                <text:p>0.007477</text:p>
              </table:table-cell>
              <table:table-cell office:value-type="float" office:value="61">
                <text:p>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7499">
                <text:p>0.007499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7521">
                <text:p>0.007521</text:p>
              </table:table-cell>
              <table:table-cell office:value-type="float" office:value="59">
                <text:p>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7542">
                <text:p>0.007542</text:p>
              </table:table-cell>
              <table:table-cell office:value-type="float" office:value="57">
                <text:p>5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7564">
                <text:p>0.007564</text:p>
              </table:table-cell>
              <table:table-cell office:value-type="float" office:value="47">
                <text:p>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7585">
                <text:p>0.007585</text:p>
              </table:table-cell>
              <table:table-cell office:value-type="float" office:value="46">
                <text:p>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7607">
                <text:p>0.007607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7629">
                <text:p>0.007629</text:p>
              </table:table-cell>
              <table:table-cell office:value-type="float" office:value="39">
                <text:p>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765">
                <text:p>0.00765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7671">
                <text:p>0.007671</text:p>
              </table:table-cell>
              <table:table-cell office:value-type="float" office:value="34">
                <text:p>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7693">
                <text:p>0.007693</text:p>
              </table:table-cell>
              <table:table-cell office:value-type="float" office:value="32">
                <text:p>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7714">
                <text:p>0.007714</text:p>
              </table:table-cell>
              <table:table-cell office:value-type="float" office:value="31">
                <text:p>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7736">
                <text:p>0.007736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7757">
                <text:p>0.007757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778">
                <text:p>0.00778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7802">
                <text:p>0.007802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7823">
                <text:p>0.007823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7845">
                <text:p>0.007845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7867">
                <text:p>0.007867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7888">
                <text:p>0.007888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791">
                <text:p>0.00791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7932">
                <text:p>0.007932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7954">
                <text:p>0.007954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7975">
                <text:p>0.007975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7996">
                <text:p>0.007996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8018">
                <text:p>0.008018</text:p>
              </table:table-cell>
              <table:table-cell office:value-type="float" office:value="7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8039">
                <text:p>0.008039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806">
                <text:p>0.00806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8082">
                <text:p>0.008082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8103">
                <text:p>0.008103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8126">
                <text:p>0.008126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8169">
                <text:p>0.008169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819">
                <text:p>0.00819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8211">
                <text:p>0.008211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8233">
                <text:p>0.008233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8255">
                <text:p>0.008255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8276">
                <text:p>0.008276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8298">
                <text:p>0.008298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8319">
                <text:p>0.008319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834">
                <text:p>0.0083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8362">
                <text:p>0.00836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8384">
                <text:p>0.00838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8406">
                <text:p>0.008406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8427">
                <text:p>0.008427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8449">
                <text:p>0.008449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847">
                <text:p>0.00847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8492">
                <text:p>0.008492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8513">
                <text:p>0.008513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8536">
                <text:p>0.008536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8558">
                <text:p>0.008558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8579">
                <text:p>0.008579</text:p>
              </table:table-cell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8601">
                <text:p>0.008601</text:p>
              </table:table-cell>
              <table:table-cell office:value-type="float" office:value="3">
                <text:p>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8622">
                <text:p>0.008622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8644">
                <text:p>0.008644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8666">
                <text:p>0.008666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8687">
                <text:p>0.008687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8709">
                <text:p>0.008709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873">
                <text:p>0.00873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8751">
                <text:p>0.008751</text:p>
              </table:table-cell>
              <table:table-cell office:value-type="float" office:value="14">
                <text:p>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8773">
                <text:p>0.008773</text:p>
              </table:table-cell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8839">
                <text:p>0.008839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8863">
                <text:p>0.008863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8886">
                <text:p>0.008886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8907">
                <text:p>0.008907</text:p>
              </table:table-cell>
              <table:table-cell office:value-type="float" office:value="23">
                <text:p>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8929">
                <text:p>0.008929</text:p>
              </table:table-cell>
              <table:table-cell office:value-type="float" office:value="28">
                <text:p>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895">
                <text:p>0.00895</text:p>
              </table:table-cell>
              <table:table-cell office:value-type="float" office:value="30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8972">
                <text:p>0.008972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8993">
                <text:p>0.008993</text:p>
              </table:table-cell>
              <table:table-cell office:value-type="float" office:value="31">
                <text:p>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9014">
                <text:p>0.009014</text:p>
              </table:table-cell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9036">
                <text:p>0.009036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9058">
                <text:p>0.009058</text:p>
              </table:table-cell>
              <table:table-cell office:value-type="float" office:value="37">
                <text:p>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9079">
                <text:p>0.009079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91">
                <text:p>0.0091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9122">
                <text:p>0.009122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9143">
                <text:p>0.009143</text:p>
              </table:table-cell>
              <table:table-cell office:value-type="float" office:value="47">
                <text:p>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9164">
                <text:p>0.009164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9186">
                <text:p>0.00918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9208">
                <text:p>0.009208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9231">
                <text:p>0.009231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9252">
                <text:p>0.009252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9274">
                <text:p>0.00927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9295">
                <text:p>0.009295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9317">
                <text:p>0.009317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9339">
                <text:p>0.009339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936">
                <text:p>0.0093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9381">
                <text:p>0.00938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9402">
                <text:p>0.009402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9424">
                <text:p>0.009424</text:p>
              </table:table-cell>
              <table:table-cell office:value-type="float" office:value="87">
                <text:p>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9445">
                <text:p>0.009445</text:p>
              </table:table-cell>
              <table:table-cell office:value-type="float" office:value="93">
                <text:p>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9466">
                <text:p>0.009466</text:p>
              </table:table-cell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9489">
                <text:p>0.009489</text:p>
              </table:table-cell>
              <table:table-cell office:value-type="float" office:value="112">
                <text:p>1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951">
                <text:p>0.00951</text:p>
              </table:table-cell>
              <table:table-cell office:value-type="float" office:value="115">
                <text:p>1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9532">
                <text:p>0.009532</text:p>
              </table:table-cell>
              <table:table-cell office:value-type="float" office:value="119">
                <text:p>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9553">
                <text:p>0.009553</text:p>
              </table:table-cell>
              <table:table-cell office:value-type="float" office:value="122">
                <text:p>1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9575">
                <text:p>0.009575</text:p>
              </table:table-cell>
              <table:table-cell office:value-type="float" office:value="111">
                <text:p>1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9596">
                <text:p>0.009596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9618">
                <text:p>0.009618</text:p>
              </table:table-cell>
              <table:table-cell office:value-type="float" office:value="125">
                <text:p>1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9639">
                <text:p>0.009639</text:p>
              </table:table-cell>
              <table:table-cell office:value-type="float" office:value="124">
                <text:p>1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9661">
                <text:p>0.009661</text:p>
              </table:table-cell>
              <table:table-cell office:value-type="float" office:value="126">
                <text:p>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9683">
                <text:p>0.009683</text:p>
              </table:table-cell>
              <table:table-cell office:value-type="float" office:value="192">
                <text:p>1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9704">
                <text:p>0.009704</text:p>
              </table:table-cell>
              <table:table-cell office:value-type="float" office:value="196">
                <text:p>1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9725">
                <text:p>0.009725</text:p>
              </table:table-cell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9747">
                <text:p>0.009747</text:p>
              </table:table-cell>
              <table:table-cell office:value-type="float" office:value="203">
                <text:p>2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9768">
                <text:p>0.009768</text:p>
              </table:table-cell>
              <table:table-cell office:value-type="float" office:value="207">
                <text:p>2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979">
                <text:p>0.00979</text:p>
              </table:table-cell>
              <table:table-cell office:value-type="float" office:value="211">
                <text:p>2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9811">
                <text:p>0.009811</text:p>
              </table:table-cell>
              <table:table-cell office:value-type="float" office:value="215">
                <text:p>2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9833">
                <text:p>0.009833</text:p>
              </table:table-cell>
              <table:table-cell office:value-type="float" office:value="222">
                <text:p>2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9854">
                <text:p>0.009854</text:p>
              </table:table-cell>
              <table:table-cell office:value-type="float" office:value="223">
                <text:p>2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9875">
                <text:p>0.009875</text:p>
              </table:table-cell>
              <table:table-cell office:value-type="float" office:value="226">
                <text:p>2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9897">
                <text:p>0.009897</text:p>
              </table:table-cell>
              <table:table-cell office:value-type="float" office:value="231">
                <text:p>23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9919">
                <text:p>0.009919</text:p>
              </table:table-cell>
              <table:table-cell office:value-type="float" office:value="234">
                <text:p>2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994">
                <text:p>0.00994</text:p>
              </table:table-cell>
              <table:table-cell office:value-type="float" office:value="239">
                <text:p>2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9963">
                <text:p>0.009963</text:p>
              </table:table-cell>
              <table:table-cell office:value-type="float" office:value="251">
                <text:p>2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9984">
                <text:p>0.009984</text:p>
              </table:table-cell>
              <table:table-cell office:value-type="float" office:value="255">
                <text:p>2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0006">
                <text:p>0.010006</text:p>
              </table:table-cell>
              <table:table-cell office:value-type="float" office:value="254">
                <text:p>2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0028">
                <text:p>0.010028</text:p>
              </table:table-cell>
              <table:table-cell office:value-type="float" office:value="255">
                <text:p>2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0049">
                <text:p>0.010049</text:p>
              </table:table-cell>
              <table:table-cell office:value-type="float" office:value="225">
                <text:p>2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0071">
                <text:p>0.010071</text:p>
              </table:table-cell>
              <table:table-cell office:value-type="float" office:value="229">
                <text:p>2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0092">
                <text:p>0.010092</text:p>
              </table:table-cell>
              <table:table-cell office:value-type="float" office:value="234">
                <text:p>2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0114">
                <text:p>0.010114</text:p>
              </table:table-cell>
              <table:table-cell office:value-type="float" office:value="239">
                <text:p>2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0136">
                <text:p>0.010136</text:p>
              </table:table-cell>
              <table:table-cell office:value-type="float" office:value="242">
                <text:p>2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0157">
                <text:p>0.010157</text:p>
              </table:table-cell>
              <table:table-cell office:value-type="float" office:value="245">
                <text:p>2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0179">
                <text:p>0.010179</text:p>
              </table:table-cell>
              <table:table-cell office:value-type="float" office:value="253">
                <text:p>2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02">
                <text:p>0.0102</text:p>
              </table:table-cell>
              <table:table-cell office:value-type="float" office:value="255">
                <text:p>2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0221">
                <text:p>0.010221</text:p>
              </table:table-cell>
              <table:table-cell office:value-type="float" office:value="241">
                <text:p>2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0242">
                <text:p>0.010242</text:p>
              </table:table-cell>
              <table:table-cell office:value-type="float" office:value="245">
                <text:p>2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0264">
                <text:p>0.010264</text:p>
              </table:table-cell>
              <table:table-cell office:value-type="float" office:value="248">
                <text:p>2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0286">
                <text:p>0.010286</text:p>
              </table:table-cell>
              <table:table-cell office:value-type="float" office:value="254">
                <text:p>2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0308">
                <text:p>0.010308</text:p>
              </table:table-cell>
              <table:table-cell office:value-type="float" office:value="248">
                <text:p>2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0329">
                <text:p>0.010329</text:p>
              </table:table-cell>
              <table:table-cell office:value-type="float" office:value="252">
                <text:p>2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035">
                <text:p>0.01035</text:p>
              </table:table-cell>
              <table:table-cell office:value-type="float" office:value="252">
                <text:p>2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0372">
                <text:p>0.010372</text:p>
              </table:table-cell>
              <table:table-cell office:value-type="float" office:value="254">
                <text:p>2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0394">
                <text:p>0.010394</text:p>
              </table:table-cell>
              <table:table-cell office:value-type="float" office:value="256">
                <text:p>2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0415">
                <text:p>0.010415</text:p>
              </table:table-cell>
              <table:table-cell office:value-type="float" office:value="259">
                <text:p>25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0436">
                <text:p>0.010436</text:p>
              </table:table-cell>
              <table:table-cell office:value-type="float" office:value="263">
                <text:p>2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0458">
                <text:p>0.010458</text:p>
              </table:table-cell>
              <table:table-cell office:value-type="float" office:value="266">
                <text:p>2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0479">
                <text:p>0.010479</text:p>
              </table:table-cell>
              <table:table-cell office:value-type="float" office:value="271">
                <text:p>2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05">
                <text:p>0.0105</text:p>
              </table:table-cell>
              <table:table-cell office:value-type="float" office:value="274">
                <text:p>2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0521">
                <text:p>0.010521</text:p>
              </table:table-cell>
              <table:table-cell office:value-type="float" office:value="277">
                <text:p>2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0543">
                <text:p>0.010543</text:p>
              </table:table-cell>
              <table:table-cell office:value-type="float" office:value="285">
                <text:p>2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0565">
                <text:p>0.010565</text:p>
              </table:table-cell>
              <table:table-cell office:value-type="float" office:value="286">
                <text:p>2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0587">
                <text:p>0.010587</text:p>
              </table:table-cell>
              <table:table-cell office:value-type="float" office:value="287">
                <text:p>2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0608">
                <text:p>0.010608</text:p>
              </table:table-cell>
              <table:table-cell office:value-type="float" office:value="291">
                <text:p>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0631">
                <text:p>0.010631</text:p>
              </table:table-cell>
              <table:table-cell office:value-type="float" office:value="295">
                <text:p>2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0652">
                <text:p>0.010652</text:p>
              </table:table-cell>
              <table:table-cell office:value-type="float" office:value="298">
                <text:p>2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0673">
                <text:p>0.010673</text:p>
              </table:table-cell>
              <table:table-cell office:value-type="float" office:value="302">
                <text:p>30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0695">
                <text:p>0.010695</text:p>
              </table:table-cell>
              <table:table-cell office:value-type="float" office:value="312">
                <text:p>3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0717">
                <text:p>0.010717</text:p>
              </table:table-cell>
              <table:table-cell office:value-type="float" office:value="315">
                <text:p>3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0738">
                <text:p>0.010738</text:p>
              </table:table-cell>
              <table:table-cell office:value-type="float" office:value="311">
                <text:p>3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0759">
                <text:p>0.010759</text:p>
              </table:table-cell>
              <table:table-cell office:value-type="float" office:value="317">
                <text:p>3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0781">
                <text:p>0.010781</text:p>
              </table:table-cell>
              <table:table-cell office:value-type="float" office:value="319">
                <text:p>3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0802">
                <text:p>0.010802</text:p>
              </table:table-cell>
              <table:table-cell office:value-type="float" office:value="319">
                <text:p>3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0823">
                <text:p>0.010823</text:p>
              </table:table-cell>
              <table:table-cell office:value-type="float" office:value="322">
                <text:p>3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0844">
                <text:p>0.010844</text:p>
              </table:table-cell>
              <table:table-cell office:value-type="float" office:value="325">
                <text:p>3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0866">
                <text:p>0.010866</text:p>
              </table:table-cell>
              <table:table-cell office:value-type="float" office:value="328">
                <text:p>3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0887">
                <text:p>0.010887</text:p>
              </table:table-cell>
              <table:table-cell office:value-type="float" office:value="331">
                <text:p>3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0908">
                <text:p>0.010908</text:p>
              </table:table-cell>
              <table:table-cell office:value-type="float" office:value="335">
                <text:p>3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093">
                <text:p>0.01093</text:p>
              </table:table-cell>
              <table:table-cell office:value-type="float" office:value="336">
                <text:p>3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0951">
                <text:p>0.010951</text:p>
              </table:table-cell>
              <table:table-cell office:value-type="float" office:value="338">
                <text:p>3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0973">
                <text:p>0.010973</text:p>
              </table:table-cell>
              <table:table-cell office:value-type="float" office:value="340">
                <text:p>3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0994">
                <text:p>0.010994</text:p>
              </table:table-cell>
              <table:table-cell office:value-type="float" office:value="343">
                <text:p>3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1015">
                <text:p>0.011015</text:p>
              </table:table-cell>
              <table:table-cell office:value-type="float" office:value="349">
                <text:p>3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1036">
                <text:p>0.011036</text:p>
              </table:table-cell>
              <table:table-cell office:value-type="float" office:value="350">
                <text:p>3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1058">
                <text:p>0.011058</text:p>
              </table:table-cell>
              <table:table-cell office:value-type="float" office:value="351">
                <text:p>3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1079">
                <text:p>0.011079</text:p>
              </table:table-cell>
              <table:table-cell office:value-type="float" office:value="368">
                <text:p>3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1101">
                <text:p>0.011101</text:p>
              </table:table-cell>
              <table:table-cell office:value-type="float" office:value="370">
                <text:p>3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1123">
                <text:p>0.011123</text:p>
              </table:table-cell>
              <table:table-cell office:value-type="float" office:value="372">
                <text:p>3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1144">
                <text:p>0.011144</text:p>
              </table:table-cell>
              <table:table-cell office:value-type="float" office:value="375">
                <text:p>3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1165">
                <text:p>0.011165</text:p>
              </table:table-cell>
              <table:table-cell office:value-type="float" office:value="377">
                <text:p>3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1187">
                <text:p>0.011187</text:p>
              </table:table-cell>
              <table:table-cell office:value-type="float" office:value="378">
                <text:p>3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1209">
                <text:p>0.011209</text:p>
              </table:table-cell>
              <table:table-cell office:value-type="float" office:value="382">
                <text:p>3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123">
                <text:p>0.01123</text:p>
              </table:table-cell>
              <table:table-cell office:value-type="float" office:value="383">
                <text:p>3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1252">
                <text:p>0.011252</text:p>
              </table:table-cell>
              <table:table-cell office:value-type="float" office:value="376">
                <text:p>3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1273">
                <text:p>0.011273</text:p>
              </table:table-cell>
              <table:table-cell office:value-type="float" office:value="377">
                <text:p>3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1294">
                <text:p>0.011294</text:p>
              </table:table-cell>
              <table:table-cell office:value-type="float" office:value="379">
                <text:p>3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1316">
                <text:p>0.011316</text:p>
              </table:table-cell>
              <table:table-cell office:value-type="float" office:value="380">
                <text:p>3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1338">
                <text:p>0.011338</text:p>
              </table:table-cell>
              <table:table-cell office:value-type="float" office:value="381">
                <text:p>3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136">
                <text:p>0.01136</text:p>
              </table:table-cell>
              <table:table-cell office:value-type="float" office:value="383">
                <text:p>3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1381">
                <text:p>0.011381</text:p>
              </table:table-cell>
              <table:table-cell office:value-type="float" office:value="380">
                <text:p>3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1402">
                <text:p>0.011402</text:p>
              </table:table-cell>
              <table:table-cell office:value-type="float" office:value="381">
                <text:p>3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1423">
                <text:p>0.011423</text:p>
              </table:table-cell>
              <table:table-cell office:value-type="float" office:value="382">
                <text:p>3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1445">
                <text:p>0.011445</text:p>
              </table:table-cell>
              <table:table-cell office:value-type="float" office:value="383">
                <text:p>3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1466">
                <text:p>0.011466</text:p>
              </table:table-cell>
              <table:table-cell office:value-type="float" office:value="382">
                <text:p>3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1488">
                <text:p>0.011488</text:p>
              </table:table-cell>
              <table:table-cell office:value-type="float" office:value="382">
                <text:p>3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151">
                <text:p>0.01151</text:p>
              </table:table-cell>
              <table:table-cell office:value-type="float" office:value="383">
                <text:p>3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1531">
                <text:p>0.011531</text:p>
              </table:table-cell>
              <table:table-cell office:value-type="float" office:value="383">
                <text:p>3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1552">
                <text:p>0.011552</text:p>
              </table:table-cell>
              <table:table-cell office:value-type="float" office:value="383">
                <text:p>3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1574">
                <text:p>0.011574</text:p>
              </table:table-cell>
              <table:table-cell office:value-type="float" office:value="383">
                <text:p>3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1595">
                <text:p>0.011595</text:p>
              </table:table-cell>
              <table:table-cell office:value-type="float" office:value="383">
                <text:p>3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1617">
                <text:p>0.011617</text:p>
              </table:table-cell>
              <table:table-cell office:value-type="float" office:value="448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1638">
                <text:p>0.011638</text:p>
              </table:table-cell>
              <table:table-cell office:value-type="float" office:value="448">
                <text:p>4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1166">
                <text:p>0.01166</text:p>
              </table:table-cell>
              <table:table-cell office:value-type="float" office:value="449">
                <text:p>4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1681">
                <text:p>0.011681</text:p>
              </table:table-cell>
              <table:table-cell office:value-type="float" office:value="448">
                <text:p>4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1703">
                <text:p>0.011703</text:p>
              </table:table-cell>
              <table:table-cell office:value-type="float" office:value="448">
                <text:p>4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1725">
                <text:p>0.011725</text:p>
              </table:table-cell>
              <table:table-cell office:value-type="float" office:value="448">
                <text:p>4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1746">
                <text:p>0.011746</text:p>
              </table:table-cell>
              <table:table-cell office:value-type="float" office:value="448">
                <text:p>4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11768">
                <text:p>0.011768</text:p>
              </table:table-cell>
              <table:table-cell office:value-type="float" office:value="448">
                <text:p>4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1179">
                <text:p>0.01179</text:p>
              </table:table-cell>
              <table:table-cell office:value-type="float" office:value="448">
                <text:p>4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1812">
                <text:p>0.011812</text:p>
              </table:table-cell>
              <table:table-cell office:value-type="float" office:value="383">
                <text:p>3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11833">
                <text:p>0.011833</text:p>
              </table:table-cell>
              <table:table-cell office:value-type="float" office:value="383">
                <text:p>3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1855">
                <text:p>0.011855</text:p>
              </table:table-cell>
              <table:table-cell office:value-type="float" office:value="383">
                <text:p>3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11876">
                <text:p>0.011876</text:p>
              </table:table-cell>
              <table:table-cell office:value-type="float" office:value="383">
                <text:p>3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11897">
                <text:p>0.011897</text:p>
              </table:table-cell>
              <table:table-cell office:value-type="float" office:value="382">
                <text:p>3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1918">
                <text:p>0.011918</text:p>
              </table:table-cell>
              <table:table-cell office:value-type="float" office:value="382">
                <text:p>3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194">
                <text:p>0.01194</text:p>
              </table:table-cell>
              <table:table-cell office:value-type="float" office:value="383">
                <text:p>3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11961">
                <text:p>0.011961</text:p>
              </table:table-cell>
              <table:table-cell office:value-type="float" office:value="382">
                <text:p>3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11983">
                <text:p>0.011983</text:p>
              </table:table-cell>
              <table:table-cell office:value-type="float" office:value="381">
                <text:p>3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2005">
                <text:p>0.012005</text:p>
              </table:table-cell>
              <table:table-cell office:value-type="float" office:value="380">
                <text:p>3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2026">
                <text:p>0.012026</text:p>
              </table:table-cell>
              <table:table-cell office:value-type="float" office:value="383">
                <text:p>3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2049">
                <text:p>0.012049</text:p>
              </table:table-cell>
              <table:table-cell office:value-type="float" office:value="383">
                <text:p>3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207">
                <text:p>0.01207</text:p>
              </table:table-cell>
              <table:table-cell office:value-type="float" office:value="380">
                <text:p>3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12091">
                <text:p>0.012091</text:p>
              </table:table-cell>
              <table:table-cell office:value-type="float" office:value="379">
                <text:p>3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2113">
                <text:p>0.012113</text:p>
              </table:table-cell>
              <table:table-cell office:value-type="float" office:value="377">
                <text:p>3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2135">
                <text:p>0.012135</text:p>
              </table:table-cell>
              <table:table-cell office:value-type="float" office:value="376">
                <text:p>3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2158">
                <text:p>0.012158</text:p>
              </table:table-cell>
              <table:table-cell office:value-type="float" office:value="383">
                <text:p>3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218">
                <text:p>0.01218</text:p>
              </table:table-cell>
              <table:table-cell office:value-type="float" office:value="367">
                <text:p>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2202">
                <text:p>0.012202</text:p>
              </table:table-cell>
              <table:table-cell office:value-type="float" office:value="378">
                <text:p>3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2223">
                <text:p>0.012223</text:p>
              </table:table-cell>
              <table:table-cell office:value-type="float" office:value="376">
                <text:p>3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2244">
                <text:p>0.012244</text:p>
              </table:table-cell>
              <table:table-cell office:value-type="float" office:value="375">
                <text:p>3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2266">
                <text:p>0.012266</text:p>
              </table:table-cell>
              <table:table-cell office:value-type="float" office:value="372">
                <text:p>3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2287">
                <text:p>0.012287</text:p>
              </table:table-cell>
              <table:table-cell office:value-type="float" office:value="370">
                <text:p>3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2309">
                <text:p>0.012309</text:p>
              </table:table-cell>
              <table:table-cell office:value-type="float" office:value="351">
                <text:p>3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233">
                <text:p>0.01233</text:p>
              </table:table-cell>
              <table:table-cell office:value-type="float" office:value="351">
                <text:p>3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2352">
                <text:p>0.012352</text:p>
              </table:table-cell>
              <table:table-cell office:value-type="float" office:value="351">
                <text:p>3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2373">
                <text:p>0.012373</text:p>
              </table:table-cell>
              <table:table-cell office:value-type="float" office:value="349">
                <text:p>3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2395">
                <text:p>0.012395</text:p>
              </table:table-cell>
              <table:table-cell office:value-type="float" office:value="343">
                <text:p>3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2417">
                <text:p>0.012417</text:p>
              </table:table-cell>
              <table:table-cell office:value-type="float" office:value="340">
                <text:p>3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2438">
                <text:p>0.012438</text:p>
              </table:table-cell>
              <table:table-cell office:value-type="float" office:value="337">
                <text:p>3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246">
                <text:p>0.01246</text:p>
              </table:table-cell>
              <table:table-cell office:value-type="float" office:value="336">
                <text:p>3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2482">
                <text:p>0.012482</text:p>
              </table:table-cell>
              <table:table-cell office:value-type="float" office:value="335">
                <text:p>3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12503">
                <text:p>0.012503</text:p>
              </table:table-cell>
              <table:table-cell office:value-type="float" office:value="330">
                <text:p>3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12525">
                <text:p>0.012525</text:p>
              </table:table-cell>
              <table:table-cell office:value-type="float" office:value="327">
                <text:p>3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2546">
                <text:p>0.012546</text:p>
              </table:table-cell>
              <table:table-cell office:value-type="float" office:value="324">
                <text:p>3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2568">
                <text:p>0.012568</text:p>
              </table:table-cell>
              <table:table-cell office:value-type="float" office:value="322">
                <text:p>3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259">
                <text:p>0.01259</text:p>
              </table:table-cell>
              <table:table-cell office:value-type="float" office:value="319">
                <text:p>3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2611">
                <text:p>0.012611</text:p>
              </table:table-cell>
              <table:table-cell office:value-type="float" office:value="318">
                <text:p>3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2632">
                <text:p>0.012632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2653">
                <text:p>0.012653</text:p>
              </table:table-cell>
              <table:table-cell office:value-type="float" office:value="319">
                <text:p>3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2675">
                <text:p>0.012675</text:p>
              </table:table-cell>
              <table:table-cell office:value-type="float" office:value="314">
                <text:p>3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2696">
                <text:p>0.012696</text:p>
              </table:table-cell>
              <table:table-cell office:value-type="float" office:value="303">
                <text:p>3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2718">
                <text:p>0.012718</text:p>
              </table:table-cell>
              <table:table-cell office:value-type="float" office:value="302">
                <text:p>3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2739">
                <text:p>0.012739</text:p>
              </table:table-cell>
              <table:table-cell office:value-type="float" office:value="297">
                <text:p>2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12761">
                <text:p>0.012761</text:p>
              </table:table-cell>
              <table:table-cell office:value-type="float" office:value="293">
                <text:p>2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2782">
                <text:p>0.012782</text:p>
              </table:table-cell>
              <table:table-cell office:value-type="float" office:value="289">
                <text:p>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2803">
                <text:p>0.012803</text:p>
              </table:table-cell>
              <table:table-cell office:value-type="float" office:value="287">
                <text:p>2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12825">
                <text:p>0.012825</text:p>
              </table:table-cell>
              <table:table-cell office:value-type="float" office:value="287">
                <text:p>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2847">
                <text:p>0.012847</text:p>
              </table:table-cell>
              <table:table-cell office:value-type="float" office:value="279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2868">
                <text:p>0.012868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289">
                <text:p>0.01289</text:p>
              </table:table-cell>
              <table:table-cell office:value-type="float" office:value="273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2912">
                <text:p>0.012912</text:p>
              </table:table-cell>
              <table:table-cell office:value-type="float" office:value="271">
                <text:p>2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2933">
                <text:p>0.012933</text:p>
              </table:table-cell>
              <table:table-cell office:value-type="float" office:value="265">
                <text:p>2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2955">
                <text:p>0.012955</text:p>
              </table:table-cell>
              <table:table-cell office:value-type="float" office:value="263">
                <text:p>2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2976">
                <text:p>0.012976</text:p>
              </table:table-cell>
              <table:table-cell office:value-type="float" office:value="258">
                <text:p>2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2997">
                <text:p>0.012997</text:p>
              </table:table-cell>
              <table:table-cell office:value-type="float" office:value="255">
                <text:p>2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3019">
                <text:p>0.013019</text:p>
              </table:table-cell>
              <table:table-cell office:value-type="float" office:value="254">
                <text:p>2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304">
                <text:p>0.01304</text:p>
              </table:table-cell>
              <table:table-cell office:value-type="float" office:value="255">
                <text:p>2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3062">
                <text:p>0.013062</text:p>
              </table:table-cell>
              <table:table-cell office:value-type="float" office:value="251">
                <text:p>2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3084">
                <text:p>0.013084</text:p>
              </table:table-cell>
              <table:table-cell office:value-type="float" office:value="255">
                <text:p>2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3106">
                <text:p>0.013106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3128">
                <text:p>0.013128</text:p>
              </table:table-cell>
              <table:table-cell office:value-type="float" office:value="248">
                <text:p>24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315">
                <text:p>0.01315</text:p>
              </table:table-cell>
              <table:table-cell office:value-type="float" office:value="243">
                <text:p>24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3172">
                <text:p>0.013172</text:p>
              </table:table-cell>
              <table:table-cell office:value-type="float" office:value="240">
                <text:p>2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13194">
                <text:p>0.013194</text:p>
              </table:table-cell>
              <table:table-cell office:value-type="float" office:value="255">
                <text:p>25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3215">
                <text:p>0.013215</text:p>
              </table:table-cell>
              <table:table-cell office:value-type="float" office:value="247">
                <text:p>24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3237">
                <text:p>0.013237</text:p>
              </table:table-cell>
              <table:table-cell office:value-type="float" office:value="244">
                <text:p>24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3258">
                <text:p>0.013258</text:p>
              </table:table-cell>
              <table:table-cell office:value-type="float" office:value="240">
                <text:p>24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13279">
                <text:p>0.013279</text:p>
              </table:table-cell>
              <table:table-cell office:value-type="float" office:value="238">
                <text:p>23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3301">
                <text:p>0.013301</text:p>
              </table:table-cell>
              <table:table-cell office:value-type="float" office:value="232">
                <text:p>23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3323">
                <text:p>0.013323</text:p>
              </table:table-cell>
              <table:table-cell office:value-type="float" office:value="228">
                <text:p>22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13344">
                <text:p>0.013344</text:p>
              </table:table-cell>
              <table:table-cell office:value-type="float" office:value="224">
                <text:p>22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3365">
                <text:p>0.013365</text:p>
              </table:table-cell>
              <table:table-cell office:value-type="float" office:value="255">
                <text:p>25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3387">
                <text:p>0.013387</text:p>
              </table:table-cell>
              <table:table-cell office:value-type="float" office:value="253">
                <text:p>25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3409">
                <text:p>0.013409</text:p>
              </table:table-cell>
              <table:table-cell office:value-type="float" office:value="253">
                <text:p>25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343">
                <text:p>0.01343</text:p>
              </table:table-cell>
              <table:table-cell office:value-type="float" office:value="249">
                <text:p>24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3453">
                <text:p>0.013453</text:p>
              </table:table-cell>
              <table:table-cell office:value-type="float" office:value="239">
                <text:p>23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13475">
                <text:p>0.013475</text:p>
              </table:table-cell>
              <table:table-cell office:value-type="float" office:value="233">
                <text:p>23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3496">
                <text:p>0.013496</text:p>
              </table:table-cell>
              <table:table-cell office:value-type="float" office:value="229">
                <text:p>22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13518">
                <text:p>0.013518</text:p>
              </table:table-cell>
              <table:table-cell office:value-type="float" office:value="225">
                <text:p>22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13539">
                <text:p>0.013539</text:p>
              </table:table-cell>
              <table:table-cell office:value-type="float" office:value="223">
                <text:p>2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3561">
                <text:p>0.013561</text:p>
              </table:table-cell>
              <table:table-cell office:value-type="float" office:value="221">
                <text:p>22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13582">
                <text:p>0.013582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3603">
                <text:p>0.013603</text:p>
              </table:table-cell>
              <table:table-cell office:value-type="float" office:value="209">
                <text:p>20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3624">
                <text:p>0.013624</text:p>
              </table:table-cell>
              <table:table-cell office:value-type="float" office:value="207">
                <text:p>20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3646">
                <text:p>0.013646</text:p>
              </table:table-cell>
              <table:table-cell office:value-type="float" office:value="202">
                <text:p>2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13667">
                <text:p>0.013667</text:p>
              </table:table-cell>
              <table:table-cell office:value-type="float" office:value="199">
                <text:p>1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3688">
                <text:p>0.013688</text:p>
              </table:table-cell>
              <table:table-cell office:value-type="float" office:value="194">
                <text:p>1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3709">
                <text:p>0.013709</text:p>
              </table:table-cell>
              <table:table-cell office:value-type="float" office:value="127">
                <text:p>1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3731">
                <text:p>0.013731</text:p>
              </table:table-cell>
              <table:table-cell office:value-type="float" office:value="127">
                <text:p>1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3752">
                <text:p>0.013752</text:p>
              </table:table-cell>
              <table:table-cell office:value-type="float" office:value="127">
                <text:p>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3773">
                <text:p>0.013773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3795">
                <text:p>0.013795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3817">
                <text:p>0.013817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3838">
                <text:p>0.013838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386">
                <text:p>0.01386</text:p>
              </table:table-cell>
              <table:table-cell office:value-type="float" office:value="117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3882">
                <text:p>0.013882</text:p>
              </table:table-cell>
              <table:table-cell office:value-type="float" office:value="98">
                <text:p>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3903">
                <text:p>0.013903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3925">
                <text:p>0.013925</text:p>
              </table:table-cell>
              <table:table-cell office:value-type="float" office:value="94">
                <text:p>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3947">
                <text:p>0.013947</text:p>
              </table:table-cell>
              <table:table-cell office:value-type="float" office:value="92">
                <text:p>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3968">
                <text:p>0.013968</text:p>
              </table:table-cell>
              <table:table-cell office:value-type="float" office:value="84">
                <text:p>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13989">
                <text:p>0.013989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4011">
                <text:p>0.014011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14032">
                <text:p>0.014032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14053">
                <text:p>0.014053</text:p>
              </table:table-cell>
              <table:table-cell office:value-type="float" office:value="72">
                <text:p>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14075">
                <text:p>0.014075</text:p>
              </table:table-cell>
              <table:table-cell office:value-type="float" office:value="68">
                <text:p>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14097">
                <text:p>0.014097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4119">
                <text:p>0.014119</text:p>
              </table:table-cell>
              <table:table-cell office:value-type="float" office:value="63">
                <text:p>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1414">
                <text:p>0.01414</text:p>
              </table:table-cell>
              <table:table-cell office:value-type="float" office:value="63">
                <text:p>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14163">
                <text:p>0.014163</text:p>
              </table:table-cell>
              <table:table-cell office:value-type="float" office:value="61">
                <text:p>6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14184">
                <text:p>0.014184</text:p>
              </table:table-cell>
              <table:table-cell office:value-type="float" office:value="61">
                <text:p>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4205">
                <text:p>0.014205</text:p>
              </table:table-cell>
              <table:table-cell office:value-type="float" office:value="59">
                <text:p>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14227">
                <text:p>0.014227</text:p>
              </table:table-cell>
              <table:table-cell office:value-type="float" office:value="56">
                <text:p>5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4249">
                <text:p>0.014249</text:p>
              </table:table-cell>
              <table:table-cell office:value-type="float" office:value="47">
                <text:p>4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4271">
                <text:p>0.014271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4293">
                <text:p>0.014293</text:p>
              </table:table-cell>
              <table:table-cell office:value-type="float" office:value="41">
                <text:p>4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14314">
                <text:p>0.014314</text:p>
              </table:table-cell>
              <table:table-cell office:value-type="float" office:value="39">
                <text:p>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4335">
                <text:p>0.014335</text:p>
              </table:table-cell>
              <table:table-cell office:value-type="float" office:value="36">
                <text:p>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4357">
                <text:p>0.014357</text:p>
              </table:table-cell>
              <table:table-cell office:value-type="float" office:value="33">
                <text:p>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4378">
                <text:p>0.014378</text:p>
              </table:table-cell>
              <table:table-cell office:value-type="float" office:value="31">
                <text:p>3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4399">
                <text:p>0.014399</text:p>
              </table:table-cell>
              <table:table-cell office:value-type="float" office:value="31">
                <text:p>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1442">
                <text:p>0.01442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4442">
                <text:p>0.014442</text:p>
              </table:table-cell>
              <table:table-cell office:value-type="float" office:value="28">
                <text:p>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4464">
                <text:p>0.014464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4485">
                <text:p>0.014485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4508">
                <text:p>0.014508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14529">
                <text:p>0.014529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4551">
                <text:p>0.01455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4573">
                <text:p>0.014573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14595">
                <text:p>0.014595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4616">
                <text:p>0.014616</text:p>
              </table:table-cell>
              <table:table-cell office:value-type="float" office:value="11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4638">
                <text:p>0.014638</text:p>
              </table:table-cell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4659">
                <text:p>0.014659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4681">
                <text:p>0.014681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4703">
                <text:p>0.014703</text:p>
              </table:table-cell>
              <table:table-cell office:value-type="float" office:value="7">
                <text:p>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4725">
                <text:p>0.014725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4746">
                <text:p>0.014746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14767">
                <text:p>0.014767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4789">
                <text:p>0.014789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481">
                <text:p>0.01481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4832">
                <text:p>0.014832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4853">
                <text:p>0.014853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4875">
                <text:p>0.014875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4897">
                <text:p>0.014897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4918">
                <text:p>0.014918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4939">
                <text:p>0.01493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496">
                <text:p>0.01496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4982">
                <text:p>0.014982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5003">
                <text:p>0.015003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5025">
                <text:p>0.015025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5047">
                <text:p>0.015047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5068">
                <text:p>0.01506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15089">
                <text:p>0.015089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5111">
                <text:p>0.015111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5132">
                <text:p>0.01513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5153">
                <text:p>0.015153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5175">
                <text:p>0.015175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5197">
                <text:p>0.01519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5219">
                <text:p>0.015219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5241">
                <text:p>0.015241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5262">
                <text:p>0.015262</text:p>
              </table:table-cell>
              <table:table-cell office:value-type="float" office:value="2">
                <text:p>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15283">
                <text:p>0.015283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5305">
                <text:p>0.015305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15327">
                <text:p>0.015327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5349">
                <text:p>0.015349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537">
                <text:p>0.01537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15391">
                <text:p>0.015391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5413">
                <text:p>0.015413</text:p>
              </table:table-cell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5435">
                <text:p>0.015435</text:p>
              </table:table-cell>
              <table:table-cell office:value-type="float" office:value="14">
                <text:p>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5456">
                <text:p>0.015456</text:p>
              </table:table-cell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15478">
                <text:p>0.015478</text:p>
              </table:table-cell>
              <table:table-cell office:value-type="float" office:value="16">
                <text:p>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5501">
                <text:p>0.015501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5523">
                <text:p>0.015523</text:p>
              </table:table-cell>
              <table:table-cell office:value-type="float" office:value="19">
                <text:p>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5544">
                <text:p>0.015544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15567">
                <text:p>0.015567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5588">
                <text:p>0.015588</text:p>
              </table:table-cell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561">
                <text:p>0.01561</text:p>
              </table:table-cell>
              <table:table-cell office:value-type="float" office:value="31">
                <text:p>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5632">
                <text:p>0.015632</text:p>
              </table:table-cell>
              <table:table-cell office:value-type="float" office:value="31">
                <text:p>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5654">
                <text:p>0.015654</text:p>
              </table:table-cell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5675">
                <text:p>0.015675</text:p>
              </table:table-cell>
              <table:table-cell office:value-type="float" office:value="34">
                <text:p>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5696">
                <text:p>0.015696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5718">
                <text:p>0.015718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5739">
                <text:p>0.015739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576">
                <text:p>0.01576</text:p>
              </table:table-cell>
              <table:table-cell office:value-type="float" office:value="46">
                <text:p>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15783">
                <text:p>0.015783</text:p>
              </table:table-cell>
              <table:table-cell office:value-type="float" office:value="47">
                <text:p>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5804">
                <text:p>0.015804</text:p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15826">
                <text:p>0.015826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5847">
                <text:p>0.015847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5868">
                <text:p>0.01586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589">
                <text:p>0.0158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5911">
                <text:p>0.015911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5932">
                <text:p>0.015932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5953">
                <text:p>0.015953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5975">
                <text:p>0.015975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5997">
                <text:p>0.015997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6018">
                <text:p>0.016018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1604">
                <text:p>0.01604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6061">
                <text:p>0.016061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6083">
                <text:p>0.016083</text:p>
              </table:table-cell>
              <table:table-cell office:value-type="float" office:value="92">
                <text:p>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6104">
                <text:p>0.016104</text:p>
              </table:table-cell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6125">
                <text:p>0.016125</text:p>
              </table:table-cell>
              <table:table-cell office:value-type="float" office:value="95">
                <text:p>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6147">
                <text:p>0.016147</text:p>
              </table:table-cell>
              <table:table-cell office:value-type="float" office:value="114">
                <text:p>1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6168">
                <text:p>0.016168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619">
                <text:p>0.01619</text:p>
              </table:table-cell>
              <table:table-cell office:value-type="float" office:value="104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6211">
                <text:p>0.016211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6233">
                <text:p>0.016233</text:p>
              </table:table-cell>
              <table:table-cell office:value-type="float" office:value="120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6255">
                <text:p>0.016255</text:p>
              </table:table-cell>
              <table:table-cell office:value-type="float" office:value="124">
                <text:p>1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6277">
                <text:p>0.016277</text:p>
              </table:table-cell>
              <table:table-cell office:value-type="float" office:value="127">
                <text:p>1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16299">
                <text:p>0.016299</text:p>
              </table:table-cell>
              <table:table-cell office:value-type="float" office:value="127">
                <text:p>1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632">
                <text:p>0.01632</text:p>
              </table:table-cell>
              <table:table-cell office:value-type="float" office:value="127">
                <text:p>1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16342">
                <text:p>0.016342</text:p>
              </table:table-cell>
              <table:table-cell office:value-type="float" office:value="195">
                <text:p>1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6364">
                <text:p>0.016364</text:p>
              </table:table-cell>
              <table:table-cell office:value-type="float" office:value="199">
                <text:p>1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6386">
                <text:p>0.016386</text:p>
              </table:table-cell>
              <table:table-cell office:value-type="float" office:value="202">
                <text:p>2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6408">
                <text:p>0.016408</text:p>
              </table:table-cell>
              <table:table-cell office:value-type="float" office:value="207">
                <text:p>2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6429">
                <text:p>0.016429</text:p>
              </table:table-cell>
              <table:table-cell office:value-type="float" office:value="209">
                <text:p>2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645">
                <text:p>0.01645</text:p>
              </table:table-cell>
              <table:table-cell office:value-type="float" office:value="213">
                <text:p>2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6472">
                <text:p>0.016472</text:p>
              </table:table-cell>
              <table:table-cell office:value-type="float" office:value="222">
                <text:p>2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16493">
                <text:p>0.016493</text:p>
              </table:table-cell>
              <table:table-cell office:value-type="float" office:value="223">
                <text:p>2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6515">
                <text:p>0.016515</text:p>
              </table:table-cell>
              <table:table-cell office:value-type="float" office:value="225">
                <text:p>2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6536">
                <text:p>0.016536</text:p>
              </table:table-cell>
              <table:table-cell office:value-type="float" office:value="229">
                <text:p>2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16557">
                <text:p>0.016557</text:p>
              </table:table-cell>
              <table:table-cell office:value-type="float" office:value="233">
                <text:p>2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6579">
                <text:p>0.016579</text:p>
              </table:table-cell>
              <table:table-cell office:value-type="float" office:value="239">
                <text:p>2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166">
                <text:p>0.0166</text:p>
              </table:table-cell>
              <table:table-cell office:value-type="float" office:value="249">
                <text:p>2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16623">
                <text:p>0.016623</text:p>
              </table:table-cell>
              <table:table-cell office:value-type="float" office:value="253">
                <text:p>2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6644">
                <text:p>0.016644</text:p>
              </table:table-cell>
              <table:table-cell office:value-type="float" office:value="253">
                <text:p>2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6666">
                <text:p>0.016666</text:p>
              </table:table-cell>
              <table:table-cell office:value-type="float" office:value="255">
                <text:p>2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6687">
                <text:p>0.016687</text:p>
              </table:table-cell>
              <table:table-cell office:value-type="float" office:value="224">
                <text:p>2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671">
                <text:p>0.01671</text:p>
              </table:table-cell>
              <table:table-cell office:value-type="float" office:value="228">
                <text:p>2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16731">
                <text:p>0.016731</text:p>
              </table:table-cell>
              <table:table-cell office:value-type="float" office:value="232">
                <text:p>2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6753">
                <text:p>0.016753</text:p>
              </table:table-cell>
              <table:table-cell office:value-type="float" office:value="238">
                <text:p>2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6774">
                <text:p>0.016774</text:p>
              </table:table-cell>
              <table:table-cell office:value-type="float" office:value="240">
                <text:p>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6796">
                <text:p>0.016796</text:p>
              </table:table-cell>
              <table:table-cell office:value-type="float" office:value="244">
                <text:p>2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16817">
                <text:p>0.016817</text:p>
              </table:table-cell>
              <table:table-cell office:value-type="float" office:value="252">
                <text:p>2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6839">
                <text:p>0.016839</text:p>
              </table:table-cell>
              <table:table-cell office:value-type="float" office:value="254">
                <text:p>2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16861">
                <text:p>0.016861</text:p>
              </table:table-cell>
              <table:table-cell office:value-type="float" office:value="240">
                <text:p>2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6882">
                <text:p>0.016882</text:p>
              </table:table-cell>
              <table:table-cell office:value-type="float" office:value="244">
                <text:p>2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6904">
                <text:p>0.016904</text:p>
              </table:table-cell>
              <table:table-cell office:value-type="float" office:value="247">
                <text:p>2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16926">
                <text:p>0.016926</text:p>
              </table:table-cell>
              <table:table-cell office:value-type="float" office:value="251">
                <text:p>2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6948">
                <text:p>0.016948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16969">
                <text:p>0.016969</text:p>
              </table:table-cell>
              <table:table-cell office:value-type="float" office:value="251">
                <text:p>2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6992">
                <text:p>0.016992</text:p>
              </table:table-cell>
              <table:table-cell office:value-type="float" office:value="255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17014">
                <text:p>0.017014</text:p>
              </table:table-cell>
              <table:table-cell office:value-type="float" office:value="254">
                <text:p>2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17035">
                <text:p>0.017035</text:p>
              </table:table-cell>
              <table:table-cell office:value-type="float" office:value="255">
                <text:p>2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7057">
                <text:p>0.017057</text:p>
              </table:table-cell>
              <table:table-cell office:value-type="float" office:value="258">
                <text:p>2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7078">
                <text:p>0.017078</text:p>
              </table:table-cell>
              <table:table-cell office:value-type="float" office:value="263">
                <text:p>2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171">
                <text:p>0.0171</text:p>
              </table:table-cell>
              <table:table-cell office:value-type="float" office:value="265">
                <text:p>2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7121">
                <text:p>0.017121</text:p>
              </table:table-cell>
              <table:table-cell office:value-type="float" office:value="269">
                <text:p>2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7142">
                <text:p>0.017142</text:p>
              </table:table-cell>
              <table:table-cell office:value-type="float" office:value="272">
                <text:p>2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17164">
                <text:p>0.017164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17185">
                <text:p>0.017185</text:p>
              </table:table-cell>
              <table:table-cell office:value-type="float" office:value="280">
                <text:p>2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17207">
                <text:p>0.017207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7228">
                <text:p>0.017228</text:p>
              </table:table-cell>
              <table:table-cell office:value-type="float" office:value="287">
                <text:p>2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1725">
                <text:p>0.01725</text:p>
              </table:table-cell>
              <table:table-cell office:value-type="float" office:value="290">
                <text:p>2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17271">
                <text:p>0.017271</text:p>
              </table:table-cell>
              <table:table-cell office:value-type="float" office:value="293">
                <text:p>2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17292">
                <text:p>0.017292</text:p>
              </table:table-cell>
              <table:table-cell office:value-type="float" office:value="296">
                <text:p>2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17315">
                <text:p>0.017315</text:p>
              </table:table-cell>
              <table:table-cell office:value-type="float" office:value="299">
                <text:p>2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7337">
                <text:p>0.017337</text:p>
              </table:table-cell>
              <table:table-cell office:value-type="float" office:value="303">
                <text:p>3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17359">
                <text:p>0.017359</text:p>
              </table:table-cell>
              <table:table-cell office:value-type="float" office:value="306">
                <text:p>3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738">
                <text:p>0.01738</text:p>
              </table:table-cell>
              <table:table-cell office:value-type="float" office:value="309">
                <text:p>3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7402">
                <text:p>0.017402</text:p>
              </table:table-cell>
              <table:table-cell office:value-type="float" office:value="316">
                <text:p>3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7423">
                <text:p>0.017423</text:p>
              </table:table-cell>
              <table:table-cell office:value-type="float" office:value="319">
                <text:p>3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17445">
                <text:p>0.017445</text:p>
              </table:table-cell>
              <table:table-cell office:value-type="float" office:value="319">
                <text:p>3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7467">
                <text:p>0.017467</text:p>
              </table:table-cell>
              <table:table-cell office:value-type="float" office:value="321">
                <text:p>3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17488">
                <text:p>0.017488</text:p>
              </table:table-cell>
              <table:table-cell office:value-type="float" office:value="324">
                <text:p>3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1751">
                <text:p>0.01751</text:p>
              </table:table-cell>
              <table:table-cell office:value-type="float" office:value="327">
                <text:p>3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17531">
                <text:p>0.017531</text:p>
              </table:table-cell>
              <table:table-cell office:value-type="float" office:value="330">
                <text:p>3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7553">
                <text:p>0.017553</text:p>
              </table:table-cell>
              <table:table-cell office:value-type="float" office:value="334">
                <text:p>3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7574">
                <text:p>0.017574</text:p>
              </table:table-cell>
              <table:table-cell office:value-type="float" office:value="335">
                <text:p>3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17595">
                <text:p>0.017595</text:p>
              </table:table-cell>
              <table:table-cell office:value-type="float" office:value="338">
                <text:p>3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17617">
                <text:p>0.017617</text:p>
              </table:table-cell>
              <table:table-cell office:value-type="float" office:value="340">
                <text:p>3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17639">
                <text:p>0.017639</text:p>
              </table:table-cell>
              <table:table-cell office:value-type="float" office:value="343">
                <text:p>3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1766">
                <text:p>0.01766</text:p>
              </table:table-cell>
              <table:table-cell office:value-type="float" office:value="348">
                <text:p>3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17682">
                <text:p>0.017682</text:p>
              </table:table-cell>
              <table:table-cell office:value-type="float" office:value="351">
                <text:p>3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17704">
                <text:p>0.017704</text:p>
              </table:table-cell>
              <table:table-cell office:value-type="float" office:value="351">
                <text:p>3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7725">
                <text:p>0.017725</text:p>
              </table:table-cell>
              <table:table-cell office:value-type="float" office:value="368">
                <text:p>3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7747">
                <text:p>0.017747</text:p>
              </table:table-cell>
              <table:table-cell office:value-type="float" office:value="354">
                <text:p>3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7768">
                <text:p>0.017768</text:p>
              </table:table-cell>
              <table:table-cell office:value-type="float" office:value="356">
                <text:p>3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1779">
                <text:p>0.01779</text:p>
              </table:table-cell>
              <table:table-cell office:value-type="float" office:value="375">
                <text:p>3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7811">
                <text:p>0.017811</text:p>
              </table:table-cell>
              <table:table-cell office:value-type="float" office:value="375">
                <text:p>3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7833">
                <text:p>0.017833</text:p>
              </table:table-cell>
              <table:table-cell office:value-type="float" office:value="377">
                <text:p>3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17854">
                <text:p>0.017854</text:p>
              </table:table-cell>
              <table:table-cell office:value-type="float" office:value="379">
                <text:p>3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17876">
                <text:p>0.017876</text:p>
              </table:table-cell>
              <table:table-cell office:value-type="float" office:value="367">
                <text:p>3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7897">
                <text:p>0.017897</text:p>
              </table:table-cell>
              <table:table-cell office:value-type="float" office:value="367">
                <text:p>3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17919">
                <text:p>0.017919</text:p>
              </table:table-cell>
              <table:table-cell office:value-type="float" office:value="376">
                <text:p>3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17941">
                <text:p>0.017941</text:p>
              </table:table-cell>
              <table:table-cell office:value-type="float" office:value="378">
                <text:p>3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7962">
                <text:p>0.017962</text:p>
              </table:table-cell>
              <table:table-cell office:value-type="float" office:value="379">
                <text:p>3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7984">
                <text:p>0.017984</text:p>
              </table:table-cell>
              <table:table-cell office:value-type="float" office:value="380">
                <text:p>3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18005">
                <text:p>0.018005</text:p>
              </table:table-cell>
              <table:table-cell office:value-type="float" office:value="383">
                <text:p>3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18026">
                <text:p>0.018026</text:p>
              </table:table-cell>
              <table:table-cell office:value-type="float" office:value="380">
                <text:p>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18049">
                <text:p>0.018049</text:p>
              </table:table-cell>
              <table:table-cell office:value-type="float" office:value="380">
                <text:p>3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8079">
                <text:p>0.018079</text:p>
              </table:table-cell>
              <table:table-cell office:value-type="float" office:value="381">
                <text:p>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1811">
                <text:p>0.01811</text:p>
              </table:table-cell>
              <table:table-cell office:value-type="float" office:value="383">
                <text:p>3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1814">
                <text:p>0.01814</text:p>
              </table:table-cell>
              <table:table-cell office:value-type="float" office:value="382">
                <text:p>3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1817">
                <text:p>0.01817</text:p>
              </table:table-cell>
              <table:table-cell office:value-type="float" office:value="383">
                <text:p>3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82">
                <text:p>0.0182</text:p>
              </table:table-cell>
              <table:table-cell office:value-type="float" office:value="383">
                <text:p>3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18231">
                <text:p>0.018231</text:p>
              </table:table-cell>
              <table:table-cell office:value-type="float" office:value="383">
                <text:p>3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8261">
                <text:p>0.018261</text:p>
              </table:table-cell>
              <table:table-cell office:value-type="float" office:value="383">
                <text:p>3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8291">
                <text:p>0.018291</text:p>
              </table:table-cell>
              <table:table-cell office:value-type="float" office:value="383">
                <text:p>3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18321">
                <text:p>0.018321</text:p>
              </table:table-cell>
              <table:table-cell office:value-type="float" office:value="448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18352">
                <text:p>0.018352</text:p>
              </table:table-cell>
              <table:table-cell office:value-type="float" office:value="448">
                <text:p>4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8382">
                <text:p>0.018382</text:p>
              </table:table-cell>
              <table:table-cell office:value-type="float" office:value="448">
                <text:p>4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8412">
                <text:p>0.018412</text:p>
              </table:table-cell>
              <table:table-cell office:value-type="float" office:value="448">
                <text:p>4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18443">
                <text:p>0.018443</text:p>
              </table:table-cell>
              <table:table-cell office:value-type="float" office:value="448">
                <text:p>4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8473">
                <text:p>0.018473</text:p>
              </table:table-cell>
              <table:table-cell office:value-type="float" office:value="448">
                <text:p>4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18503">
                <text:p>0.018503</text:p>
              </table:table-cell>
              <table:table-cell office:value-type="float" office:value="448">
                <text:p>4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18533">
                <text:p>0.018533</text:p>
              </table:table-cell>
              <table:table-cell office:value-type="float" office:value="383">
                <text:p>3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18564">
                <text:p>0.018564</text:p>
              </table:table-cell>
              <table:table-cell office:value-type="float" office:value="383">
                <text:p>3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18594">
                <text:p>0.018594</text:p>
              </table:table-cell>
              <table:table-cell office:value-type="float" office:value="383">
                <text:p>3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8624">
                <text:p>0.018624</text:p>
              </table:table-cell>
              <table:table-cell office:value-type="float" office:value="383">
                <text:p>3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8654">
                <text:p>0.018654</text:p>
              </table:table-cell>
              <table:table-cell office:value-type="float" office:value="382">
                <text:p>3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18684">
                <text:p>0.018684</text:p>
              </table:table-cell>
              <table:table-cell office:value-type="float" office:value="383">
                <text:p>3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8714">
                <text:p>0.018714</text:p>
              </table:table-cell>
              <table:table-cell office:value-type="float" office:value="382">
                <text:p>3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18744">
                <text:p>0.018744</text:p>
              </table:table-cell>
              <table:table-cell office:value-type="float" office:value="380">
                <text:p>3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18774">
                <text:p>0.018774</text:p>
              </table:table-cell>
              <table:table-cell office:value-type="float" office:value="380">
                <text:p>3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8804">
                <text:p>0.018804</text:p>
              </table:table-cell>
              <table:table-cell office:value-type="float" office:value="383">
                <text:p>3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18834">
                <text:p>0.018834</text:p>
              </table:table-cell>
              <table:table-cell office:value-type="float" office:value="380">
                <text:p>3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8865">
                <text:p>0.018865</text:p>
              </table:table-cell>
              <table:table-cell office:value-type="float" office:value="379">
                <text:p>3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18895">
                <text:p>0.018895</text:p>
              </table:table-cell>
              <table:table-cell office:value-type="float" office:value="376">
                <text:p>3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8941">
                <text:p>0.018941</text:p>
              </table:table-cell>
              <table:table-cell office:value-type="float" office:value="367">
                <text:p>3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18972">
                <text:p>0.018972</text:p>
              </table:table-cell>
              <table:table-cell office:value-type="float" office:value="367">
                <text:p>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19004">
                <text:p>0.019004</text:p>
              </table:table-cell>
              <table:table-cell office:value-type="float" office:value="362">
                <text:p>3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9034">
                <text:p>0.019034</text:p>
              </table:table-cell>
              <table:table-cell office:value-type="float" office:value="376">
                <text:p>3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19063">
                <text:p>0.019063</text:p>
              </table:table-cell>
              <table:table-cell office:value-type="float" office:value="375">
                <text:p>3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19093">
                <text:p>0.019093</text:p>
              </table:table-cell>
              <table:table-cell office:value-type="float" office:value="371">
                <text:p>3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19124">
                <text:p>0.019124</text:p>
              </table:table-cell>
              <table:table-cell office:value-type="float" office:value="368">
                <text:p>3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19154">
                <text:p>0.019154</text:p>
              </table:table-cell>
              <table:table-cell office:value-type="float" office:value="351">
                <text:p>3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9184">
                <text:p>0.019184</text:p>
              </table:table-cell>
              <table:table-cell office:value-type="float" office:value="351">
                <text:p>3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19214">
                <text:p>0.019214</text:p>
              </table:table-cell>
              <table:table-cell office:value-type="float" office:value="348">
                <text:p>3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19244">
                <text:p>0.019244</text:p>
              </table:table-cell>
              <table:table-cell office:value-type="float" office:value="341">
                <text:p>3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19274">
                <text:p>0.019274</text:p>
              </table:table-cell>
              <table:table-cell office:value-type="float" office:value="338">
                <text:p>3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19304">
                <text:p>0.019304</text:p>
              </table:table-cell>
              <table:table-cell office:value-type="float" office:value="336">
                <text:p>3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19335">
                <text:p>0.019335</text:p>
              </table:table-cell>
              <table:table-cell office:value-type="float" office:value="334">
                <text:p>3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9365">
                <text:p>0.019365</text:p>
              </table:table-cell>
              <table:table-cell office:value-type="float" office:value="330">
                <text:p>3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19395">
                <text:p>0.019395</text:p>
              </table:table-cell>
              <table:table-cell office:value-type="float" office:value="327">
                <text:p>3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19426">
                <text:p>0.019426</text:p>
              </table:table-cell>
              <table:table-cell office:value-type="float" office:value="323">
                <text:p>3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9456">
                <text:p>0.019456</text:p>
              </table:table-cell>
              <table:table-cell office:value-type="float" office:value="319">
                <text:p>31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9486">
                <text:p>0.019486</text:p>
              </table:table-cell>
              <table:table-cell office:value-type="float" office:value="319">
                <text:p>3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9516">
                <text:p>0.019516</text:p>
              </table:table-cell>
              <table:table-cell office:value-type="float" office:value="316">
                <text:p>3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9546">
                <text:p>0.019546</text:p>
              </table:table-cell>
              <table:table-cell office:value-type="float" office:value="316">
                <text:p>3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9576">
                <text:p>0.019576</text:p>
              </table:table-cell>
              <table:table-cell office:value-type="float" office:value="304">
                <text:p>3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19606">
                <text:p>0.019606</text:p>
              </table:table-cell>
              <table:table-cell office:value-type="float" office:value="302">
                <text:p>3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19636">
                <text:p>0.019636</text:p>
              </table:table-cell>
              <table:table-cell office:value-type="float" office:value="296">
                <text:p>2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19666">
                <text:p>0.019666</text:p>
              </table:table-cell>
              <table:table-cell office:value-type="float" office:value="292">
                <text:p>2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19697">
                <text:p>0.019697</text:p>
              </table:table-cell>
              <table:table-cell office:value-type="float" office:value="288">
                <text:p>2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19727">
                <text:p>0.019727</text:p>
              </table:table-cell>
              <table:table-cell office:value-type="float" office:value="287">
                <text:p>2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19757">
                <text:p>0.019757</text:p>
              </table:table-cell>
              <table:table-cell office:value-type="float" office:value="280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9787">
                <text:p>0.019787</text:p>
              </table:table-cell>
              <table:table-cell office:value-type="float" office:value="276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19818">
                <text:p>0.019818</text:p>
              </table:table-cell>
              <table:table-cell office:value-type="float" office:value="272">
                <text:p>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19848">
                <text:p>0.019848</text:p>
              </table:table-cell>
              <table:table-cell office:value-type="float" office:value="267">
                <text:p>2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19878">
                <text:p>0.019878</text:p>
              </table:table-cell>
              <table:table-cell office:value-type="float" office:value="263">
                <text:p>2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9908">
                <text:p>0.019908</text:p>
              </table:table-cell>
              <table:table-cell office:value-type="float" office:value="258">
                <text:p>2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19938">
                <text:p>0.019938</text:p>
              </table:table-cell>
              <table:table-cell office:value-type="float" office:value="255">
                <text:p>2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19968">
                <text:p>0.019968</text:p>
              </table:table-cell>
              <table:table-cell office:value-type="float" office:value="253">
                <text:p>25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19998">
                <text:p>0.019998</text:p>
              </table:table-cell>
              <table:table-cell office:value-type="float" office:value="252">
                <text:p>2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20028">
                <text:p>0.020028</text:p>
              </table:table-cell>
              <table:table-cell office:value-type="float" office:value="248">
                <text:p>24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20058">
                <text:p>0.020058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20088">
                <text:p>0.020088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20118">
                <text:p>0.020118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20149">
                <text:p>0.020149</text:p>
              </table:table-cell>
              <table:table-cell office:value-type="float" office:value="255">
                <text:p>25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20179">
                <text:p>0.020179</text:p>
              </table:table-cell>
              <table:table-cell office:value-type="float" office:value="253">
                <text:p>25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2021">
                <text:p>0.02021</text:p>
              </table:table-cell>
              <table:table-cell office:value-type="float" office:value="244">
                <text:p>24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2024">
                <text:p>0.02024</text:p>
              </table:table-cell>
              <table:table-cell office:value-type="float" office:value="240">
                <text:p>24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20271">
                <text:p>0.020271</text:p>
              </table:table-cell>
              <table:table-cell office:value-type="float" office:value="235">
                <text:p>23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20301">
                <text:p>0.020301</text:p>
              </table:table-cell>
              <table:table-cell office:value-type="float" office:value="231">
                <text:p>23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20331">
                <text:p>0.020331</text:p>
              </table:table-cell>
              <table:table-cell office:value-type="float" office:value="226">
                <text:p>22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20361">
                <text:p>0.020361</text:p>
              </table:table-cell>
              <table:table-cell office:value-type="float" office:value="255">
                <text:p>2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20391">
                <text:p>0.020391</text:p>
              </table:table-cell>
              <table:table-cell office:value-type="float" office:value="253">
                <text:p>253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20421">
                <text:p>0.020421</text:p>
              </table:table-cell>
              <table:table-cell office:value-type="float" office:value="252">
                <text:p>25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20452">
                <text:p>0.020452</text:p>
              </table:table-cell>
              <table:table-cell office:value-type="float" office:value="239">
                <text:p>23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20482">
                <text:p>0.020482</text:p>
              </table:table-cell>
              <table:table-cell office:value-type="float" office:value="234">
                <text:p>23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20512">
                <text:p>0.020512</text:p>
              </table:table-cell>
              <table:table-cell office:value-type="float" office:value="229">
                <text:p>22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20543">
                <text:p>0.020543</text:p>
              </table:table-cell>
              <table:table-cell office:value-type="float" office:value="225">
                <text:p>22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20573">
                <text:p>0.020573</text:p>
              </table:table-cell>
              <table:table-cell office:value-type="float" office:value="222">
                <text:p>2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20604">
                <text:p>0.020604</text:p>
              </table:table-cell>
              <table:table-cell office:value-type="float" office:value="215">
                <text:p>2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20634">
                <text:p>0.020634</text:p>
              </table:table-cell>
              <table:table-cell office:value-type="float" office:value="211">
                <text:p>21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20664">
                <text:p>0.020664</text:p>
              </table:table-cell>
              <table:table-cell office:value-type="float" office:value="207">
                <text:p>20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20694">
                <text:p>0.020694</text:p>
              </table:table-cell>
              <table:table-cell office:value-type="float" office:value="201">
                <text:p>2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20724">
                <text:p>0.020724</text:p>
              </table:table-cell>
              <table:table-cell office:value-type="float" office:value="197">
                <text:p>1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20754">
                <text:p>0.020754</text:p>
              </table:table-cell>
              <table:table-cell office:value-type="float" office:value="192">
                <text:p>1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20784">
                <text:p>0.020784</text:p>
              </table:table-cell>
              <table:table-cell office:value-type="float" office:value="126">
                <text:p>1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20815">
                <text:p>0.020815</text:p>
              </table:table-cell>
              <table:table-cell office:value-type="float" office:value="127">
                <text:p>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20845">
                <text:p>0.020845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20875">
                <text:p>0.020875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20905">
                <text:p>0.020905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20935">
                <text:p>0.020935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20966">
                <text:p>0.020966</text:p>
              </table:table-cell>
              <table:table-cell office:value-type="float" office:value="97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20997">
                <text:p>0.020997</text:p>
              </table:table-cell>
              <table:table-cell office:value-type="float" office:value="95">
                <text:p>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21027">
                <text:p>0.021027</text:p>
              </table:table-cell>
              <table:table-cell office:value-type="float" office:value="94">
                <text:p>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21058">
                <text:p>0.021058</text:p>
              </table:table-cell>
              <table:table-cell office:value-type="float" office:value="87">
                <text:p>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21088">
                <text:p>0.021088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21118">
                <text:p>0.021118</text:p>
              </table:table-cell>
              <table:table-cell office:value-type="float" office:value="79">
                <text:p>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21149">
                <text:p>0.021149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21179">
                <text:p>0.021179</text:p>
              </table:table-cell>
              <table:table-cell office:value-type="float" office:value="71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21209">
                <text:p>0.021209</text:p>
              </table:table-cell>
              <table:table-cell office:value-type="float" office:value="67">
                <text:p>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21239">
                <text:p>0.021239</text:p>
              </table:table-cell>
              <table:table-cell office:value-type="float" office:value="63">
                <text:p>6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2127">
                <text:p>0.02127</text:p>
              </table:table-cell>
              <table:table-cell office:value-type="float" office:value="63">
                <text:p>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213">
                <text:p>0.0213</text:p>
              </table:table-cell>
              <table:table-cell office:value-type="float" office:value="60">
                <text:p>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21331">
                <text:p>0.021331</text:p>
              </table:table-cell>
              <table:table-cell office:value-type="float" office:value="53">
                <text:p>5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21361">
                <text:p>0.021361</text:p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21391">
                <text:p>0.021391</text:p>
              </table:table-cell>
              <table:table-cell office:value-type="float" office:value="47">
                <text:p>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21421">
                <text:p>0.021421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21451">
                <text:p>0.021451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21482">
                <text:p>0.021482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21512">
                <text:p>0.021512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21542">
                <text:p>0.021542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21572">
                <text:p>0.021572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21602">
                <text:p>0.021602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21632">
                <text:p>0.021632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21662">
                <text:p>0.021662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21692">
                <text:p>0.021692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21722">
                <text:p>0.021722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21752">
                <text:p>0.02175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21783">
                <text:p>0.021783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21813">
                <text:p>0.021813</text:p>
              </table:table-cell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21843">
                <text:p>0.021843</text:p>
              </table:table-cell>
              <table:table-cell office:value-type="float" office:value="10">
                <text:p>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21874">
                <text:p>0.021874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21904">
                <text:p>0.021904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21934">
                <text:p>0.021934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21964">
                <text:p>0.021964</text:p>
              </table:table-cell>
              <table:table-cell office:value-type="float" office:value="4">
                <text:p>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21994">
                <text:p>0.021994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22024">
                <text:p>0.022024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22054">
                <text:p>0.022054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22084">
                <text:p>0.02208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22113">
                <text:p>0.022113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22143">
                <text:p>0.022143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22174">
                <text:p>0.02217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22204">
                <text:p>0.022204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22234">
                <text:p>0.022234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22264">
                <text:p>0.022264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22295">
                <text:p>0.022295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22325">
                <text:p>0.02232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22355">
                <text:p>0.022355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22385">
                <text:p>0.022385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22415">
                <text:p>0.022415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22445">
                <text:p>0.022445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22475">
                <text:p>0.022475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22505">
                <text:p>0.022505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22535">
                <text:p>0.022535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22564">
                <text:p>0.022564</text:p>
              </table:table-cell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22595">
                <text:p>0.022595</text:p>
              </table:table-cell>
              <table:table-cell office:value-type="float" office:value="3">
                <text:p>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22625">
                <text:p>0.022625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22656">
                <text:p>0.022656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22686">
                <text:p>0.022686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22717">
                <text:p>0.022717</text:p>
              </table:table-cell>
              <table:table-cell office:value-type="float" office:value="9">
                <text:p>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22747">
                <text:p>0.022747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22777">
                <text:p>0.022777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22807">
                <text:p>0.022807</text:p>
              </table:table-cell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22839">
                <text:p>0.022839</text:p>
              </table:table-cell>
              <table:table-cell office:value-type="float" office:value="16">
                <text:p>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2287">
                <text:p>0.02287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22901">
                <text:p>0.022901</text:p>
              </table:table-cell>
              <table:table-cell office:value-type="float" office:value="23">
                <text:p>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22932">
                <text:p>0.022932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22962">
                <text:p>0.022962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22992">
                <text:p>0.022992</text:p>
              </table:table-cell>
              <table:table-cell office:value-type="float" office:value="31">
                <text:p>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23022">
                <text:p>0.023022</text:p>
              </table:table-cell>
              <table:table-cell office:value-type="float" office:value="33">
                <text:p>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23052">
                <text:p>0.023052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3084">
                <text:p>0.023084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23114">
                <text:p>0.023114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23144">
                <text:p>0.023144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23174">
                <text:p>0.023174</text:p>
              </table:table-cell>
              <table:table-cell office:value-type="float" office:value="48">
                <text:p>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23205">
                <text:p>0.023205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23235">
                <text:p>0.023235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23262">
                <text:p>0.0232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23277">
                <text:p>0.02327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23293">
                <text:p>0.02329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23308">
                <text:p>0.023308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23323">
                <text:p>0.023323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23338">
                <text:p>0.0233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23353">
                <text:p>0.023353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23368">
                <text:p>0.023368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23383">
                <text:p>0.023383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23398">
                <text:p>0.023398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23413">
                <text:p>0.023413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23428">
                <text:p>0.023428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23445">
                <text:p>0.023445</text:p>
              </table:table-cell>
              <table:table-cell office:value-type="float" office:value="88">
                <text:p>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2346">
                <text:p>0.02346</text:p>
              </table:table-cell>
              <table:table-cell office:value-type="float" office:value="89">
                <text:p>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23475">
                <text:p>0.023475</text:p>
              </table:table-cell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2349">
                <text:p>0.02349</text:p>
              </table:table-cell>
              <table:table-cell office:value-type="float" office:value="95">
                <text:p>95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